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-PAYL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table:formula="of:=AVERAGE([.C2:.C118])" office:value-type="float" office:value="0.119332877890521" calcext:value-type="float">
            <text:p>0.1193328779</text:p>
          </table:table-cell>
          <table:table-cell table:formula="of:=AVERAGE([.D2:.D118])" office:value-type="float" office:value="0.207714197171812" calcext:value-type="float">
            <text:p>0.2077141972</text:p>
          </table:table-cell>
          <table:table-cell table:number-columns-repeated="6"/>
        </table:table-row>
        <table:table-row table:style-name="ro1">
          <table:table-cell office:value-type="float" office:value="0.994444444444" calcext:value-type="float">
            <text:p>0.9944444444</text:p>
          </table:table-cell>
          <table:table-cell office:value-type="float" office:value="53.3891881109" calcext:value-type="float">
            <text:p>53.3891881109</text:p>
          </table:table-cell>
          <table:table-cell office:value-type="float" office:value="0.127508660844" calcext:value-type="float">
            <text:p>0.1275086608</text:p>
          </table:table-cell>
          <table:table-cell office:value-type="float" office:value="0.20937977813" calcext:value-type="float">
            <text:p>0.2093797781</text:p>
          </table:table-cell>
          <table:table-cell table:number-columns-repeated="3"/>
          <table:table-cell table:formula="of:=[.A2]" office:value-type="float" office:value="0.994444444444" calcext:value-type="float">
            <text:p>0.9944444444</text:p>
          </table:table-cell>
          <table:table-cell/>
          <table:table-cell table:formula="of:=[.B2]" office:value-type="float" office:value="53.3891881109" calcext:value-type="float">
            <text:p>53.3891881109</text:p>
          </table:table-cell>
        </table:table-row>
        <table:table-row table:style-name="ro1">
          <table:table-cell office:value-type="float" office:value="0.961111111111" calcext:value-type="float">
            <text:p>0.9611111111</text:p>
          </table:table-cell>
          <table:table-cell office:value-type="float" office:value="53.3413125873" calcext:value-type="float">
            <text:p>53.3413125873</text:p>
          </table:table-cell>
          <table:table-cell office:value-type="float" office:value="0.127455963838" calcext:value-type="float">
            <text:p>0.1274559638</text:p>
          </table:table-cell>
          <table:table-cell office:value-type="float" office:value="0.207690468648" calcext:value-type="float">
            <text:p>0.207690468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]" office:value-type="float" office:value="0.961111111111" calcext:value-type="float">
            <text:p>0.9611111111</text:p>
          </table:table-cell>
          <table:table-cell office:value-type="string" calcext:value-type="string">
            <text:p>,</text:p>
          </table:table-cell>
          <table:table-cell table:formula="of:=[.B3]" office:value-type="float" office:value="53.3413125873" calcext:value-type="float">
            <text:p>53.3413125873</text:p>
          </table:table-cell>
        </table:table-row>
        <table:table-row table:style-name="ro1">
          <table:table-cell office:value-type="float" office:value="0.947222222222" calcext:value-type="float">
            <text:p>0.9472222222</text:p>
          </table:table-cell>
          <table:table-cell office:value-type="float" office:value="53.2974266906" calcext:value-type="float">
            <text:p>53.2974266906</text:p>
          </table:table-cell>
          <table:table-cell office:value-type="float" office:value="0.127277007299" calcext:value-type="float">
            <text:p>0.1272770073</text:p>
          </table:table-cell>
          <table:table-cell office:value-type="float" office:value="0.207879489074" calcext:value-type="float">
            <text:p>0.207879489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]" office:value-type="float" office:value="0.947222222222" calcext:value-type="float">
            <text:p>0.9472222222</text:p>
          </table:table-cell>
          <table:table-cell office:value-type="string" calcext:value-type="string">
            <text:p>,</text:p>
          </table:table-cell>
          <table:table-cell table:formula="of:=[.B4]" office:value-type="float" office:value="53.2974266906" calcext:value-type="float">
            <text:p>53.2974266906</text:p>
          </table:table-cell>
        </table:table-row>
        <table:table-row table:style-name="ro1">
          <table:table-cell office:value-type="float" office:value="0.936111111111" calcext:value-type="float">
            <text:p>0.9361111111</text:p>
          </table:table-cell>
          <table:table-cell office:value-type="float" office:value="53.2056652703" calcext:value-type="float">
            <text:p>53.2056652703</text:p>
          </table:table-cell>
          <table:table-cell office:value-type="float" office:value="0.126832297228" calcext:value-type="float">
            <text:p>0.1268322972</text:p>
          </table:table-cell>
          <table:table-cell office:value-type="float" office:value="0.207655173869" calcext:value-type="float">
            <text:p>0.207655173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]" office:value-type="float" office:value="0.936111111111" calcext:value-type="float">
            <text:p>0.9361111111</text:p>
          </table:table-cell>
          <table:table-cell office:value-type="string" calcext:value-type="string">
            <text:p>,</text:p>
          </table:table-cell>
          <table:table-cell table:formula="of:=[.B5]" office:value-type="float" office:value="53.2056652703" calcext:value-type="float">
            <text:p>53.2056652703</text:p>
          </table:table-cell>
        </table:table-row>
        <table:table-row table:style-name="ro1">
          <table:table-cell office:value-type="float" office:value="0.927777777778" calcext:value-type="float">
            <text:p>0.9277777778</text:p>
          </table:table-cell>
          <table:table-cell office:value-type="float" office:value="53.1498104927" calcext:value-type="float">
            <text:p>53.1498104927</text:p>
          </table:table-cell>
          <table:table-cell office:value-type="float" office:value="0.126660076157" calcext:value-type="float">
            <text:p>0.1266600762</text:p>
          </table:table-cell>
          <table:table-cell office:value-type="float" office:value="0.207806070577" calcext:value-type="float">
            <text:p>0.207806070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]" office:value-type="float" office:value="0.927777777778" calcext:value-type="float">
            <text:p>0.9277777778</text:p>
          </table:table-cell>
          <table:table-cell office:value-type="string" calcext:value-type="string">
            <text:p>,</text:p>
          </table:table-cell>
          <table:table-cell table:formula="of:=[.B6]" office:value-type="float" office:value="53.1498104927" calcext:value-type="float">
            <text:p>53.1498104927</text:p>
          </table:table-cell>
        </table:table-row>
        <table:table-row table:style-name="ro1">
          <table:table-cell office:value-type="float" office:value="0.905555555556" calcext:value-type="float">
            <text:p>0.9055555556</text:p>
          </table:table-cell>
          <table:table-cell office:value-type="float" office:value="53.0660283264" calcext:value-type="float">
            <text:p>53.0660283264</text:p>
          </table:table-cell>
          <table:table-cell office:value-type="float" office:value="0.126567476334" calcext:value-type="float">
            <text:p>0.1265674763</text:p>
          </table:table-cell>
          <table:table-cell office:value-type="float" office:value="0.207998840592" calcext:value-type="float">
            <text:p>0.207998840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]" office:value-type="float" office:value="0.905555555556" calcext:value-type="float">
            <text:p>0.9055555556</text:p>
          </table:table-cell>
          <table:table-cell office:value-type="string" calcext:value-type="string">
            <text:p>,</text:p>
          </table:table-cell>
          <table:table-cell table:formula="of:=[.B7]" office:value-type="float" office:value="53.0660283264" calcext:value-type="float">
            <text:p>53.0660283264</text:p>
          </table:table-cell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 office:value-type="float" office:value="52.974266906" calcext:value-type="float">
            <text:p>52.974266906</text:p>
          </table:table-cell>
          <table:table-cell office:value-type="float" office:value="0.126028754229" calcext:value-type="float">
            <text:p>0.1260287542</text:p>
          </table:table-cell>
          <table:table-cell office:value-type="float" office:value="0.207684222723" calcext:value-type="float">
            <text:p>0.207684222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]" office:value-type="float" office:value="0.888888888889" calcext:value-type="float">
            <text:p>0.8888888889</text:p>
          </table:table-cell>
          <table:table-cell office:value-type="string" calcext:value-type="string">
            <text:p>,</text:p>
          </table:table-cell>
          <table:table-cell table:formula="of:=[.B8]" office:value-type="float" office:value="52.974266906" calcext:value-type="float">
            <text:p>52.974266906</text:p>
          </table:table-cell>
        </table:table-row>
        <table:table-row table:style-name="ro1">
          <table:table-cell office:value-type="float" office:value="0.830555555556" calcext:value-type="float">
            <text:p>0.8305555556</text:p>
          </table:table-cell>
          <table:table-cell office:value-type="float" office:value="52.8226610812" calcext:value-type="float">
            <text:p>52.8226610812</text:p>
          </table:table-cell>
          <table:table-cell office:value-type="float" office:value="0.125948297511" calcext:value-type="float">
            <text:p>0.1259482975</text:p>
          </table:table-cell>
          <table:table-cell office:value-type="float" office:value="0.207630391786" calcext:value-type="float">
            <text:p>0.207630391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]" office:value-type="float" office:value="0.830555555556" calcext:value-type="float">
            <text:p>0.8305555556</text:p>
          </table:table-cell>
          <table:table-cell office:value-type="string" calcext:value-type="string">
            <text:p>,</text:p>
          </table:table-cell>
          <table:table-cell table:formula="of:=[.B9]" office:value-type="float" office:value="52.8226610812" calcext:value-type="float">
            <text:p>52.8226610812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52.7468581688" calcext:value-type="float">
            <text:p>52.7468581688</text:p>
          </table:table-cell>
          <table:table-cell office:value-type="float" office:value="0.125899985205" calcext:value-type="float">
            <text:p>0.1258999852</text:p>
          </table:table-cell>
          <table:table-cell office:value-type="float" office:value="0.207709929123" calcext:value-type="float">
            <text:p>0.207709929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]" office:value-type="float" office:value="0.825" calcext:value-type="float">
            <text:p>0.825</text:p>
          </table:table-cell>
          <table:table-cell office:value-type="string" calcext:value-type="string">
            <text:p>,</text:p>
          </table:table-cell>
          <table:table-cell table:formula="of:=[.B10]" office:value-type="float" office:value="52.7468581688" calcext:value-type="float">
            <text:p>52.7468581688</text:p>
          </table:table-cell>
        </table:table-row>
        <table:table-row table:style-name="ro1">
          <table:table-cell office:value-type="float" office:value="0.797222222222" calcext:value-type="float">
            <text:p>0.7972222222</text:p>
          </table:table-cell>
          <table:table-cell office:value-type="float" office:value="52.6870137642" calcext:value-type="float">
            <text:p>52.6870137642</text:p>
          </table:table-cell>
          <table:table-cell office:value-type="float" office:value="0.125252945972" calcext:value-type="float">
            <text:p>0.125252946</text:p>
          </table:table-cell>
          <table:table-cell office:value-type="float" office:value="0.207363722358" calcext:value-type="float">
            <text:p>0.207363722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]" office:value-type="float" office:value="0.797222222222" calcext:value-type="float">
            <text:p>0.7972222222</text:p>
          </table:table-cell>
          <table:table-cell office:value-type="string" calcext:value-type="string">
            <text:p>,</text:p>
          </table:table-cell>
          <table:table-cell table:formula="of:=[.B11]" office:value-type="float" office:value="52.6870137642" calcext:value-type="float">
            <text:p>52.687013764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52.5992419709" calcext:value-type="float">
            <text:p>52.5992419709</text:p>
          </table:table-cell>
          <table:table-cell office:value-type="float" office:value="0.125116838743" calcext:value-type="float">
            <text:p>0.1251168387</text:p>
          </table:table-cell>
          <table:table-cell office:value-type="float" office:value="0.207473383472" calcext:value-type="float">
            <text:p>0.207473383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2]" office:value-type="float" office:value="0.775" calcext:value-type="float">
            <text:p>0.775</text:p>
          </table:table-cell>
          <table:table-cell office:value-type="string" calcext:value-type="string">
            <text:p>,</text:p>
          </table:table-cell>
          <table:table-cell table:formula="of:=[.B12]" office:value-type="float" office:value="52.5992419709" calcext:value-type="float">
            <text:p>52.5992419709</text:p>
          </table:table-cell>
        </table:table-row>
        <table:table-row table:style-name="ro1">
          <table:table-cell office:value-type="float" office:value="0.766666666667" calcext:value-type="float">
            <text:p>0.7666666667</text:p>
          </table:table-cell>
          <table:table-cell office:value-type="float" office:value="52.5433871933" calcext:value-type="float">
            <text:p>52.5433871933</text:p>
          </table:table-cell>
          <table:table-cell office:value-type="float" office:value="0.124830507214" calcext:value-type="float">
            <text:p>0.1248305072</text:p>
          </table:table-cell>
          <table:table-cell office:value-type="float" office:value="0.207396648397" calcext:value-type="float">
            <text:p>0.207396648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3]" office:value-type="float" office:value="0.766666666667" calcext:value-type="float">
            <text:p>0.7666666667</text:p>
          </table:table-cell>
          <table:table-cell office:value-type="string" calcext:value-type="string">
            <text:p>,</text:p>
          </table:table-cell>
          <table:table-cell table:formula="of:=[.B13]" office:value-type="float" office:value="52.5433871933" calcext:value-type="float">
            <text:p>52.5433871933</text:p>
          </table:table-cell>
        </table:table-row>
        <table:table-row table:style-name="ro1">
          <table:table-cell office:value-type="float" office:value="0.738888888889" calcext:value-type="float">
            <text:p>0.7388888889</text:p>
          </table:table-cell>
          <table:table-cell office:value-type="float" office:value="52.4875324157" calcext:value-type="float">
            <text:p>52.4875324157</text:p>
          </table:table-cell>
          <table:table-cell office:value-type="float" office:value="0.125165102071" calcext:value-type="float">
            <text:p>0.1251651021</text:p>
          </table:table-cell>
          <table:table-cell office:value-type="float" office:value="0.207675797074" calcext:value-type="float">
            <text:p>0.207675797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4]" office:value-type="float" office:value="0.738888888889" calcext:value-type="float">
            <text:p>0.7388888889</text:p>
          </table:table-cell>
          <table:table-cell office:value-type="string" calcext:value-type="string">
            <text:p>,</text:p>
          </table:table-cell>
          <table:table-cell table:formula="of:=[.B14]" office:value-type="float" office:value="52.4875324157" calcext:value-type="float">
            <text:p>52.4875324157</text:p>
          </table:table-cell>
        </table:table-row>
        <table:table-row table:style-name="ro1">
          <table:table-cell office:value-type="float" office:value="0.727777777778" calcext:value-type="float">
            <text:p>0.7277777778</text:p>
          </table:table-cell>
          <table:table-cell office:value-type="float" office:value="52.4157191303" calcext:value-type="float">
            <text:p>52.4157191303</text:p>
          </table:table-cell>
          <table:table-cell office:value-type="float" office:value="0.125127089552" calcext:value-type="float">
            <text:p>0.1251270896</text:p>
          </table:table-cell>
          <table:table-cell office:value-type="float" office:value="0.207763600126" calcext:value-type="float">
            <text:p>0.207763600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5]" office:value-type="float" office:value="0.727777777778" calcext:value-type="float">
            <text:p>0.7277777778</text:p>
          </table:table-cell>
          <table:table-cell office:value-type="string" calcext:value-type="string">
            <text:p>,</text:p>
          </table:table-cell>
          <table:table-cell table:formula="of:=[.B15]" office:value-type="float" office:value="52.4157191303" calcext:value-type="float">
            <text:p>52.4157191303</text:p>
          </table:table-cell>
        </table:table-row>
        <table:table-row table:style-name="ro1">
          <table:table-cell office:value-type="float" office:value="0.716666666667" calcext:value-type="float">
            <text:p>0.7166666667</text:p>
          </table:table-cell>
          <table:table-cell office:value-type="float" office:value="52.3478954718" calcext:value-type="float">
            <text:p>52.3478954718</text:p>
          </table:table-cell>
          <table:table-cell office:value-type="float" office:value="0.125144106435" calcext:value-type="float">
            <text:p>0.1251441064</text:p>
          </table:table-cell>
          <table:table-cell office:value-type="float" office:value="0.20816560416" calcext:value-type="float">
            <text:p>0.208165604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6]" office:value-type="float" office:value="0.716666666667" calcext:value-type="float">
            <text:p>0.7166666667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52.3478954718" calcext:value-type="float">
            <text:p>52.3478954718</text:p>
          </table:table-cell>
        </table:table-row>
        <table:table-row table:style-name="ro1">
          <table:table-cell office:value-type="float" office:value="0.711111111111" calcext:value-type="float">
            <text:p>0.7111111111</text:p>
          </table:table-cell>
          <table:table-cell office:value-type="float" office:value="52.311988829" calcext:value-type="float">
            <text:p>52.311988829</text:p>
          </table:table-cell>
          <table:table-cell office:value-type="float" office:value="0.124406493118" calcext:value-type="float">
            <text:p>0.1244064931</text:p>
          </table:table-cell>
          <table:table-cell office:value-type="float" office:value="0.207575885276" calcext:value-type="float">
            <text:p>0.207575885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7]" office:value-type="float" office:value="0.711111111111" calcext:value-type="float">
            <text:p>0.7111111111</text:p>
          </table:table-cell>
          <table:table-cell office:value-type="string" calcext:value-type="string">
            <text:p>,</text:p>
          </table:table-cell>
          <table:table-cell table:formula="of:=[.B17]" office:value-type="float" office:value="52.311988829" calcext:value-type="float">
            <text:p>52.311988829</text:p>
          </table:table-cell>
        </table:table-row>
        <table:table-row table:style-name="ro1">
          <table:table-cell office:value-type="float" office:value="0.691666666667" calcext:value-type="float">
            <text:p>0.6916666667</text:p>
          </table:table-cell>
          <table:table-cell office:value-type="float" office:value="52.2880510672" calcext:value-type="float">
            <text:p>52.2880510672</text:p>
          </table:table-cell>
          <table:table-cell office:value-type="float" office:value="0.124603219768" calcext:value-type="float">
            <text:p>0.1246032198</text:p>
          </table:table-cell>
          <table:table-cell office:value-type="float" office:value="0.207914231817" calcext:value-type="float">
            <text:p>0.207914231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8]" office:value-type="float" office:value="0.691666666667" calcext:value-type="float">
            <text:p>0.6916666667</text:p>
          </table:table-cell>
          <table:table-cell office:value-type="string" calcext:value-type="string">
            <text:p>,</text:p>
          </table:table-cell>
          <table:table-cell table:formula="of:=[.B18]" office:value-type="float" office:value="52.2880510672" calcext:value-type="float">
            <text:p>52.2880510672</text:p>
          </table:table-cell>
        </table:table-row>
        <table:table-row table:style-name="ro1">
          <table:table-cell office:value-type="float" office:value="0.680555555556" calcext:value-type="float">
            <text:p>0.6805555556</text:p>
          </table:table-cell>
          <table:table-cell office:value-type="float" office:value="52.2401755436" calcext:value-type="float">
            <text:p>52.2401755436</text:p>
          </table:table-cell>
          <table:table-cell office:value-type="float" office:value="0.124449209086" calcext:value-type="float">
            <text:p>0.1244492091</text:p>
          </table:table-cell>
          <table:table-cell office:value-type="float" office:value="0.207901269748" calcext:value-type="float">
            <text:p>0.207901269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9]" office:value-type="float" office:value="0.680555555556" calcext:value-type="float">
            <text:p>0.6805555556</text:p>
          </table:table-cell>
          <table:table-cell office:value-type="string" calcext:value-type="string">
            <text:p>,</text:p>
          </table:table-cell>
          <table:table-cell table:formula="of:=[.B19]" office:value-type="float" office:value="52.2401755436" calcext:value-type="float">
            <text:p>52.2401755436</text:p>
          </table:table-cell>
        </table:table-row>
        <table:table-row table:style-name="ro1">
          <table:table-cell office:value-type="float" office:value="0.666666666667" calcext:value-type="float">
            <text:p>0.6666666667</text:p>
          </table:table-cell>
          <table:table-cell office:value-type="float" office:value="52.184320766" calcext:value-type="float">
            <text:p>52.184320766</text:p>
          </table:table-cell>
          <table:table-cell office:value-type="float" office:value="0.12437484985" calcext:value-type="float">
            <text:p>0.1243748499</text:p>
          </table:table-cell>
          <table:table-cell office:value-type="float" office:value="0.207863671589" calcext:value-type="float">
            <text:p>0.207863671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0]" office:value-type="float" office:value="0.666666666667" calcext:value-type="float">
            <text:p>0.6666666667</text:p>
          </table:table-cell>
          <table:table-cell office:value-type="string" calcext:value-type="string">
            <text:p>,</text:p>
          </table:table-cell>
          <table:table-cell table:formula="of:=[.B20]" office:value-type="float" office:value="52.184320766" calcext:value-type="float">
            <text:p>52.184320766</text:p>
          </table:table-cell>
        </table:table-row>
        <table:table-row table:style-name="ro1">
          <table:table-cell office:value-type="float" office:value="0.663888888889" calcext:value-type="float">
            <text:p>0.6638888889</text:p>
          </table:table-cell>
          <table:table-cell office:value-type="float" office:value="52.1284659884" calcext:value-type="float">
            <text:p>52.1284659884</text:p>
          </table:table-cell>
          <table:table-cell office:value-type="float" office:value="0.124111912814" calcext:value-type="float">
            <text:p>0.1241119128</text:p>
          </table:table-cell>
          <table:table-cell office:value-type="float" office:value="0.207747068677" calcext:value-type="float">
            <text:p>0.207747068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1]" office:value-type="float" office:value="0.663888888889" calcext:value-type="float">
            <text:p>0.6638888889</text:p>
          </table:table-cell>
          <table:table-cell office:value-type="string" calcext:value-type="string">
            <text:p>,</text:p>
          </table:table-cell>
          <table:table-cell table:formula="of:=[.B21]" office:value-type="float" office:value="52.1284659884" calcext:value-type="float">
            <text:p>52.128465988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52.0805904648" calcext:value-type="float">
            <text:p>52.0805904648</text:p>
          </table:table-cell>
          <table:table-cell office:value-type="float" office:value="0.12398359422" calcext:value-type="float">
            <text:p>0.1239835942</text:p>
          </table:table-cell>
          <table:table-cell office:value-type="float" office:value="0.207836343848" calcext:value-type="float">
            <text:p>0.207836343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2]" office:value-type="float" office:value="0.65" calcext:value-type="float">
            <text:p>0.65</text:p>
          </table:table-cell>
          <table:table-cell office:value-type="string" calcext:value-type="string">
            <text:p>,</text:p>
          </table:table-cell>
          <table:table-cell table:formula="of:=[.B22]" office:value-type="float" office:value="52.0805904648" calcext:value-type="float">
            <text:p>52.0805904648</text:p>
          </table:table-cell>
        </table:table-row>
        <table:table-row table:style-name="ro1">
          <table:table-cell office:value-type="float" office:value="0.633333333333" calcext:value-type="float">
            <text:p>0.6333333333</text:p>
          </table:table-cell>
          <table:table-cell office:value-type="float" office:value="52.0406941951" calcext:value-type="float">
            <text:p>52.0406941951</text:p>
          </table:table-cell>
          <table:table-cell office:value-type="float" office:value="0.123863999397" calcext:value-type="float">
            <text:p>0.1238639994</text:p>
          </table:table-cell>
          <table:table-cell office:value-type="float" office:value="0.20797687946" calcext:value-type="float">
            <text:p>0.207976879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3]" office:value-type="float" office:value="0.633333333333" calcext:value-type="float">
            <text:p>0.6333333333</text:p>
          </table:table-cell>
          <table:table-cell office:value-type="string" calcext:value-type="string">
            <text:p>,</text:p>
          </table:table-cell>
          <table:table-cell table:formula="of:=[.B23]" office:value-type="float" office:value="52.0406941951" calcext:value-type="float">
            <text:p>52.0406941951</text:p>
          </table:table-cell>
        </table:table-row>
        <table:table-row table:style-name="ro1">
          <table:table-cell office:value-type="float" office:value="0.616666666667" calcext:value-type="float">
            <text:p>0.6166666667</text:p>
          </table:table-cell>
          <table:table-cell office:value-type="float" office:value="51.9968082984" calcext:value-type="float">
            <text:p>51.9968082984</text:p>
          </table:table-cell>
          <table:table-cell office:value-type="float" office:value="0.124253640136" calcext:value-type="float">
            <text:p>0.1242536401</text:p>
          </table:table-cell>
          <table:table-cell office:value-type="float" office:value="0.207956222548" calcext:value-type="float">
            <text:p>0.207956222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4]" office:value-type="float" office:value="0.616666666667" calcext:value-type="float">
            <text:p>0.6166666667</text:p>
          </table:table-cell>
          <table:table-cell office:value-type="string" calcext:value-type="string">
            <text:p>,</text:p>
          </table:table-cell>
          <table:table-cell table:formula="of:=[.B24]" office:value-type="float" office:value="51.9968082984" calcext:value-type="float">
            <text:p>51.9968082984</text:p>
          </table:table-cell>
        </table:table-row>
        <table:table-row table:style-name="ro1">
          <table:table-cell office:value-type="float" office:value="0.605555555556" calcext:value-type="float">
            <text:p>0.6055555556</text:p>
          </table:table-cell>
          <table:table-cell office:value-type="float" office:value="51.9409535208" calcext:value-type="float">
            <text:p>51.9409535208</text:p>
          </table:table-cell>
          <table:table-cell office:value-type="float" office:value="0.123926871647" calcext:value-type="float">
            <text:p>0.1239268716</text:p>
          </table:table-cell>
          <table:table-cell office:value-type="float" office:value="0.207712427866" calcext:value-type="float">
            <text:p>0.207712427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5]" office:value-type="float" office:value="0.605555555556" calcext:value-type="float">
            <text:p>0.6055555556</text:p>
          </table:table-cell>
          <table:table-cell office:value-type="string" calcext:value-type="string">
            <text:p>,</text:p>
          </table:table-cell>
          <table:table-cell table:formula="of:=[.B25]" office:value-type="float" office:value="51.9409535208" calcext:value-type="float">
            <text:p>51.9409535208</text:p>
          </table:table-cell>
        </table:table-row>
        <table:table-row table:style-name="ro1">
          <table:table-cell office:value-type="float" office:value="0.594444444444" calcext:value-type="float">
            <text:p>0.5944444444</text:p>
          </table:table-cell>
          <table:table-cell office:value-type="float" office:value="51.8651506084" calcext:value-type="float">
            <text:p>51.8651506084</text:p>
          </table:table-cell>
          <table:table-cell office:value-type="float" office:value="0.123463523536" calcext:value-type="float">
            <text:p>0.1234635235</text:p>
          </table:table-cell>
          <table:table-cell office:value-type="float" office:value="0.207465486615" calcext:value-type="float">
            <text:p>0.207465486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6]" office:value-type="float" office:value="0.594444444444" calcext:value-type="float">
            <text:p>0.5944444444</text:p>
          </table:table-cell>
          <table:table-cell office:value-type="string" calcext:value-type="string">
            <text:p>,</text:p>
          </table:table-cell>
          <table:table-cell table:formula="of:=[.B26]" office:value-type="float" office:value="51.8651506084" calcext:value-type="float">
            <text:p>51.8651506084</text:p>
          </table:table-cell>
        </table:table-row>
        <table:table-row table:style-name="ro1">
          <table:table-cell office:value-type="float" office:value="0.586111111111" calcext:value-type="float">
            <text:p>0.5861111111</text:p>
          </table:table-cell>
          <table:table-cell office:value-type="float" office:value="51.8172750848" calcext:value-type="float">
            <text:p>51.8172750848</text:p>
          </table:table-cell>
          <table:table-cell office:value-type="float" office:value="0.123184635199" calcext:value-type="float">
            <text:p>0.1231846352</text:p>
          </table:table-cell>
          <table:table-cell office:value-type="float" office:value="0.207515877658" calcext:value-type="float">
            <text:p>0.207515877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7]" office:value-type="float" office:value="0.586111111111" calcext:value-type="float">
            <text:p>0.5861111111</text:p>
          </table:table-cell>
          <table:table-cell office:value-type="string" calcext:value-type="string">
            <text:p>,</text:p>
          </table:table-cell>
          <table:table-cell table:formula="of:=[.B27]" office:value-type="float" office:value="51.8172750848" calcext:value-type="float">
            <text:p>51.8172750848</text:p>
          </table:table-cell>
        </table:table-row>
        <table:table-row table:style-name="ro1">
          <table:table-cell office:value-type="float" office:value="0.577777777778" calcext:value-type="float">
            <text:p>0.5777777778</text:p>
          </table:table-cell>
          <table:table-cell office:value-type="float" office:value="51.7255136645" calcext:value-type="float">
            <text:p>51.7255136645</text:p>
          </table:table-cell>
          <table:table-cell office:value-type="float" office:value="0.123121991953" calcext:value-type="float">
            <text:p>0.123121992</text:p>
          </table:table-cell>
          <table:table-cell office:value-type="float" office:value="0.207661905955" calcext:value-type="float">
            <text:p>0.20766190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8]" office:value-type="float" office:value="0.577777777778" calcext:value-type="float">
            <text:p>0.5777777778</text:p>
          </table:table-cell>
          <table:table-cell office:value-type="string" calcext:value-type="string">
            <text:p>,</text:p>
          </table:table-cell>
          <table:table-cell table:formula="of:=[.B28]" office:value-type="float" office:value="51.7255136645" calcext:value-type="float">
            <text:p>51.725513664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51.649710752" calcext:value-type="float">
            <text:p>51.649710752</text:p>
          </table:table-cell>
          <table:table-cell office:value-type="float" office:value="0.122814414963" calcext:value-type="float">
            <text:p>0.122814415</text:p>
          </table:table-cell>
          <table:table-cell office:value-type="float" office:value="0.20754950743" calcext:value-type="float">
            <text:p>0.207549507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9]" office:value-type="float" office:value="0.575" calcext:value-type="float">
            <text:p>0.575</text:p>
          </table:table-cell>
          <table:table-cell office:value-type="string" calcext:value-type="string">
            <text:p>,</text:p>
          </table:table-cell>
          <table:table-cell table:formula="of:=[.B29]" office:value-type="float" office:value="51.649710752" calcext:value-type="float">
            <text:p>51.649710752</text:p>
          </table:table-cell>
        </table:table-row>
        <table:table-row table:style-name="ro1">
          <table:table-cell office:value-type="float" office:value="0.566666666667" calcext:value-type="float">
            <text:p>0.5666666667</text:p>
          </table:table-cell>
          <table:table-cell office:value-type="float" office:value="51.5898663475" calcext:value-type="float">
            <text:p>51.5898663475</text:p>
          </table:table-cell>
          <table:table-cell office:value-type="float" office:value="0.122793985535" calcext:value-type="float">
            <text:p>0.1227939855</text:p>
          </table:table-cell>
          <table:table-cell office:value-type="float" office:value="0.207618965158" calcext:value-type="float">
            <text:p>0.207618965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0]" office:value-type="float" office:value="0.566666666667" calcext:value-type="float">
            <text:p>0.5666666667</text:p>
          </table:table-cell>
          <table:table-cell office:value-type="string" calcext:value-type="string">
            <text:p>,</text:p>
          </table:table-cell>
          <table:table-cell table:formula="of:=[.B30]" office:value-type="float" office:value="51.5898663475" calcext:value-type="float">
            <text:p>51.5898663475</text:p>
          </table:table-cell>
        </table:table-row>
        <table:table-row table:style-name="ro1">
          <table:table-cell office:value-type="float" office:value="0.561111111111" calcext:value-type="float">
            <text:p>0.5611111111</text:p>
          </table:table-cell>
          <table:table-cell office:value-type="float" office:value="51.5419908239" calcext:value-type="float">
            <text:p>51.5419908239</text:p>
          </table:table-cell>
          <table:table-cell office:value-type="float" office:value="0.123936437771" calcext:value-type="float">
            <text:p>0.1239364378</text:p>
          </table:table-cell>
          <table:table-cell office:value-type="float" office:value="0.20785658268" calcext:value-type="float">
            <text:p>0.207856582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1]" office:value-type="float" office:value="0.561111111111" calcext:value-type="float">
            <text:p>0.5611111111</text:p>
          </table:table-cell>
          <table:table-cell office:value-type="string" calcext:value-type="string">
            <text:p>,</text:p>
          </table:table-cell>
          <table:table-cell table:formula="of:=[.B31]" office:value-type="float" office:value="51.5419908239" calcext:value-type="float">
            <text:p>51.541990823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51.4901256732" calcext:value-type="float">
            <text:p>51.4901256732</text:p>
          </table:table-cell>
          <table:table-cell office:value-type="float" office:value="0.122599358975" calcext:value-type="float">
            <text:p>0.122599359</text:p>
          </table:table-cell>
          <table:table-cell office:value-type="float" office:value="0.207949354684" calcext:value-type="float">
            <text:p>0.207949354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2]" office:value-type="float" office:value="0.55" calcext:value-type="float">
            <text:p>0.55</text:p>
          </table:table-cell>
          <table:table-cell office:value-type="string" calcext:value-type="string">
            <text:p>,</text:p>
          </table:table-cell>
          <table:table-cell table:formula="of:=[.B32]" office:value-type="float" office:value="51.4901256732" calcext:value-type="float">
            <text:p>51.4901256732</text:p>
          </table:table-cell>
        </table:table-row>
        <table:table-row table:style-name="ro1">
          <table:table-cell office:value-type="float" office:value="0.538888888889" calcext:value-type="float">
            <text:p>0.5388888889</text:p>
          </table:table-cell>
          <table:table-cell office:value-type="float" office:value="51.4183123878" calcext:value-type="float">
            <text:p>51.4183123878</text:p>
          </table:table-cell>
          <table:table-cell office:value-type="float" office:value="0.122267160984" calcext:value-type="float">
            <text:p>0.122267161</text:p>
          </table:table-cell>
          <table:table-cell office:value-type="float" office:value="0.207433070045" calcext:value-type="float">
            <text:p>0.2074330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3]" office:value-type="float" office:value="0.538888888889" calcext:value-type="float">
            <text:p>0.5388888889</text:p>
          </table:table-cell>
          <table:table-cell office:value-type="string" calcext:value-type="string">
            <text:p>,</text:p>
          </table:table-cell>
          <table:table-cell table:formula="of:=[.B33]" office:value-type="float" office:value="51.4183123878" calcext:value-type="float">
            <text:p>51.4183123878</text:p>
          </table:table-cell>
        </table:table-row>
        <table:table-row table:style-name="ro1">
          <table:table-cell office:value-type="float" office:value="0.527777777778" calcext:value-type="float">
            <text:p>0.5277777778</text:p>
          </table:table-cell>
          <table:table-cell office:value-type="float" office:value="51.3225613405" calcext:value-type="float">
            <text:p>51.3225613405</text:p>
          </table:table-cell>
          <table:table-cell office:value-type="float" office:value="0.122409453041" calcext:value-type="float">
            <text:p>0.122409453</text:p>
          </table:table-cell>
          <table:table-cell office:value-type="float" office:value="0.207605757014" calcext:value-type="float">
            <text:p>0.20760575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4]" office:value-type="float" office:value="0.527777777778" calcext:value-type="float">
            <text:p>0.5277777778</text:p>
          </table:table-cell>
          <table:table-cell office:value-type="string" calcext:value-type="string">
            <text:p>,</text:p>
          </table:table-cell>
          <table:table-cell table:formula="of:=[.B34]" office:value-type="float" office:value="51.3225613405" calcext:value-type="float">
            <text:p>51.3225613405</text:p>
          </table:table-cell>
        </table:table-row>
        <table:table-row table:style-name="ro1">
          <table:table-cell office:value-type="float" office:value="0.513888888889" calcext:value-type="float">
            <text:p>0.5138888889</text:p>
          </table:table-cell>
          <table:table-cell office:value-type="float" office:value="51.2986235787" calcext:value-type="float">
            <text:p>51.2986235787</text:p>
          </table:table-cell>
          <table:table-cell office:value-type="float" office:value="0.1220427049" calcext:value-type="float">
            <text:p>0.1220427049</text:p>
          </table:table-cell>
          <table:table-cell office:value-type="float" office:value="0.207433322227" calcext:value-type="float">
            <text:p>0.207433322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5]" office:value-type="float" office:value="0.513888888889" calcext:value-type="float">
            <text:p>0.5138888889</text:p>
          </table:table-cell>
          <table:table-cell office:value-type="string" calcext:value-type="string">
            <text:p>,</text:p>
          </table:table-cell>
          <table:table-cell table:formula="of:=[.B35]" office:value-type="float" office:value="51.2986235787" calcext:value-type="float">
            <text:p>51.2986235787</text:p>
          </table:table-cell>
        </table:table-row>
        <table:table-row table:style-name="ro1">
          <table:table-cell office:value-type="float" office:value="0.511111111111" calcext:value-type="float">
            <text:p>0.5111111111</text:p>
          </table:table-cell>
          <table:table-cell office:value-type="float" office:value="51.262716936" calcext:value-type="float">
            <text:p>51.262716936</text:p>
          </table:table-cell>
          <table:table-cell office:value-type="float" office:value="0.122064988874" calcext:value-type="float">
            <text:p>0.1220649889</text:p>
          </table:table-cell>
          <table:table-cell office:value-type="float" office:value="0.207572368421" calcext:value-type="float">
            <text:p>0.207572368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6]" office:value-type="float" office:value="0.511111111111" calcext:value-type="float">
            <text:p>0.5111111111</text:p>
          </table:table-cell>
          <table:table-cell office:value-type="string" calcext:value-type="string">
            <text:p>,</text:p>
          </table:table-cell>
          <table:table-cell table:formula="of:=[.B36]" office:value-type="float" office:value="51.262716936" calcext:value-type="float">
            <text:p>51.262716936</text:p>
          </table:table-cell>
        </table:table-row>
        <table:table-row table:style-name="ro1">
          <table:table-cell office:value-type="float" office:value="0.494444444444" calcext:value-type="float">
            <text:p>0.4944444444</text:p>
          </table:table-cell>
          <table:table-cell office:value-type="float" office:value="51.2068621584" calcext:value-type="float">
            <text:p>51.2068621584</text:p>
          </table:table-cell>
          <table:table-cell office:value-type="float" office:value="0.121794666871" calcext:value-type="float">
            <text:p>0.1217946669</text:p>
          </table:table-cell>
          <table:table-cell office:value-type="float" office:value="0.207498022975" calcext:value-type="float">
            <text:p>0.20749802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7]" office:value-type="float" office:value="0.494444444444" calcext:value-type="float">
            <text:p>0.4944444444</text:p>
          </table:table-cell>
          <table:table-cell office:value-type="string" calcext:value-type="string">
            <text:p>,</text:p>
          </table:table-cell>
          <table:table-cell table:formula="of:=[.B37]" office:value-type="float" office:value="51.2068621584" calcext:value-type="float">
            <text:p>51.2068621584</text:p>
          </table:table-cell>
        </table:table-row>
        <table:table-row table:style-name="ro1">
          <table:table-cell office:value-type="float" office:value="0.491666666667" calcext:value-type="float">
            <text:p>0.4916666667</text:p>
          </table:table-cell>
          <table:table-cell office:value-type="float" office:value="51.131059246" calcext:value-type="float">
            <text:p>51.131059246</text:p>
          </table:table-cell>
          <table:table-cell office:value-type="float" office:value="0.121681751712" calcext:value-type="float">
            <text:p>0.1216817517</text:p>
          </table:table-cell>
          <table:table-cell office:value-type="float" office:value="0.207578736063" calcext:value-type="float">
            <text:p>0.207578736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8]" office:value-type="float" office:value="0.491666666667" calcext:value-type="float">
            <text:p>0.4916666667</text:p>
          </table:table-cell>
          <table:table-cell office:value-type="string" calcext:value-type="string">
            <text:p>,</text:p>
          </table:table-cell>
          <table:table-cell table:formula="of:=[.B38]" office:value-type="float" office:value="51.131059246" calcext:value-type="float">
            <text:p>51.131059246</text:p>
          </table:table-cell>
        </table:table-row>
        <table:table-row table:style-name="ro1">
          <table:table-cell office:value-type="float" office:value="0.483333333333" calcext:value-type="float">
            <text:p>0.4833333333</text:p>
          </table:table-cell>
          <table:table-cell office:value-type="float" office:value="51.0752044684" calcext:value-type="float">
            <text:p>51.0752044684</text:p>
          </table:table-cell>
          <table:table-cell office:value-type="float" office:value="0.1215097873" calcext:value-type="float">
            <text:p>0.1215097873</text:p>
          </table:table-cell>
          <table:table-cell office:value-type="float" office:value="0.207537045894" calcext:value-type="float">
            <text:p>0.207537045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9]" office:value-type="float" office:value="0.483333333333" calcext:value-type="float">
            <text:p>0.4833333333</text:p>
          </table:table-cell>
          <table:table-cell office:value-type="string" calcext:value-type="string">
            <text:p>,</text:p>
          </table:table-cell>
          <table:table-cell table:formula="of:=[.B39]" office:value-type="float" office:value="51.0752044684" calcext:value-type="float">
            <text:p>51.0752044684</text:p>
          </table:table-cell>
        </table:table-row>
        <table:table-row table:style-name="ro1">
          <table:table-cell office:value-type="float" office:value="0.477777777778" calcext:value-type="float">
            <text:p>0.4777777778</text:p>
          </table:table-cell>
          <table:table-cell office:value-type="float" office:value="51.0273289447" calcext:value-type="float">
            <text:p>51.0273289447</text:p>
          </table:table-cell>
          <table:table-cell office:value-type="float" office:value="0.121535796945" calcext:value-type="float">
            <text:p>0.1215357969</text:p>
          </table:table-cell>
          <table:table-cell office:value-type="float" office:value="0.207500800365" calcext:value-type="float">
            <text:p>0.207500800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0]" office:value-type="float" office:value="0.477777777778" calcext:value-type="float">
            <text:p>0.4777777778</text:p>
          </table:table-cell>
          <table:table-cell office:value-type="string" calcext:value-type="string">
            <text:p>,</text:p>
          </table:table-cell>
          <table:table-cell table:formula="of:=[.B40]" office:value-type="float" office:value="51.0273289447" calcext:value-type="float">
            <text:p>51.0273289447</text:p>
          </table:table-cell>
        </table:table-row>
        <table:table-row table:style-name="ro1">
          <table:table-cell office:value-type="float" office:value="0.461111111111" calcext:value-type="float">
            <text:p>0.4611111111</text:p>
          </table:table-cell>
          <table:table-cell office:value-type="float" office:value="50.987432675" calcext:value-type="float">
            <text:p>50.987432675</text:p>
          </table:table-cell>
          <table:table-cell office:value-type="float" office:value="0.138098177043" calcext:value-type="float">
            <text:p>0.138098177</text:p>
          </table:table-cell>
          <table:table-cell office:value-type="float" office:value="0.216924395769" calcext:value-type="float">
            <text:p>0.216924395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1]" office:value-type="float" office:value="0.461111111111" calcext:value-type="float">
            <text:p>0.4611111111</text:p>
          </table:table-cell>
          <table:table-cell office:value-type="string" calcext:value-type="string">
            <text:p>,</text:p>
          </table:table-cell>
          <table:table-cell table:formula="of:=[.B41]" office:value-type="float" office:value="50.987432675" calcext:value-type="float">
            <text:p>50.987432675</text:p>
          </table:table-cell>
        </table:table-row>
        <table:table-row table:style-name="ro1">
          <table:table-cell office:value-type="float" office:value="0.444444444444" calcext:value-type="float">
            <text:p>0.4444444444</text:p>
          </table:table-cell>
          <table:table-cell office:value-type="float" office:value="50.9395571514" calcext:value-type="float">
            <text:p>50.9395571514</text:p>
          </table:table-cell>
          <table:table-cell office:value-type="float" office:value="0.12121356745" calcext:value-type="float">
            <text:p>0.1212135675</text:p>
          </table:table-cell>
          <table:table-cell office:value-type="float" office:value="0.211030662484" calcext:value-type="float">
            <text:p>0.211030662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2]" office:value-type="float" office:value="0.444444444444" calcext:value-type="float">
            <text:p>0.4444444444</text:p>
          </table:table-cell>
          <table:table-cell office:value-type="string" calcext:value-type="string">
            <text:p>,</text:p>
          </table:table-cell>
          <table:table-cell table:formula="of:=[.B42]" office:value-type="float" office:value="50.9395571514" calcext:value-type="float">
            <text:p>50.9395571514</text:p>
          </table:table-cell>
        </table:table-row>
        <table:table-row table:style-name="ro1">
          <table:table-cell office:value-type="float" office:value="0.436111111111" calcext:value-type="float">
            <text:p>0.4361111111</text:p>
          </table:table-cell>
          <table:table-cell office:value-type="float" office:value="50.855774985" calcext:value-type="float">
            <text:p>50.855774985</text:p>
          </table:table-cell>
          <table:table-cell office:value-type="float" office:value="0.121281075635" calcext:value-type="float">
            <text:p>0.1212810756</text:p>
          </table:table-cell>
          <table:table-cell office:value-type="float" office:value="0.209820601732" calcext:value-type="float">
            <text:p>0.209820601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3]" office:value-type="float" office:value="0.436111111111" calcext:value-type="float">
            <text:p>0.4361111111</text:p>
          </table:table-cell>
          <table:table-cell office:value-type="string" calcext:value-type="string">
            <text:p>,</text:p>
          </table:table-cell>
          <table:table-cell table:formula="of:=[.B43]" office:value-type="float" office:value="50.855774985" calcext:value-type="float">
            <text:p>50.855774985</text:p>
          </table:table-cell>
        </table:table-row>
        <table:table-row table:style-name="ro1">
          <table:table-cell office:value-type="float" office:value="0.419444444444" calcext:value-type="float">
            <text:p>0.4194444444</text:p>
          </table:table-cell>
          <table:table-cell office:value-type="float" office:value="50.8078994614" calcext:value-type="float">
            <text:p>50.8078994614</text:p>
          </table:table-cell>
          <table:table-cell office:value-type="float" office:value="0.121171193543" calcext:value-type="float">
            <text:p>0.1211711935</text:p>
          </table:table-cell>
          <table:table-cell office:value-type="float" office:value="0.207313331534" calcext:value-type="float">
            <text:p>0.207313331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4]" office:value-type="float" office:value="0.419444444444" calcext:value-type="float">
            <text:p>0.4194444444</text:p>
          </table:table-cell>
          <table:table-cell office:value-type="string" calcext:value-type="string">
            <text:p>,</text:p>
          </table:table-cell>
          <table:table-cell table:formula="of:=[.B44]" office:value-type="float" office:value="50.8078994614" calcext:value-type="float">
            <text:p>50.8078994614</text:p>
          </table:table-cell>
        </table:table-row>
        <table:table-row table:style-name="ro1">
          <table:table-cell office:value-type="float" office:value="0.405555555556" calcext:value-type="float">
            <text:p>0.4055555556</text:p>
          </table:table-cell>
          <table:table-cell office:value-type="float" office:value="50.7719928187" calcext:value-type="float">
            <text:p>50.7719928187</text:p>
          </table:table-cell>
          <table:table-cell office:value-type="float" office:value="0.120717448727" calcext:value-type="float">
            <text:p>0.1207174487</text:p>
          </table:table-cell>
          <table:table-cell office:value-type="float" office:value="0.210266387235" calcext:value-type="float">
            <text:p>0.210266387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5]" office:value-type="float" office:value="0.405555555556" calcext:value-type="float">
            <text:p>0.4055555556</text:p>
          </table:table-cell>
          <table:table-cell office:value-type="string" calcext:value-type="string">
            <text:p>,</text:p>
          </table:table-cell>
          <table:table-cell table:formula="of:=[.B45]" office:value-type="float" office:value="50.7719928187" calcext:value-type="float">
            <text:p>50.7719928187</text:p>
          </table:table-cell>
        </table:table-row>
        <table:table-row table:style-name="ro1">
          <table:table-cell office:value-type="float" office:value="0.394444444444" calcext:value-type="float">
            <text:p>0.3944444444</text:p>
          </table:table-cell>
          <table:table-cell office:value-type="float" office:value="50.6961899062" calcext:value-type="float">
            <text:p>50.6961899062</text:p>
          </table:table-cell>
          <table:table-cell office:value-type="float" office:value="0.120489454432" calcext:value-type="float">
            <text:p>0.1204894544</text:p>
          </table:table-cell>
          <table:table-cell office:value-type="float" office:value="0.207283536585" calcext:value-type="float">
            <text:p>0.207283536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6]" office:value-type="float" office:value="0.394444444444" calcext:value-type="float">
            <text:p>0.3944444444</text:p>
          </table:table-cell>
          <table:table-cell office:value-type="string" calcext:value-type="string">
            <text:p>,</text:p>
          </table:table-cell>
          <table:table-cell table:formula="of:=[.B46]" office:value-type="float" office:value="50.6961899062" calcext:value-type="float">
            <text:p>50.6961899062</text:p>
          </table:table-cell>
        </table:table-row>
        <table:table-row table:style-name="ro1">
          <table:table-cell office:value-type="float" office:value="0.386111111111" calcext:value-type="float">
            <text:p>0.3861111111</text:p>
          </table:table-cell>
          <table:table-cell office:value-type="float" office:value="50.6363455017" calcext:value-type="float">
            <text:p>50.6363455017</text:p>
          </table:table-cell>
          <table:table-cell office:value-type="float" office:value="0.120397318993" calcext:value-type="float">
            <text:p>0.120397319</text:p>
          </table:table-cell>
          <table:table-cell office:value-type="float" office:value="0.21019994195" calcext:value-type="float">
            <text:p>0.21019994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7]" office:value-type="float" office:value="0.386111111111" calcext:value-type="float">
            <text:p>0.3861111111</text:p>
          </table:table-cell>
          <table:table-cell office:value-type="string" calcext:value-type="string">
            <text:p>,</text:p>
          </table:table-cell>
          <table:table-cell table:formula="of:=[.B47]" office:value-type="float" office:value="50.6363455017" calcext:value-type="float">
            <text:p>50.6363455017</text:p>
          </table:table-cell>
        </table:table-row>
        <table:table-row table:style-name="ro1">
          <table:table-cell office:value-type="float" office:value="0.377777777778" calcext:value-type="float">
            <text:p>0.3777777778</text:p>
          </table:table-cell>
          <table:table-cell office:value-type="float" office:value="50.600438859" calcext:value-type="float">
            <text:p>50.600438859</text:p>
          </table:table-cell>
          <table:table-cell office:value-type="float" office:value="0.120609407911" calcext:value-type="float">
            <text:p>0.1206094079</text:p>
          </table:table-cell>
          <table:table-cell office:value-type="float" office:value="0.207361232019" calcext:value-type="float">
            <text:p>0.20736123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8]" office:value-type="float" office:value="0.377777777778" calcext:value-type="float">
            <text:p>0.3777777778</text:p>
          </table:table-cell>
          <table:table-cell office:value-type="string" calcext:value-type="string">
            <text:p>,</text:p>
          </table:table-cell>
          <table:table-cell table:formula="of:=[.B48]" office:value-type="float" office:value="50.600438859" calcext:value-type="float">
            <text:p>50.600438859</text:p>
          </table:table-cell>
        </table:table-row>
        <table:table-row table:style-name="ro1">
          <table:table-cell office:value-type="float" office:value="0.363888888889" calcext:value-type="float">
            <text:p>0.3638888889</text:p>
          </table:table-cell>
          <table:table-cell office:value-type="float" office:value="50.5326152005" calcext:value-type="float">
            <text:p>50.5326152005</text:p>
          </table:table-cell>
          <table:table-cell office:value-type="float" office:value="0.120203328905" calcext:value-type="float">
            <text:p>0.1202033289</text:p>
          </table:table-cell>
          <table:table-cell office:value-type="float" office:value="0.210179787851" calcext:value-type="float">
            <text:p>0.210179787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9]" office:value-type="float" office:value="0.363888888889" calcext:value-type="float">
            <text:p>0.3638888889</text:p>
          </table:table-cell>
          <table:table-cell office:value-type="string" calcext:value-type="string">
            <text:p>,</text:p>
          </table:table-cell>
          <table:table-cell table:formula="of:=[.B49]" office:value-type="float" office:value="50.5326152005" calcext:value-type="float">
            <text:p>50.5326152005</text:p>
          </table:table-cell>
        </table:table-row>
        <table:table-row table:style-name="ro1">
          <table:table-cell office:value-type="float" office:value="0.355555555556" calcext:value-type="float">
            <text:p>0.3555555556</text:p>
          </table:table-cell>
          <table:table-cell office:value-type="float" office:value="50.4767604229" calcext:value-type="float">
            <text:p>50.4767604229</text:p>
          </table:table-cell>
          <table:table-cell office:value-type="float" office:value="0.12025829421" calcext:value-type="float">
            <text:p>0.1202582942</text:p>
          </table:table-cell>
          <table:table-cell office:value-type="float" office:value="0.208941203272" calcext:value-type="float">
            <text:p>0.208941203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0]" office:value-type="float" office:value="0.355555555556" calcext:value-type="float">
            <text:p>0.3555555556</text:p>
          </table:table-cell>
          <table:table-cell office:value-type="string" calcext:value-type="string">
            <text:p>,</text:p>
          </table:table-cell>
          <table:table-cell table:formula="of:=[.B50]" office:value-type="float" office:value="50.4767604229" calcext:value-type="float">
            <text:p>50.476760422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50.4288848993" calcext:value-type="float">
            <text:p>50.4288848993</text:p>
          </table:table-cell>
          <table:table-cell office:value-type="float" office:value="0.120194266019" calcext:value-type="float">
            <text:p>0.120194266</text:p>
          </table:table-cell>
          <table:table-cell office:value-type="float" office:value="0.207379531667" calcext:value-type="float">
            <text:p>0.207379531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1]" office:value-type="float" office:value="0.35" calcext:value-type="float">
            <text:p>0.35</text:p>
          </table:table-cell>
          <table:table-cell office:value-type="string" calcext:value-type="string">
            <text:p>,</text:p>
          </table:table-cell>
          <table:table-cell table:formula="of:=[.B51]" office:value-type="float" office:value="50.4288848993" calcext:value-type="float">
            <text:p>50.4288848993</text:p>
          </table:table-cell>
        </table:table-row>
        <table:table-row table:style-name="ro1">
          <table:table-cell office:value-type="float" office:value="0.344444444444" calcext:value-type="float">
            <text:p>0.3444444444</text:p>
          </table:table-cell>
          <table:table-cell office:value-type="float" office:value="50.3730301217" calcext:value-type="float">
            <text:p>50.3730301217</text:p>
          </table:table-cell>
          <table:table-cell office:value-type="float" office:value="0.119754509804" calcext:value-type="float">
            <text:p>0.1197545098</text:p>
          </table:table-cell>
          <table:table-cell office:value-type="float" office:value="0.208750884819" calcext:value-type="float">
            <text:p>0.208750884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2]" office:value-type="float" office:value="0.344444444444" calcext:value-type="float">
            <text:p>0.3444444444</text:p>
          </table:table-cell>
          <table:table-cell office:value-type="string" calcext:value-type="string">
            <text:p>,</text:p>
          </table:table-cell>
          <table:table-cell table:formula="of:=[.B52]" office:value-type="float" office:value="50.3730301217" calcext:value-type="float">
            <text:p>50.3730301217</text:p>
          </table:table-cell>
        </table:table-row>
        <table:table-row table:style-name="ro1">
          <table:table-cell office:value-type="float" office:value="0.336111111111" calcext:value-type="float">
            <text:p>0.3361111111</text:p>
          </table:table-cell>
          <table:table-cell office:value-type="float" office:value="50.3211649711" calcext:value-type="float">
            <text:p>50.3211649711</text:p>
          </table:table-cell>
          <table:table-cell office:value-type="float" office:value="0.119716978168" calcext:value-type="float">
            <text:p>0.1197169782</text:p>
          </table:table-cell>
          <table:table-cell office:value-type="float" office:value="0.207254722642" calcext:value-type="float">
            <text:p>0.207254722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3]" office:value-type="float" office:value="0.336111111111" calcext:value-type="float">
            <text:p>0.3361111111</text:p>
          </table:table-cell>
          <table:table-cell office:value-type="string" calcext:value-type="string">
            <text:p>,</text:p>
          </table:table-cell>
          <table:table-cell table:formula="of:=[.B53]" office:value-type="float" office:value="50.3211649711" calcext:value-type="float">
            <text:p>50.3211649711</text:p>
          </table:table-cell>
        </table:table-row>
        <table:table-row table:style-name="ro1">
          <table:table-cell office:value-type="float" office:value="0.327777777778" calcext:value-type="float">
            <text:p>0.3277777778</text:p>
          </table:table-cell>
          <table:table-cell office:value-type="float" office:value="50.2812687014" calcext:value-type="float">
            <text:p>50.2812687014</text:p>
          </table:table-cell>
          <table:table-cell office:value-type="float" office:value="0.119608364122" calcext:value-type="float">
            <text:p>0.1196083641</text:p>
          </table:table-cell>
          <table:table-cell office:value-type="float" office:value="0.210313379117" calcext:value-type="float">
            <text:p>0.210313379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4]" office:value-type="float" office:value="0.327777777778" calcext:value-type="float">
            <text:p>0.3277777778</text:p>
          </table:table-cell>
          <table:table-cell office:value-type="string" calcext:value-type="string">
            <text:p>,</text:p>
          </table:table-cell>
          <table:table-cell table:formula="of:=[.B54]" office:value-type="float" office:value="50.2812687014" calcext:value-type="float">
            <text:p>50.281268701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50.2453620586" calcext:value-type="float">
            <text:p>50.2453620586</text:p>
          </table:table-cell>
          <table:table-cell office:value-type="float" office:value="0.119483596884" calcext:value-type="float">
            <text:p>0.1194835969</text:p>
          </table:table-cell>
          <table:table-cell office:value-type="float" office:value="0.207183893783" calcext:value-type="float">
            <text:p>0.207183893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5]" office:value-type="float" office:value="0.325" calcext:value-type="float">
            <text:p>0.325</text:p>
          </table:table-cell>
          <table:table-cell office:value-type="string" calcext:value-type="string">
            <text:p>,</text:p>
          </table:table-cell>
          <table:table-cell table:formula="of:=[.B55]" office:value-type="float" office:value="50.2453620586" calcext:value-type="float">
            <text:p>50.2453620586</text:p>
          </table:table-cell>
        </table:table-row>
        <table:table-row table:style-name="ro1">
          <table:table-cell office:value-type="float" office:value="0.316666666667" calcext:value-type="float">
            <text:p>0.3166666667</text:p>
          </table:table-cell>
          <table:table-cell office:value-type="float" office:value="50.201476162" calcext:value-type="float">
            <text:p>50.201476162</text:p>
          </table:table-cell>
          <table:table-cell office:value-type="float" office:value="0.119481767347" calcext:value-type="float">
            <text:p>0.1194817673</text:p>
          </table:table-cell>
          <table:table-cell office:value-type="float" office:value="0.21017147701" calcext:value-type="float">
            <text:p>0.21017147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6]" office:value-type="float" office:value="0.316666666667" calcext:value-type="float">
            <text:p>0.3166666667</text:p>
          </table:table-cell>
          <table:table-cell office:value-type="string" calcext:value-type="string">
            <text:p>,</text:p>
          </table:table-cell>
          <table:table-cell table:formula="of:=[.B56]" office:value-type="float" office:value="50.201476162" calcext:value-type="float">
            <text:p>50.201476162</text:p>
          </table:table-cell>
        </table:table-row>
        <table:table-row table:style-name="ro1">
          <table:table-cell office:value-type="float" office:value="0.313888888889" calcext:value-type="float">
            <text:p>0.3138888889</text:p>
          </table:table-cell>
          <table:table-cell office:value-type="float" office:value="50.1575902653" calcext:value-type="float">
            <text:p>50.1575902653</text:p>
          </table:table-cell>
          <table:table-cell office:value-type="float" office:value="0.119457390618" calcext:value-type="float">
            <text:p>0.1194573906</text:p>
          </table:table-cell>
          <table:table-cell office:value-type="float" office:value="0.207322757338" calcext:value-type="float">
            <text:p>0.207322757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7]" office:value-type="float" office:value="0.313888888889" calcext:value-type="float">
            <text:p>0.3138888889</text:p>
          </table:table-cell>
          <table:table-cell office:value-type="string" calcext:value-type="string">
            <text:p>,</text:p>
          </table:table-cell>
          <table:table-cell table:formula="of:=[.B57]" office:value-type="float" office:value="50.1575902653" calcext:value-type="float">
            <text:p>50.1575902653</text:p>
          </table:table-cell>
        </table:table-row>
        <table:table-row table:style-name="ro1">
          <table:table-cell office:value-type="float" office:value="0.308333333333" calcext:value-type="float">
            <text:p>0.3083333333</text:p>
          </table:table-cell>
          <table:table-cell office:value-type="float" office:value="50.1057251147" calcext:value-type="float">
            <text:p>50.1057251147</text:p>
          </table:table-cell>
          <table:table-cell office:value-type="float" office:value="0.119212470402" calcext:value-type="float">
            <text:p>0.1192124704</text:p>
          </table:table-cell>
          <table:table-cell office:value-type="float" office:value="0.209950738713" calcext:value-type="float">
            <text:p>0.209950738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8]" office:value-type="float" office:value="0.308333333333" calcext:value-type="float">
            <text:p>0.3083333333</text:p>
          </table:table-cell>
          <table:table-cell office:value-type="string" calcext:value-type="string">
            <text:p>,</text:p>
          </table:table-cell>
          <table:table-cell table:formula="of:=[.B58]" office:value-type="float" office:value="50.1057251147" calcext:value-type="float">
            <text:p>50.1057251147</text:p>
          </table:table-cell>
        </table:table-row>
        <table:table-row table:style-name="ro1">
          <table:table-cell office:value-type="float" office:value="0.294444444444" calcext:value-type="float">
            <text:p>0.2944444444</text:p>
          </table:table-cell>
          <table:table-cell office:value-type="float" office:value="50.061839218" calcext:value-type="float">
            <text:p>50.061839218</text:p>
          </table:table-cell>
          <table:table-cell office:value-type="float" office:value="0.119084874348" calcext:value-type="float">
            <text:p>0.1190848743</text:p>
          </table:table-cell>
          <table:table-cell office:value-type="float" office:value="0.207211356923" calcext:value-type="float">
            <text:p>0.207211356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9]" office:value-type="float" office:value="0.294444444444" calcext:value-type="float">
            <text:p>0.2944444444</text:p>
          </table:table-cell>
          <table:table-cell office:value-type="string" calcext:value-type="string">
            <text:p>,</text:p>
          </table:table-cell>
          <table:table-cell table:formula="of:=[.B59]" office:value-type="float" office:value="50.061839218" calcext:value-type="float">
            <text:p>50.061839218</text:p>
          </table:table-cell>
        </table:table-row>
        <table:table-row table:style-name="ro1">
          <table:table-cell office:value-type="float" office:value="0.288888888889" calcext:value-type="float">
            <text:p>0.2888888889</text:p>
          </table:table-cell>
          <table:table-cell office:value-type="float" office:value="49.9900259326" calcext:value-type="float">
            <text:p>49.9900259326</text:p>
          </table:table-cell>
          <table:table-cell office:value-type="float" office:value="0.119095615007" calcext:value-type="float">
            <text:p>0.119095615</text:p>
          </table:table-cell>
          <table:table-cell office:value-type="float" office:value="0.210244203093" calcext:value-type="float">
            <text:p>0.210244203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0]" office:value-type="float" office:value="0.288888888889" calcext:value-type="float">
            <text:p>0.2888888889</text:p>
          </table:table-cell>
          <table:table-cell office:value-type="string" calcext:value-type="string">
            <text:p>,</text:p>
          </table:table-cell>
          <table:table-cell table:formula="of:=[.B60]" office:value-type="float" office:value="49.9900259326" calcext:value-type="float">
            <text:p>49.9900259326</text:p>
          </table:table-cell>
        </table:table-row>
        <table:table-row table:style-name="ro1">
          <table:table-cell office:value-type="float" office:value="0.286111111111" calcext:value-type="float">
            <text:p>0.2861111111</text:p>
          </table:table-cell>
          <table:table-cell office:value-type="float" office:value="49.9142230201" calcext:value-type="float">
            <text:p>49.9142230201</text:p>
          </table:table-cell>
          <table:table-cell office:value-type="float" office:value="0.118818297131" calcext:value-type="float">
            <text:p>0.1188182971</text:p>
          </table:table-cell>
          <table:table-cell office:value-type="float" office:value="0.208549751295" calcext:value-type="float">
            <text:p>0.208549751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1]" office:value-type="float" office:value="0.286111111111" calcext:value-type="float">
            <text:p>0.2861111111</text:p>
          </table:table-cell>
          <table:table-cell office:value-type="string" calcext:value-type="string">
            <text:p>,</text:p>
          </table:table-cell>
          <table:table-cell table:formula="of:=[.B61]" office:value-type="float" office:value="49.9142230201" calcext:value-type="float">
            <text:p>49.9142230201</text:p>
          </table:table-cell>
        </table:table-row>
        <table:table-row table:style-name="ro1">
          <table:table-cell office:value-type="float" office:value="0.283333333333" calcext:value-type="float">
            <text:p>0.2833333333</text:p>
          </table:table-cell>
          <table:table-cell office:value-type="float" office:value="49.8823060044" calcext:value-type="float">
            <text:p>49.8823060044</text:p>
          </table:table-cell>
          <table:table-cell office:value-type="float" office:value="0.118675842918" calcext:value-type="float">
            <text:p>0.1186758429</text:p>
          </table:table-cell>
          <table:table-cell office:value-type="float" office:value="0.207222368964" calcext:value-type="float">
            <text:p>0.20722236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2]" office:value-type="float" office:value="0.283333333333" calcext:value-type="float">
            <text:p>0.2833333333</text:p>
          </table:table-cell>
          <table:table-cell office:value-type="string" calcext:value-type="string">
            <text:p>,</text:p>
          </table:table-cell>
          <table:table-cell table:formula="of:=[.B62]" office:value-type="float" office:value="49.8823060044" calcext:value-type="float">
            <text:p>49.8823060044</text:p>
          </table:table-cell>
        </table:table-row>
        <table:table-row table:style-name="ro1">
          <table:table-cell office:value-type="float" office:value="0.277777777778" calcext:value-type="float">
            <text:p>0.2777777778</text:p>
          </table:table-cell>
          <table:table-cell office:value-type="float" office:value="49.8224615998" calcext:value-type="float">
            <text:p>49.8224615998</text:p>
          </table:table-cell>
          <table:table-cell office:value-type="float" office:value="0.118671989196" calcext:value-type="float">
            <text:p>0.1186719892</text:p>
          </table:table-cell>
          <table:table-cell office:value-type="float" office:value="0.207849495637" calcext:value-type="float">
            <text:p>0.207849495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3]" office:value-type="float" office:value="0.277777777778" calcext:value-type="float">
            <text:p>0.2777777778</text:p>
          </table:table-cell>
          <table:table-cell office:value-type="string" calcext:value-type="string">
            <text:p>,</text:p>
          </table:table-cell>
          <table:table-cell table:formula="of:=[.B63]" office:value-type="float" office:value="49.8224615998" calcext:value-type="float">
            <text:p>49.8224615998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49.7825653301" calcext:value-type="float">
            <text:p>49.7825653301</text:p>
          </table:table-cell>
          <table:table-cell office:value-type="float" office:value="0.118588216586" calcext:value-type="float">
            <text:p>0.1185882166</text:p>
          </table:table-cell>
          <table:table-cell office:value-type="float" office:value="0.207404842435" calcext:value-type="float">
            <text:p>0.207404842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4]" office:value-type="float" office:value="0.275" calcext:value-type="float">
            <text:p>0.275</text:p>
          </table:table-cell>
          <table:table-cell office:value-type="string" calcext:value-type="string">
            <text:p>,</text:p>
          </table:table-cell>
          <table:table-cell table:formula="of:=[.B64]" office:value-type="float" office:value="49.7825653301" calcext:value-type="float">
            <text:p>49.7825653301</text:p>
          </table:table-cell>
        </table:table-row>
        <table:table-row table:style-name="ro1">
          <table:table-cell office:value-type="float" office:value="0.266666666667" calcext:value-type="float">
            <text:p>0.2666666667</text:p>
          </table:table-cell>
          <table:table-cell office:value-type="float" office:value="49.6269698783" calcext:value-type="float">
            <text:p>49.6269698783</text:p>
          </table:table-cell>
          <table:table-cell office:value-type="float" office:value="0.117830554447" calcext:value-type="float">
            <text:p>0.1178305544</text:p>
          </table:table-cell>
          <table:table-cell office:value-type="float" office:value="0.20700383268" calcext:value-type="float">
            <text:p>0.207003832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5]" office:value-type="float" office:value="0.266666666667" calcext:value-type="float">
            <text:p>0.2666666667</text:p>
          </table:table-cell>
          <table:table-cell office:value-type="string" calcext:value-type="string">
            <text:p>,</text:p>
          </table:table-cell>
          <table:table-cell table:formula="of:=[.B65]" office:value-type="float" office:value="49.6269698783" calcext:value-type="float">
            <text:p>49.6269698783</text:p>
          </table:table-cell>
        </table:table-row>
        <table:table-row table:style-name="ro1">
          <table:table-cell office:value-type="float" office:value="0.258333333333" calcext:value-type="float">
            <text:p>0.2583333333</text:p>
          </table:table-cell>
          <table:table-cell office:value-type="float" office:value="49.5751047277" calcext:value-type="float">
            <text:p>49.5751047277</text:p>
          </table:table-cell>
          <table:table-cell office:value-type="float" office:value="0.117915248822" calcext:value-type="float">
            <text:p>0.1179152488</text:p>
          </table:table-cell>
          <table:table-cell office:value-type="float" office:value="0.207026490339" calcext:value-type="float">
            <text:p>0.207026490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6]" office:value-type="float" office:value="0.258333333333" calcext:value-type="float">
            <text:p>0.2583333333</text:p>
          </table:table-cell>
          <table:table-cell office:value-type="string" calcext:value-type="string">
            <text:p>,</text:p>
          </table:table-cell>
          <table:table-cell table:formula="of:=[.B66]" office:value-type="float" office:value="49.5751047277" calcext:value-type="float">
            <text:p>49.575104727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9.5591462198" calcext:value-type="float">
            <text:p>49.5591462198</text:p>
          </table:table-cell>
          <table:table-cell office:value-type="float" office:value="0.117970748081" calcext:value-type="float">
            <text:p>0.1179707481</text:p>
          </table:table-cell>
          <table:table-cell office:value-type="float" office:value="0.20746266966" calcext:value-type="float">
            <text:p>0.207462669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7]" office:value-type="float" office:value="0.25" calcext:value-type="float">
            <text:p>0.25</text:p>
          </table:table-cell>
          <table:table-cell office:value-type="string" calcext:value-type="string">
            <text:p>,</text:p>
          </table:table-cell>
          <table:table-cell table:formula="of:=[.B67]" office:value-type="float" office:value="49.5591462198" calcext:value-type="float">
            <text:p>49.5591462198</text:p>
          </table:table-cell>
        </table:table-row>
        <table:table-row table:style-name="ro1">
          <table:table-cell office:value-type="float" office:value="0.247222222222" calcext:value-type="float">
            <text:p>0.2472222222</text:p>
          </table:table-cell>
          <table:table-cell office:value-type="float" office:value="49.539198085" calcext:value-type="float">
            <text:p>49.539198085</text:p>
          </table:table-cell>
          <table:table-cell office:value-type="float" office:value="0.117767471614" calcext:value-type="float">
            <text:p>0.1177674716</text:p>
          </table:table-cell>
          <table:table-cell office:value-type="float" office:value="0.207087996045" calcext:value-type="float">
            <text:p>0.20708799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8]" office:value-type="float" office:value="0.247222222222" calcext:value-type="float">
            <text:p>0.2472222222</text:p>
          </table:table-cell>
          <table:table-cell office:value-type="string" calcext:value-type="string">
            <text:p>,</text:p>
          </table:table-cell>
          <table:table-cell table:formula="of:=[.B68]" office:value-type="float" office:value="49.539198085" calcext:value-type="float">
            <text:p>49.539198085</text:p>
          </table:table-cell>
        </table:table-row>
        <table:table-row table:style-name="ro1">
          <table:table-cell office:value-type="float" office:value="0.244444444444" calcext:value-type="float">
            <text:p>0.2444444444</text:p>
          </table:table-cell>
          <table:table-cell office:value-type="float" office:value="49.5072810692" calcext:value-type="float">
            <text:p>49.5072810692</text:p>
          </table:table-cell>
          <table:table-cell office:value-type="float" office:value="0.117756101463" calcext:value-type="float">
            <text:p>0.1177561015</text:p>
          </table:table-cell>
          <table:table-cell office:value-type="float" office:value="0.207538749794" calcext:value-type="float">
            <text:p>0.207538749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9]" office:value-type="float" office:value="0.244444444444" calcext:value-type="float">
            <text:p>0.2444444444</text:p>
          </table:table-cell>
          <table:table-cell office:value-type="string" calcext:value-type="string">
            <text:p>,</text:p>
          </table:table-cell>
          <table:table-cell table:formula="of:=[.B69]" office:value-type="float" office:value="49.5072810692" calcext:value-type="float">
            <text:p>49.5072810692</text:p>
          </table:table-cell>
        </table:table-row>
        <table:table-row table:style-name="ro1">
          <table:table-cell office:value-type="float" office:value="0.241666666667" calcext:value-type="float">
            <text:p>0.2416666667</text:p>
          </table:table-cell>
          <table:table-cell office:value-type="float" office:value="49.4753640535" calcext:value-type="float">
            <text:p>49.4753640535</text:p>
          </table:table-cell>
          <table:table-cell office:value-type="float" office:value="0.117798446508" calcext:value-type="float">
            <text:p>0.1177984465</text:p>
          </table:table-cell>
          <table:table-cell office:value-type="float" office:value="0.207220762913" calcext:value-type="float">
            <text:p>0.207220762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0]" office:value-type="float" office:value="0.241666666667" calcext:value-type="float">
            <text:p>0.2416666667</text:p>
          </table:table-cell>
          <table:table-cell office:value-type="string" calcext:value-type="string">
            <text:p>,</text:p>
          </table:table-cell>
          <table:table-cell table:formula="of:=[.B70]" office:value-type="float" office:value="49.4753640535" calcext:value-type="float">
            <text:p>49.4753640535</text:p>
          </table:table-cell>
        </table:table-row>
        <table:table-row table:style-name="ro1">
          <table:table-cell office:value-type="float" office:value="0.238888888889" calcext:value-type="float">
            <text:p>0.2388888889</text:p>
          </table:table-cell>
          <table:table-cell office:value-type="float" office:value="49.4354677838" calcext:value-type="float">
            <text:p>49.4354677838</text:p>
          </table:table-cell>
          <table:table-cell office:value-type="float" office:value="0.117694878576" calcext:value-type="float">
            <text:p>0.1176948786</text:p>
          </table:table-cell>
          <table:table-cell office:value-type="float" office:value="0.207250349881" calcext:value-type="float">
            <text:p>0.207250349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1]" office:value-type="float" office:value="0.238888888889" calcext:value-type="float">
            <text:p>0.2388888889</text:p>
          </table:table-cell>
          <table:table-cell office:value-type="string" calcext:value-type="string">
            <text:p>,</text:p>
          </table:table-cell>
          <table:table-cell table:formula="of:=[.B71]" office:value-type="float" office:value="49.4354677838" calcext:value-type="float">
            <text:p>49.4354677838</text:p>
          </table:table-cell>
        </table:table-row>
        <table:table-row table:style-name="ro1">
          <table:table-cell office:value-type="float" office:value="0.236111111111" calcext:value-type="float">
            <text:p>0.2361111111</text:p>
          </table:table-cell>
          <table:table-cell office:value-type="float" office:value="49.407540395" calcext:value-type="float">
            <text:p>49.407540395</text:p>
          </table:table-cell>
          <table:table-cell office:value-type="float" office:value="0.117719785067" calcext:value-type="float">
            <text:p>0.1177197851</text:p>
          </table:table-cell>
          <table:table-cell office:value-type="float" office:value="0.207205716519" calcext:value-type="float">
            <text:p>0.207205716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2]" office:value-type="float" office:value="0.236111111111" calcext:value-type="float">
            <text:p>0.2361111111</text:p>
          </table:table-cell>
          <table:table-cell office:value-type="string" calcext:value-type="string">
            <text:p>,</text:p>
          </table:table-cell>
          <table:table-cell table:formula="of:=[.B72]" office:value-type="float" office:value="49.407540395" calcext:value-type="float">
            <text:p>49.407540395</text:p>
          </table:table-cell>
        </table:table-row>
        <table:table-row table:style-name="ro1">
          <table:table-cell office:value-type="float" office:value="0.230555555556" calcext:value-type="float">
            <text:p>0.2305555556</text:p>
          </table:table-cell>
          <table:table-cell office:value-type="float" office:value="49.3636544983" calcext:value-type="float">
            <text:p>49.3636544983</text:p>
          </table:table-cell>
          <table:table-cell office:value-type="float" office:value="0.117625963393" calcext:value-type="float">
            <text:p>0.1176259634</text:p>
          </table:table-cell>
          <table:table-cell office:value-type="float" office:value="0.207248143347" calcext:value-type="float">
            <text:p>0.207248143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3]" office:value-type="float" office:value="0.230555555556" calcext:value-type="float">
            <text:p>0.2305555556</text:p>
          </table:table-cell>
          <table:table-cell office:value-type="string" calcext:value-type="string">
            <text:p>,</text:p>
          </table:table-cell>
          <table:table-cell table:formula="of:=[.B73]" office:value-type="float" office:value="49.3636544983" calcext:value-type="float">
            <text:p>49.3636544983</text:p>
          </table:table-cell>
        </table:table-row>
        <table:table-row table:style-name="ro1">
          <table:table-cell office:value-type="float" office:value="0.222222222222" calcext:value-type="float">
            <text:p>0.2222222222</text:p>
          </table:table-cell>
          <table:table-cell office:value-type="float" office:value="49.3157789747" calcext:value-type="float">
            <text:p>49.3157789747</text:p>
          </table:table-cell>
          <table:table-cell office:value-type="float" office:value="0.117741339121" calcext:value-type="float">
            <text:p>0.1177413391</text:p>
          </table:table-cell>
          <table:table-cell office:value-type="float" office:value="0.207274679171" calcext:value-type="float">
            <text:p>0.207274679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4]" office:value-type="float" office:value="0.222222222222" calcext:value-type="float">
            <text:p>0.2222222222</text:p>
          </table:table-cell>
          <table:table-cell office:value-type="string" calcext:value-type="string">
            <text:p>,</text:p>
          </table:table-cell>
          <table:table-cell table:formula="of:=[.B74]" office:value-type="float" office:value="49.3157789747" calcext:value-type="float">
            <text:p>49.3157789747</text:p>
          </table:table-cell>
        </table:table-row>
        <table:table-row table:style-name="ro1">
          <table:table-cell office:value-type="float" office:value="0.219444444444" calcext:value-type="float">
            <text:p>0.2194444444</text:p>
          </table:table-cell>
          <table:table-cell office:value-type="float" office:value="49.267903451" calcext:value-type="float">
            <text:p>49.267903451</text:p>
          </table:table-cell>
          <table:table-cell office:value-type="float" office:value="0.11711876408" calcext:value-type="float">
            <text:p>0.1171187641</text:p>
          </table:table-cell>
          <table:table-cell office:value-type="float" office:value="0.20706657483" calcext:value-type="float">
            <text:p>0.207066574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5]" office:value-type="float" office:value="0.219444444444" calcext:value-type="float">
            <text:p>0.2194444444</text:p>
          </table:table-cell>
          <table:table-cell office:value-type="string" calcext:value-type="string">
            <text:p>,</text:p>
          </table:table-cell>
          <table:table-cell table:formula="of:=[.B75]" office:value-type="float" office:value="49.267903451" calcext:value-type="float">
            <text:p>49.267903451</text:p>
          </table:table-cell>
        </table:table-row>
        <table:table-row table:style-name="ro1">
          <table:table-cell office:value-type="float" office:value="0.213888888889" calcext:value-type="float">
            <text:p>0.2138888889</text:p>
          </table:table-cell>
          <table:table-cell office:value-type="float" office:value="49.2160383004" calcext:value-type="float">
            <text:p>49.2160383004</text:p>
          </table:table-cell>
          <table:table-cell office:value-type="float" office:value="0.117018448401" calcext:value-type="float">
            <text:p>0.1170184484</text:p>
          </table:table-cell>
          <table:table-cell office:value-type="float" office:value="0.206703588754" calcext:value-type="float">
            <text:p>0.206703588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6]" office:value-type="float" office:value="0.213888888889" calcext:value-type="float">
            <text:p>0.2138888889</text:p>
          </table:table-cell>
          <table:table-cell office:value-type="string" calcext:value-type="string">
            <text:p>,</text:p>
          </table:table-cell>
          <table:table-cell table:formula="of:=[.B76]" office:value-type="float" office:value="49.2160383004" calcext:value-type="float">
            <text:p>49.2160383004</text:p>
          </table:table-cell>
        </table:table-row>
        <table:table-row table:style-name="ro1">
          <table:table-cell office:value-type="float" office:value="0.211111111111" calcext:value-type="float">
            <text:p>0.2111111111</text:p>
          </table:table-cell>
          <table:table-cell office:value-type="float" office:value="49.1881109116" calcext:value-type="float">
            <text:p>49.1881109116</text:p>
          </table:table-cell>
          <table:table-cell office:value-type="float" office:value="0.117174365175" calcext:value-type="float">
            <text:p>0.1171743652</text:p>
          </table:table-cell>
          <table:table-cell office:value-type="float" office:value="0.206833600493" calcext:value-type="float">
            <text:p>0.206833600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7]" office:value-type="float" office:value="0.211111111111" calcext:value-type="float">
            <text:p>0.2111111111</text:p>
          </table:table-cell>
          <table:table-cell office:value-type="string" calcext:value-type="string">
            <text:p>,</text:p>
          </table:table-cell>
          <table:table-cell table:formula="of:=[.B77]" office:value-type="float" office:value="49.1881109116" calcext:value-type="float">
            <text:p>49.1881109116</text:p>
          </table:table-cell>
        </table:table-row>
        <table:table-row table:style-name="ro1">
          <table:table-cell office:value-type="float" office:value="0.208333333333" calcext:value-type="float">
            <text:p>0.2083333333</text:p>
          </table:table-cell>
          <table:table-cell office:value-type="float" office:value="49.1482146419" calcext:value-type="float">
            <text:p>49.1482146419</text:p>
          </table:table-cell>
          <table:table-cell office:value-type="float" office:value="0.116780216233" calcext:value-type="float">
            <text:p>0.1167802162</text:p>
          </table:table-cell>
          <table:table-cell office:value-type="float" office:value="0.206665365413" calcext:value-type="float">
            <text:p>0.206665365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8]" office:value-type="float" office:value="0.208333333333" calcext:value-type="float">
            <text:p>0.2083333333</text:p>
          </table:table-cell>
          <table:table-cell office:value-type="string" calcext:value-type="string">
            <text:p>,</text:p>
          </table:table-cell>
          <table:table-cell table:formula="of:=[.B78]" office:value-type="float" office:value="49.1482146419" calcext:value-type="float">
            <text:p>49.1482146419</text:p>
          </table:table-cell>
        </table:table-row>
        <table:table-row table:style-name="ro1">
          <table:table-cell office:value-type="float" office:value="0.202777777778" calcext:value-type="float">
            <text:p>0.2027777778</text:p>
          </table:table-cell>
          <table:table-cell office:value-type="float" office:value="49.0963494913" calcext:value-type="float">
            <text:p>49.0963494913</text:p>
          </table:table-cell>
          <table:table-cell office:value-type="float" office:value="0.11662517166" calcext:value-type="float">
            <text:p>0.1166251717</text:p>
          </table:table-cell>
          <table:table-cell office:value-type="float" office:value="0.206919751058" calcext:value-type="float">
            <text:p>0.206919751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9]" office:value-type="float" office:value="0.202777777778" calcext:value-type="float">
            <text:p>0.2027777778</text:p>
          </table:table-cell>
          <table:table-cell office:value-type="string" calcext:value-type="string">
            <text:p>,</text:p>
          </table:table-cell>
          <table:table-cell table:formula="of:=[.B79]" office:value-type="float" office:value="49.0963494913" calcext:value-type="float">
            <text:p>49.0963494913</text:p>
          </table:table-cell>
        </table:table-row>
        <table:table-row table:style-name="ro1">
          <table:table-cell office:value-type="float" office:value="0.197222222222" calcext:value-type="float">
            <text:p>0.1972222222</text:p>
          </table:table-cell>
          <table:table-cell office:value-type="float" office:value="49.0644324756" calcext:value-type="float">
            <text:p>49.0644324756</text:p>
          </table:table-cell>
          <table:table-cell office:value-type="float" office:value="0.116756407147" calcext:value-type="float">
            <text:p>0.1167564071</text:p>
          </table:table-cell>
          <table:table-cell office:value-type="float" office:value="0.206907713159" calcext:value-type="float">
            <text:p>0.206907713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0]" office:value-type="float" office:value="0.197222222222" calcext:value-type="float">
            <text:p>0.1972222222</text:p>
          </table:table-cell>
          <table:table-cell office:value-type="string" calcext:value-type="string">
            <text:p>,</text:p>
          </table:table-cell>
          <table:table-cell table:formula="of:=[.B80]" office:value-type="float" office:value="49.0644324756" calcext:value-type="float">
            <text:p>49.0644324756</text:p>
          </table:table-cell>
        </table:table-row>
        <table:table-row table:style-name="ro1">
          <table:table-cell office:value-type="float" office:value="0.194444444444" calcext:value-type="float">
            <text:p>0.1944444444</text:p>
          </table:table-cell>
          <table:table-cell office:value-type="float" office:value="49.0285258328" calcext:value-type="float">
            <text:p>49.0285258328</text:p>
          </table:table-cell>
          <table:table-cell office:value-type="float" office:value="0.116725463224" calcext:value-type="float">
            <text:p>0.1167254632</text:p>
          </table:table-cell>
          <table:table-cell office:value-type="float" office:value="0.206853365088" calcext:value-type="float">
            <text:p>0.206853365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1]" office:value-type="float" office:value="0.194444444444" calcext:value-type="float">
            <text:p>0.1944444444</text:p>
          </table:table-cell>
          <table:table-cell office:value-type="string" calcext:value-type="string">
            <text:p>,</text:p>
          </table:table-cell>
          <table:table-cell table:formula="of:=[.B81]" office:value-type="float" office:value="49.0285258328" calcext:value-type="float">
            <text:p>49.0285258328</text:p>
          </table:table-cell>
        </table:table-row>
        <table:table-row table:style-name="ro1">
          <table:table-cell office:value-type="float" office:value="0.191666666667" calcext:value-type="float">
            <text:p>0.1916666667</text:p>
          </table:table-cell>
          <table:table-cell office:value-type="float" office:value="49.008577698" calcext:value-type="float">
            <text:p>49.008577698</text:p>
          </table:table-cell>
          <table:table-cell office:value-type="float" office:value="0.116472516798" calcext:value-type="float">
            <text:p>0.1164725168</text:p>
          </table:table-cell>
          <table:table-cell office:value-type="float" office:value="0.206819182132" calcext:value-type="float">
            <text:p>0.206819182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2]" office:value-type="float" office:value="0.191666666667" calcext:value-type="float">
            <text:p>0.1916666667</text:p>
          </table:table-cell>
          <table:table-cell office:value-type="string" calcext:value-type="string">
            <text:p>,</text:p>
          </table:table-cell>
          <table:table-cell table:formula="of:=[.B82]" office:value-type="float" office:value="49.008577698" calcext:value-type="float">
            <text:p>49.008577698</text:p>
          </table:table-cell>
        </table:table-row>
        <table:table-row table:style-name="ro1">
          <table:table-cell office:value-type="float" office:value="0.177777777778" calcext:value-type="float">
            <text:p>0.1777777778</text:p>
          </table:table-cell>
          <table:table-cell office:value-type="float" office:value="48.9447436665" calcext:value-type="float">
            <text:p>48.9447436665</text:p>
          </table:table-cell>
          <table:table-cell office:value-type="float" office:value="0.116211725593" calcext:value-type="float">
            <text:p>0.1162117256</text:p>
          </table:table-cell>
          <table:table-cell office:value-type="float" office:value="0.206781031334" calcext:value-type="float">
            <text:p>0.206781031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3]" office:value-type="float" office:value="0.177777777778" calcext:value-type="float">
            <text:p>0.1777777778</text:p>
          </table:table-cell>
          <table:table-cell office:value-type="string" calcext:value-type="string">
            <text:p>,</text:p>
          </table:table-cell>
          <table:table-cell table:formula="of:=[.B83]" office:value-type="float" office:value="48.9447436665" calcext:value-type="float">
            <text:p>48.944743666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48.8968681428" calcext:value-type="float">
            <text:p>48.8968681428</text:p>
          </table:table-cell>
          <table:table-cell office:value-type="float" office:value="0.116068349704" calcext:value-type="float">
            <text:p>0.1160683497</text:p>
          </table:table-cell>
          <table:table-cell office:value-type="float" office:value="0.206730849711" calcext:value-type="float">
            <text:p>0.206730849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4]" office:value-type="float" office:value="0.175" calcext:value-type="float">
            <text:p>0.175</text:p>
          </table:table-cell>
          <table:table-cell office:value-type="string" calcext:value-type="string">
            <text:p>,</text:p>
          </table:table-cell>
          <table:table-cell table:formula="of:=[.B84]" office:value-type="float" office:value="48.8968681428" calcext:value-type="float">
            <text:p>48.8968681428</text:p>
          </table:table-cell>
        </table:table-row>
        <table:table-row table:style-name="ro1">
          <table:table-cell office:value-type="float" office:value="0.169444444444" calcext:value-type="float">
            <text:p>0.1694444444</text:p>
          </table:table-cell>
          <table:table-cell office:value-type="float" office:value="48.868940754" calcext:value-type="float">
            <text:p>48.868940754</text:p>
          </table:table-cell>
          <table:table-cell office:value-type="float" office:value="0.116337205524" calcext:value-type="float">
            <text:p>0.1163372055</text:p>
          </table:table-cell>
          <table:table-cell office:value-type="float" office:value="0.206813660138" calcext:value-type="float">
            <text:p>0.206813660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5]" office:value-type="float" office:value="0.169444444444" calcext:value-type="float">
            <text:p>0.1694444444</text:p>
          </table:table-cell>
          <table:table-cell office:value-type="string" calcext:value-type="string">
            <text:p>,</text:p>
          </table:table-cell>
          <table:table-cell table:formula="of:=[.B85]" office:value-type="float" office:value="48.868940754" calcext:value-type="float">
            <text:p>48.868940754</text:p>
          </table:table-cell>
        </table:table-row>
        <table:table-row table:style-name="ro1">
          <table:table-cell office:value-type="float" office:value="0.163888888889" calcext:value-type="float">
            <text:p>0.1638888889</text:p>
          </table:table-cell>
          <table:table-cell office:value-type="float" office:value="48.745262318" calcext:value-type="float">
            <text:p>48.745262318</text:p>
          </table:table-cell>
          <table:table-cell office:value-type="float" office:value="0.116079579702" calcext:value-type="float">
            <text:p>0.1160795797</text:p>
          </table:table-cell>
          <table:table-cell office:value-type="float" office:value="0.206952467819" calcext:value-type="float">
            <text:p>0.206952467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6]" office:value-type="float" office:value="0.163888888889" calcext:value-type="float">
            <text:p>0.1638888889</text:p>
          </table:table-cell>
          <table:table-cell office:value-type="string" calcext:value-type="string">
            <text:p>,</text:p>
          </table:table-cell>
          <table:table-cell table:formula="of:=[.B86]" office:value-type="float" office:value="48.745262318" calcext:value-type="float">
            <text:p>48.745262318</text:p>
          </table:table-cell>
        </table:table-row>
        <table:table-row table:style-name="ro1">
          <table:table-cell office:value-type="float" office:value="0.161111111111" calcext:value-type="float">
            <text:p>0.1611111111</text:p>
          </table:table-cell>
          <table:table-cell office:value-type="float" office:value="48.6814282865" calcext:value-type="float">
            <text:p>48.6814282865</text:p>
          </table:table-cell>
          <table:table-cell office:value-type="float" office:value="0.115755546494" calcext:value-type="float">
            <text:p>0.1157555465</text:p>
          </table:table-cell>
          <table:table-cell office:value-type="float" office:value="0.206720008196" calcext:value-type="float">
            <text:p>0.206720008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7]" office:value-type="float" office:value="0.161111111111" calcext:value-type="float">
            <text:p>0.1611111111</text:p>
          </table:table-cell>
          <table:table-cell office:value-type="string" calcext:value-type="string">
            <text:p>,</text:p>
          </table:table-cell>
          <table:table-cell table:formula="of:=[.B87]" office:value-type="float" office:value="48.6814282865" calcext:value-type="float">
            <text:p>48.6814282865</text:p>
          </table:table-cell>
        </table:table-row>
        <table:table-row table:style-name="ro1">
          <table:table-cell office:value-type="float" office:value="0.158333333333" calcext:value-type="float">
            <text:p>0.1583333333</text:p>
          </table:table-cell>
          <table:table-cell office:value-type="float" office:value="48.5816876122" calcext:value-type="float">
            <text:p>48.5816876122</text:p>
          </table:table-cell>
          <table:table-cell office:value-type="float" office:value="0.115541687101" calcext:value-type="float">
            <text:p>0.1155416871</text:p>
          </table:table-cell>
          <table:table-cell office:value-type="float" office:value="0.207151891217" calcext:value-type="float">
            <text:p>0.207151891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8]" office:value-type="float" office:value="0.158333333333" calcext:value-type="float">
            <text:p>0.1583333333</text:p>
          </table:table-cell>
          <table:table-cell office:value-type="string" calcext:value-type="string">
            <text:p>,</text:p>
          </table:table-cell>
          <table:table-cell table:formula="of:=[.B88]" office:value-type="float" office:value="48.5816876122" calcext:value-type="float">
            <text:p>48.5816876122</text:p>
          </table:table-cell>
        </table:table-row>
        <table:table-row table:style-name="ro1">
          <table:table-cell office:value-type="float" office:value="0.152777777778" calcext:value-type="float">
            <text:p>0.1527777778</text:p>
          </table:table-cell>
          <table:table-cell office:value-type="float" office:value="48.5657291043" calcext:value-type="float">
            <text:p>48.5657291043</text:p>
          </table:table-cell>
          <table:table-cell office:value-type="float" office:value="0.115475466144" calcext:value-type="float">
            <text:p>0.1154754661</text:p>
          </table:table-cell>
          <table:table-cell office:value-type="float" office:value="0.207289002191" calcext:value-type="float">
            <text:p>0.207289002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9]" office:value-type="float" office:value="0.152777777778" calcext:value-type="float">
            <text:p>0.1527777778</text:p>
          </table:table-cell>
          <table:table-cell office:value-type="string" calcext:value-type="string">
            <text:p>,</text:p>
          </table:table-cell>
          <table:table-cell table:formula="of:=[.B89]" office:value-type="float" office:value="48.5657291043" calcext:value-type="float">
            <text:p>48.5657291043</text:p>
          </table:table-cell>
        </table:table-row>
        <table:table-row table:style-name="ro1">
          <table:table-cell office:value-type="float" office:value="0.147222222222" calcext:value-type="float">
            <text:p>0.1472222222</text:p>
          </table:table-cell>
          <table:table-cell office:value-type="float" office:value="48.4899261919" calcext:value-type="float">
            <text:p>48.4899261919</text:p>
          </table:table-cell>
          <table:table-cell office:value-type="float" office:value="0.115302777094" calcext:value-type="float">
            <text:p>0.1153027771</text:p>
          </table:table-cell>
          <table:table-cell office:value-type="float" office:value="0.207066990053" calcext:value-type="float">
            <text:p>0.207066990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0]" office:value-type="float" office:value="0.147222222222" calcext:value-type="float">
            <text:p>0.1472222222</text:p>
          </table:table-cell>
          <table:table-cell office:value-type="string" calcext:value-type="string">
            <text:p>,</text:p>
          </table:table-cell>
          <table:table-cell table:formula="of:=[.B90]" office:value-type="float" office:value="48.4899261919" calcext:value-type="float">
            <text:p>48.4899261919</text:p>
          </table:table-cell>
        </table:table-row>
        <table:table-row table:style-name="ro1">
          <table:table-cell office:value-type="float" office:value="0.141666666667" calcext:value-type="float">
            <text:p>0.1416666667</text:p>
          </table:table-cell>
          <table:table-cell office:value-type="float" office:value="48.4580091761" calcext:value-type="float">
            <text:p>48.4580091761</text:p>
          </table:table-cell>
          <table:table-cell office:value-type="float" office:value="0.115305566943" calcext:value-type="float">
            <text:p>0.1153055669</text:p>
          </table:table-cell>
          <table:table-cell office:value-type="float" office:value="0.207141073913" calcext:value-type="float">
            <text:p>0.207141073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1]" office:value-type="float" office:value="0.141666666667" calcext:value-type="float">
            <text:p>0.1416666667</text:p>
          </table:table-cell>
          <table:table-cell office:value-type="string" calcext:value-type="string">
            <text:p>,</text:p>
          </table:table-cell>
          <table:table-cell table:formula="of:=[.B91]" office:value-type="float" office:value="48.4580091761" calcext:value-type="float">
            <text:p>48.4580091761</text:p>
          </table:table-cell>
        </table:table-row>
        <table:table-row table:style-name="ro1">
          <table:table-cell office:value-type="float" office:value="0.136111111111" calcext:value-type="float">
            <text:p>0.1361111111</text:p>
          </table:table-cell>
          <table:table-cell office:value-type="float" office:value="48.4221025334" calcext:value-type="float">
            <text:p>48.4221025334</text:p>
          </table:table-cell>
          <table:table-cell office:value-type="float" office:value="0.11511578861" calcext:value-type="float">
            <text:p>0.1151157886</text:p>
          </table:table-cell>
          <table:table-cell office:value-type="float" office:value="0.206989586531" calcext:value-type="float">
            <text:p>0.206989586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2]" office:value-type="float" office:value="0.136111111111" calcext:value-type="float">
            <text:p>0.1361111111</text:p>
          </table:table-cell>
          <table:table-cell office:value-type="string" calcext:value-type="string">
            <text:p>,</text:p>
          </table:table-cell>
          <table:table-cell table:formula="of:=[.B92]" office:value-type="float" office:value="48.4221025334" calcext:value-type="float">
            <text:p>48.4221025334</text:p>
          </table:table-cell>
        </table:table-row>
        <table:table-row table:style-name="ro1">
          <table:table-cell office:value-type="float" office:value="0.133333333333" calcext:value-type="float">
            <text:p>0.1333333333</text:p>
          </table:table-cell>
          <table:table-cell office:value-type="float" office:value="48.3861958907" calcext:value-type="float">
            <text:p>48.3861958907</text:p>
          </table:table-cell>
          <table:table-cell office:value-type="float" office:value="0.115010594613" calcext:value-type="float">
            <text:p>0.1150105946</text:p>
          </table:table-cell>
          <table:table-cell office:value-type="float" office:value="0.207063204402" calcext:value-type="float">
            <text:p>0.207063204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3]" office:value-type="float" office:value="0.133333333333" calcext:value-type="float">
            <text:p>0.1333333333</text:p>
          </table:table-cell>
          <table:table-cell office:value-type="string" calcext:value-type="string">
            <text:p>,</text:p>
          </table:table-cell>
          <table:table-cell table:formula="of:=[.B93]" office:value-type="float" office:value="48.3861958907" calcext:value-type="float">
            <text:p>48.3861958907</text:p>
          </table:table-cell>
        </table:table-row>
        <table:table-row table:style-name="ro1">
          <table:table-cell office:value-type="float" office:value="0.130555555556" calcext:value-type="float">
            <text:p>0.1305555556</text:p>
          </table:table-cell>
          <table:table-cell office:value-type="float" office:value="48.3782166367" calcext:value-type="float">
            <text:p>48.3782166367</text:p>
          </table:table-cell>
          <table:table-cell office:value-type="float" office:value="0.114970179905" calcext:value-type="float">
            <text:p>0.1149701799</text:p>
          </table:table-cell>
          <table:table-cell office:value-type="float" office:value="0.207077354168" calcext:value-type="float">
            <text:p>0.207077354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4]" office:value-type="float" office:value="0.130555555556" calcext:value-type="float">
            <text:p>0.1305555556</text:p>
          </table:table-cell>
          <table:table-cell office:value-type="string" calcext:value-type="string">
            <text:p>,</text:p>
          </table:table-cell>
          <table:table-cell table:formula="of:=[.B94]" office:value-type="float" office:value="48.3782166367" calcext:value-type="float">
            <text:p>48.37821663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48.350289248" calcext:value-type="float">
            <text:p>48.350289248</text:p>
          </table:table-cell>
          <table:table-cell office:value-type="float" office:value="0.114940397896" calcext:value-type="float">
            <text:p>0.1149403979</text:p>
          </table:table-cell>
          <table:table-cell office:value-type="float" office:value="0.207096214802" calcext:value-type="float">
            <text:p>0.207096214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5]" office:value-type="float" office:value="0.125" calcext:value-type="float">
            <text:p>0.125</text:p>
          </table:table-cell>
          <table:table-cell office:value-type="string" calcext:value-type="string">
            <text:p>,</text:p>
          </table:table-cell>
          <table:table-cell table:formula="of:=[.B95]" office:value-type="float" office:value="48.350289248" calcext:value-type="float">
            <text:p>48.350289248</text:p>
          </table:table-cell>
        </table:table-row>
        <table:table-row table:style-name="ro1">
          <table:table-cell office:value-type="float" office:value="0.122222222222" calcext:value-type="float">
            <text:p>0.1222222222</text:p>
          </table:table-cell>
          <table:table-cell office:value-type="float" office:value="48.338320367" calcext:value-type="float">
            <text:p>48.338320367</text:p>
          </table:table-cell>
          <table:table-cell office:value-type="float" office:value="0.114986430921" calcext:value-type="float">
            <text:p>0.1149864309</text:p>
          </table:table-cell>
          <table:table-cell office:value-type="float" office:value="0.207043103978" calcext:value-type="float">
            <text:p>0.20704310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6]" office:value-type="float" office:value="0.122222222222" calcext:value-type="float">
            <text:p>0.1222222222</text:p>
          </table:table-cell>
          <table:table-cell office:value-type="string" calcext:value-type="string">
            <text:p>,</text:p>
          </table:table-cell>
          <table:table-cell table:formula="of:=[.B96]" office:value-type="float" office:value="48.338320367" calcext:value-type="float">
            <text:p>48.338320367</text:p>
          </table:table-cell>
        </table:table-row>
        <table:table-row table:style-name="ro1">
          <table:table-cell office:value-type="float" office:value="0.116666666667" calcext:value-type="float">
            <text:p>0.1166666667</text:p>
          </table:table-cell>
          <table:table-cell office:value-type="float" office:value="48.3103929783" calcext:value-type="float">
            <text:p>48.3103929783</text:p>
          </table:table-cell>
          <table:table-cell office:value-type="float" office:value="0.114836803556" calcext:value-type="float">
            <text:p>0.1148368036</text:p>
          </table:table-cell>
          <table:table-cell office:value-type="float" office:value="0.206988837551" calcext:value-type="float">
            <text:p>0.206988837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7]" office:value-type="float" office:value="0.116666666667" calcext:value-type="float">
            <text:p>0.1166666667</text:p>
          </table:table-cell>
          <table:table-cell office:value-type="string" calcext:value-type="string">
            <text:p>,</text:p>
          </table:table-cell>
          <table:table-cell table:formula="of:=[.B97]" office:value-type="float" office:value="48.3103929783" calcext:value-type="float">
            <text:p>48.3103929783</text:p>
          </table:table-cell>
        </table:table-row>
        <table:table-row table:style-name="ro1">
          <table:table-cell office:value-type="float" office:value="0.111111111111" calcext:value-type="float">
            <text:p>0.1111111111</text:p>
          </table:table-cell>
          <table:table-cell office:value-type="float" office:value="48.2904448434" calcext:value-type="float">
            <text:p>48.2904448434</text:p>
          </table:table-cell>
          <table:table-cell office:value-type="float" office:value="0.114713932807" calcext:value-type="float">
            <text:p>0.1147139328</text:p>
          </table:table-cell>
          <table:table-cell office:value-type="float" office:value="0.206985261953" calcext:value-type="float">
            <text:p>0.20698526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8]" office:value-type="float" office:value="0.111111111111" calcext:value-type="float">
            <text:p>0.1111111111</text:p>
          </table:table-cell>
          <table:table-cell office:value-type="string" calcext:value-type="string">
            <text:p>,</text:p>
          </table:table-cell>
          <table:table-cell table:formula="of:=[.B98]" office:value-type="float" office:value="48.2904448434" calcext:value-type="float">
            <text:p>48.2904448434</text:p>
          </table:table-cell>
        </table:table-row>
        <table:table-row table:style-name="ro1">
          <table:table-cell office:value-type="float" office:value="0.105555555556" calcext:value-type="float">
            <text:p>0.1055555556</text:p>
          </table:table-cell>
          <table:table-cell office:value-type="float" office:value="48.2505485737" calcext:value-type="float">
            <text:p>48.2505485737</text:p>
          </table:table-cell>
          <table:table-cell office:value-type="float" office:value="0.114397873391" calcext:value-type="float">
            <text:p>0.1143978734</text:p>
          </table:table-cell>
          <table:table-cell office:value-type="float" office:value="0.206472748452" calcext:value-type="float">
            <text:p>0.206472748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9]" office:value-type="float" office:value="0.105555555556" calcext:value-type="float">
            <text:p>0.1055555556</text:p>
          </table:table-cell>
          <table:table-cell office:value-type="string" calcext:value-type="string">
            <text:p>,</text:p>
          </table:table-cell>
          <table:table-cell table:formula="of:=[.B99]" office:value-type="float" office:value="48.2505485737" calcext:value-type="float">
            <text:p>48.2505485737</text:p>
          </table:table-cell>
        </table:table-row>
        <table:table-row table:style-name="ro1">
          <table:table-cell office:value-type="float" office:value="0.102777777778" calcext:value-type="float">
            <text:p>0.1027777778</text:p>
          </table:table-cell>
          <table:table-cell office:value-type="float" office:value="48.1667664073" calcext:value-type="float">
            <text:p>48.1667664073</text:p>
          </table:table-cell>
          <table:table-cell office:value-type="float" office:value="0.114451445086" calcext:value-type="float">
            <text:p>0.1144514451</text:p>
          </table:table-cell>
          <table:table-cell office:value-type="float" office:value="0.206959472986" calcext:value-type="float">
            <text:p>0.20695947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0]" office:value-type="float" office:value="0.102777777778" calcext:value-type="float">
            <text:p>0.1027777778</text:p>
          </table:table-cell>
          <table:table-cell office:value-type="string" calcext:value-type="string">
            <text:p>,</text:p>
          </table:table-cell>
          <table:table-cell table:formula="of:=[.B100]" office:value-type="float" office:value="48.1667664073" calcext:value-type="float">
            <text:p>48.166766407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.0869738679" calcext:value-type="float">
            <text:p>48.0869738679</text:p>
          </table:table-cell>
          <table:table-cell office:value-type="float" office:value="0.114307883199" calcext:value-type="float">
            <text:p>0.1143078832</text:p>
          </table:table-cell>
          <table:table-cell office:value-type="float" office:value="0.20700234809" calcext:value-type="float">
            <text:p>0.207002348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1]" office:value-type="float" office:value="0.1" calcext:value-type="float">
            <text:p>0.1</text:p>
          </table:table-cell>
          <table:table-cell office:value-type="string" calcext:value-type="string">
            <text:p>,</text:p>
          </table:table-cell>
          <table:table-cell table:formula="of:=[.B101]" office:value-type="float" office:value="48.0869738679" calcext:value-type="float">
            <text:p>48.0869738679</text:p>
          </table:table-cell>
        </table:table-row>
        <table:table-row table:style-name="ro1">
          <table:table-cell office:value-type="float" office:value="0.0972222222222" calcext:value-type="float">
            <text:p>0.0972222222</text:p>
          </table:table-cell>
          <table:table-cell office:value-type="float" office:value="48.0191502095" calcext:value-type="float">
            <text:p>48.0191502095</text:p>
          </table:table-cell>
          <table:table-cell office:value-type="float" office:value="0.114129401045" calcext:value-type="float">
            <text:p>0.114129401</text:p>
          </table:table-cell>
          <table:table-cell office:value-type="float" office:value="0.207153018738" calcext:value-type="float">
            <text:p>0.207153018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2]" office:value-type="float" office:value="0.0972222222222" calcext:value-type="float">
            <text:p>0.0972222222</text:p>
          </table:table-cell>
          <table:table-cell office:value-type="string" calcext:value-type="string">
            <text:p>,</text:p>
          </table:table-cell>
          <table:table-cell table:formula="of:=[.B102]" office:value-type="float" office:value="48.0191502095" calcext:value-type="float">
            <text:p>48.0191502095</text:p>
          </table:table-cell>
        </table:table-row>
        <table:table-row table:style-name="ro1">
          <table:table-cell office:value-type="float" office:value="0.0944444444444" calcext:value-type="float">
            <text:p>0.0944444444</text:p>
          </table:table-cell>
          <table:table-cell office:value-type="float" office:value="48.0031917016" calcext:value-type="float">
            <text:p>48.0031917016</text:p>
          </table:table-cell>
          <table:table-cell office:value-type="float" office:value="0.114203547157" calcext:value-type="float">
            <text:p>0.1142035472</text:p>
          </table:table-cell>
          <table:table-cell office:value-type="float" office:value="0.207185616032" calcext:value-type="float">
            <text:p>0.20718561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3]" office:value-type="float" office:value="0.0944444444444" calcext:value-type="float">
            <text:p>0.0944444444</text:p>
          </table:table-cell>
          <table:table-cell office:value-type="string" calcext:value-type="string">
            <text:p>,</text:p>
          </table:table-cell>
          <table:table-cell table:formula="of:=[.B103]" office:value-type="float" office:value="48.0031917016" calcext:value-type="float">
            <text:p>48.0031917016</text:p>
          </table:table-cell>
        </table:table-row>
        <table:table-row table:style-name="ro1">
          <table:table-cell office:value-type="float" office:value="0.0916666666667" calcext:value-type="float">
            <text:p>0.0916666667</text:p>
          </table:table-cell>
          <table:table-cell office:value-type="float" office:value="47.9154199082" calcext:value-type="float">
            <text:p>47.9154199082</text:p>
          </table:table-cell>
          <table:table-cell office:value-type="float" office:value="0.113759113179" calcext:value-type="float">
            <text:p>0.1137591132</text:p>
          </table:table-cell>
          <table:table-cell office:value-type="float" office:value="0.207129309291" calcext:value-type="float">
            <text:p>0.207129309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4]" office:value-type="float" office:value="0.0916666666667" calcext:value-type="float">
            <text:p>0.0916666667</text:p>
          </table:table-cell>
          <table:table-cell office:value-type="string" calcext:value-type="string">
            <text:p>,</text:p>
          </table:table-cell>
          <table:table-cell table:formula="of:=[.B104]" office:value-type="float" office:value="47.9154199082" calcext:value-type="float">
            <text:p>47.9154199082</text:p>
          </table:table-cell>
        </table:table-row>
        <table:table-row table:style-name="ro1">
          <table:table-cell office:value-type="float" office:value="0.0888888888889" calcext:value-type="float">
            <text:p>0.0888888889</text:p>
          </table:table-cell>
          <table:table-cell office:value-type="float" office:value="47.811689607" calcext:value-type="float">
            <text:p>47.811689607</text:p>
          </table:table-cell>
          <table:table-cell office:value-type="float" office:value="0.113389314244" calcext:value-type="float">
            <text:p>0.1133893142</text:p>
          </table:table-cell>
          <table:table-cell office:value-type="float" office:value="0.210937531856" calcext:value-type="float">
            <text:p>0.210937531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5]" office:value-type="float" office:value="0.0888888888889" calcext:value-type="float">
            <text:p>0.0888888889</text:p>
          </table:table-cell>
          <table:table-cell office:value-type="string" calcext:value-type="string">
            <text:p>,</text:p>
          </table:table-cell>
          <table:table-cell table:formula="of:=[.B105]" office:value-type="float" office:value="47.811689607" calcext:value-type="float">
            <text:p>47.811689607</text:p>
          </table:table-cell>
        </table:table-row>
        <table:table-row table:style-name="ro1">
          <table:table-cell office:value-type="float" office:value="0.0861111111111" calcext:value-type="float">
            <text:p>0.0861111111</text:p>
          </table:table-cell>
          <table:table-cell office:value-type="float" office:value="47.7717933373" calcext:value-type="float">
            <text:p>47.7717933373</text:p>
          </table:table-cell>
          <table:table-cell office:value-type="float" office:value="0.113186339029" calcext:value-type="float">
            <text:p>0.113186339</text:p>
          </table:table-cell>
          <table:table-cell office:value-type="float" office:value="0.207811618426" calcext:value-type="float">
            <text:p>0.207811618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6]" office:value-type="float" office:value="0.0861111111111" calcext:value-type="float">
            <text:p>0.0861111111</text:p>
          </table:table-cell>
          <table:table-cell office:value-type="string" calcext:value-type="string">
            <text:p>,</text:p>
          </table:table-cell>
          <table:table-cell table:formula="of:=[.B106]" office:value-type="float" office:value="47.7717933373" calcext:value-type="float">
            <text:p>47.7717933373</text:p>
          </table:table-cell>
        </table:table-row>
        <table:table-row table:style-name="ro1">
          <table:table-cell office:value-type="float" office:value="0.0833333333333" calcext:value-type="float">
            <text:p>0.0833333333</text:p>
          </table:table-cell>
          <table:table-cell office:value-type="float" office:value="47.7438659485" calcext:value-type="float">
            <text:p>47.7438659485</text:p>
          </table:table-cell>
          <table:table-cell office:value-type="float" office:value="0.113120946904" calcext:value-type="float">
            <text:p>0.1131209469</text:p>
          </table:table-cell>
          <table:table-cell office:value-type="float" office:value="0.206505013452" calcext:value-type="float">
            <text:p>0.206505013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7]" office:value-type="float" office:value="0.0833333333333" calcext:value-type="float">
            <text:p>0.0833333333</text:p>
          </table:table-cell>
          <table:table-cell office:value-type="string" calcext:value-type="string">
            <text:p>,</text:p>
          </table:table-cell>
          <table:table-cell table:formula="of:=[.B107]" office:value-type="float" office:value="47.7438659485" calcext:value-type="float">
            <text:p>47.7438659485</text:p>
          </table:table-cell>
        </table:table-row>
        <table:table-row table:style-name="ro1">
          <table:table-cell office:value-type="float" office:value="0.0722222222222" calcext:value-type="float">
            <text:p>0.0722222222</text:p>
          </table:table-cell>
          <table:table-cell office:value-type="float" office:value="47.7279074407" calcext:value-type="float">
            <text:p>47.7279074407</text:p>
          </table:table-cell>
          <table:table-cell office:value-type="float" office:value="0.113763533241" calcext:value-type="float">
            <text:p>0.1137635332</text:p>
          </table:table-cell>
          <table:table-cell office:value-type="float" office:value="0.207960102697" calcext:value-type="float">
            <text:p>0.207960102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8]" office:value-type="float" office:value="0.0722222222222" calcext:value-type="float">
            <text:p>0.0722222222</text:p>
          </table:table-cell>
          <table:table-cell office:value-type="string" calcext:value-type="string">
            <text:p>,</text:p>
          </table:table-cell>
          <table:table-cell table:formula="of:=[.B108]" office:value-type="float" office:value="47.7279074407" calcext:value-type="float">
            <text:p>47.7279074407</text:p>
          </table:table-cell>
        </table:table-row>
        <table:table-row table:style-name="ro1">
          <table:table-cell office:value-type="float" office:value="0.0666666666667" calcext:value-type="float">
            <text:p>0.0666666667</text:p>
          </table:table-cell>
          <table:table-cell office:value-type="float" office:value="47.6680630361" calcext:value-type="float">
            <text:p>47.6680630361</text:p>
          </table:table-cell>
          <table:table-cell office:value-type="float" office:value="0.113255011697" calcext:value-type="float">
            <text:p>0.1132550117</text:p>
          </table:table-cell>
          <table:table-cell office:value-type="float" office:value="0.207166683642" calcext:value-type="float">
            <text:p>0.207166683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9]" office:value-type="float" office:value="0.0666666666667" calcext:value-type="float">
            <text:p>0.0666666667</text:p>
          </table:table-cell>
          <table:table-cell office:value-type="string" calcext:value-type="string">
            <text:p>,</text:p>
          </table:table-cell>
          <table:table-cell table:formula="of:=[.B109]" office:value-type="float" office:value="47.6680630361" calcext:value-type="float">
            <text:p>47.6680630361</text:p>
          </table:table-cell>
        </table:table-row>
        <table:table-row table:style-name="ro1">
          <table:table-cell office:value-type="float" office:value="0.0638888888889" calcext:value-type="float">
            <text:p>0.0638888889</text:p>
          </table:table-cell>
          <table:table-cell office:value-type="float" office:value="47.6361460203" calcext:value-type="float">
            <text:p>47.6361460203</text:p>
          </table:table-cell>
          <table:table-cell office:value-type="float" office:value="0.113130652847" calcext:value-type="float">
            <text:p>0.1131306528</text:p>
          </table:table-cell>
          <table:table-cell office:value-type="float" office:value="0.207109241986" calcext:value-type="float">
            <text:p>0.20710924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0]" office:value-type="float" office:value="0.0638888888889" calcext:value-type="float">
            <text:p>0.0638888889</text:p>
          </table:table-cell>
          <table:table-cell office:value-type="string" calcext:value-type="string">
            <text:p>,</text:p>
          </table:table-cell>
          <table:table-cell table:formula="of:=[.B110]" office:value-type="float" office:value="47.6361460203" calcext:value-type="float">
            <text:p>47.6361460203</text:p>
          </table:table-cell>
        </table:table-row>
        <table:table-row table:style-name="ro1">
          <table:table-cell office:value-type="float" office:value="0.0611111111111" calcext:value-type="float">
            <text:p>0.0611111111</text:p>
          </table:table-cell>
          <table:table-cell office:value-type="float" office:value="47.548374227" calcext:value-type="float">
            <text:p>47.548374227</text:p>
          </table:table-cell>
          <table:table-cell office:value-type="float" office:value="0.113340787269" calcext:value-type="float">
            <text:p>0.1133407873</text:p>
          </table:table-cell>
          <table:table-cell office:value-type="float" office:value="0.207150493639" calcext:value-type="float">
            <text:p>0.207150493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1]" office:value-type="float" office:value="0.0611111111111" calcext:value-type="float">
            <text:p>0.0611111111</text:p>
          </table:table-cell>
          <table:table-cell office:value-type="string" calcext:value-type="string">
            <text:p>,</text:p>
          </table:table-cell>
          <table:table-cell table:formula="of:=[.B111]" office:value-type="float" office:value="47.548374227" calcext:value-type="float">
            <text:p>47.548374227</text:p>
          </table:table-cell>
        </table:table-row>
        <table:table-row table:style-name="ro1">
          <table:table-cell office:value-type="float" office:value="0.0555555555556" calcext:value-type="float">
            <text:p>0.0555555556</text:p>
          </table:table-cell>
          <table:table-cell office:value-type="float" office:value="47.2491522043" calcext:value-type="float">
            <text:p>47.2491522043</text:p>
          </table:table-cell>
          <table:table-cell office:value-type="float" office:value="0.11235437916" calcext:value-type="float">
            <text:p>0.1123543792</text:p>
          </table:table-cell>
          <table:table-cell office:value-type="float" office:value="0.207099995935" calcext:value-type="float">
            <text:p>0.207099995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2]" office:value-type="float" office:value="0.0555555555556" calcext:value-type="float">
            <text:p>0.0555555556</text:p>
          </table:table-cell>
          <table:table-cell office:value-type="string" calcext:value-type="string">
            <text:p>,</text:p>
          </table:table-cell>
          <table:table-cell table:formula="of:=[.B112]" office:value-type="float" office:value="47.2491522043" calcext:value-type="float">
            <text:p>47.2491522043</text:p>
          </table:table-cell>
        </table:table-row>
        <table:table-row table:style-name="ro1">
          <table:table-cell office:value-type="float" office:value="0.0527777777778" calcext:value-type="float">
            <text:p>0.0527777778</text:p>
          </table:table-cell>
          <table:table-cell office:value-type="float" office:value="47.2172351885" calcext:value-type="float">
            <text:p>47.2172351885</text:p>
          </table:table-cell>
          <table:table-cell office:value-type="float" office:value="0.11209878522" calcext:value-type="float">
            <text:p>0.1120987852</text:p>
          </table:table-cell>
          <table:table-cell office:value-type="float" office:value="0.20687559692" calcext:value-type="float">
            <text:p>0.206875596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3]" office:value-type="float" office:value="0.0527777777778" calcext:value-type="float">
            <text:p>0.0527777778</text:p>
          </table:table-cell>
          <table:table-cell office:value-type="string" calcext:value-type="string">
            <text:p>,</text:p>
          </table:table-cell>
          <table:table-cell table:formula="of:=[.B113]" office:value-type="float" office:value="47.2172351885" calcext:value-type="float">
            <text:p>47.217235188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7.1853181728" calcext:value-type="float">
            <text:p>47.1853181728</text:p>
          </table:table-cell>
          <table:table-cell office:value-type="float" office:value="0.112033347404" calcext:value-type="float">
            <text:p>0.1120333474</text:p>
          </table:table-cell>
          <table:table-cell office:value-type="float" office:value="0.207008594066" calcext:value-type="float">
            <text:p>0.207008594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4]" office:value-type="float" office:value="0.05" calcext:value-type="float">
            <text:p>0.05</text:p>
          </table:table-cell>
          <table:table-cell office:value-type="string" calcext:value-type="string">
            <text:p>,</text:p>
          </table:table-cell>
          <table:table-cell table:formula="of:=[.B114]" office:value-type="float" office:value="47.1853181728" calcext:value-type="float">
            <text:p>47.1853181728</text:p>
          </table:table-cell>
        </table:table-row>
        <table:table-row table:style-name="ro1">
          <table:table-cell office:value-type="float" office:value="0.0472222222222" calcext:value-type="float">
            <text:p>0.0472222222</text:p>
          </table:table-cell>
          <table:table-cell office:value-type="float" office:value="47.1135048873" calcext:value-type="float">
            <text:p>47.1135048873</text:p>
          </table:table-cell>
          <table:table-cell office:value-type="float" office:value="0.112510062577" calcext:value-type="float">
            <text:p>0.1125100626</text:p>
          </table:table-cell>
          <table:table-cell office:value-type="float" office:value="0.207241617418" calcext:value-type="float">
            <text:p>0.207241617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5]" office:value-type="float" office:value="0.0472222222222" calcext:value-type="float">
            <text:p>0.0472222222</text:p>
          </table:table-cell>
          <table:table-cell office:value-type="string" calcext:value-type="string">
            <text:p>,</text:p>
          </table:table-cell>
          <table:table-cell table:formula="of:=[.B115]" office:value-type="float" office:value="47.1135048873" calcext:value-type="float">
            <text:p>47.1135048873</text:p>
          </table:table-cell>
        </table:table-row>
        <table:table-row table:style-name="ro1">
          <table:table-cell office:value-type="float" office:value="0.0444444444444" calcext:value-type="float">
            <text:p>0.0444444444</text:p>
          </table:table-cell>
          <table:table-cell office:value-type="float" office:value="47.1055256334" calcext:value-type="float">
            <text:p>47.1055256334</text:p>
          </table:table-cell>
          <table:table-cell office:value-type="float" office:value="0.111856212465" calcext:value-type="float">
            <text:p>0.1118562125</text:p>
          </table:table-cell>
          <table:table-cell office:value-type="float" office:value="0.206885118396" calcext:value-type="float">
            <text:p>0.206885118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6]" office:value-type="float" office:value="0.0444444444444" calcext:value-type="float">
            <text:p>0.0444444444</text:p>
          </table:table-cell>
          <table:table-cell office:value-type="string" calcext:value-type="string">
            <text:p>,</text:p>
          </table:table-cell>
          <table:table-cell table:formula="of:=[.B116]" office:value-type="float" office:value="47.1055256334" calcext:value-type="float">
            <text:p>47.1055256334</text:p>
          </table:table-cell>
        </table:table-row>
        <table:table-row table:style-name="ro1">
          <table:table-cell office:value-type="float" office:value="0.0416666666667" calcext:value-type="float">
            <text:p>0.0416666667</text:p>
          </table:table-cell>
          <table:table-cell office:value-type="float" office:value="47.025733094" calcext:value-type="float">
            <text:p>47.025733094</text:p>
          </table:table-cell>
          <table:table-cell office:value-type="float" office:value="0.111671326893" calcext:value-type="float">
            <text:p>0.1116713269</text:p>
          </table:table-cell>
          <table:table-cell office:value-type="float" office:value="0.207110346506" calcext:value-type="float">
            <text:p>0.207110346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7]" office:value-type="float" office:value="0.0416666666667" calcext:value-type="float">
            <text:p>0.0416666667</text:p>
          </table:table-cell>
          <table:table-cell office:value-type="string" calcext:value-type="string">
            <text:p>,</text:p>
          </table:table-cell>
          <table:table-cell table:formula="of:=[.B117]" office:value-type="float" office:value="47.025733094" calcext:value-type="float">
            <text:p>47.025733094</text:p>
          </table:table-cell>
        </table:table-row>
        <table:table-row table:style-name="ro1">
          <table:table-cell office:value-type="float" office:value="0.0388888888889" calcext:value-type="float">
            <text:p>0.0388888889</text:p>
          </table:table-cell>
          <table:table-cell office:value-type="float" office:value="46.9858368243" calcext:value-type="float">
            <text:p>46.9858368243</text:p>
          </table:table-cell>
          <table:table-cell office:value-type="float" office:value="0.111549826141" calcext:value-type="float">
            <text:p>0.1115498261</text:p>
          </table:table-cell>
          <table:table-cell office:value-type="float" office:value="0.207153123352" calcext:value-type="float">
            <text:p>0.207153123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8]" office:value-type="float" office:value="0.0388888888889" calcext:value-type="float">
            <text:p>0.0388888889</text:p>
          </table:table-cell>
          <table:table-cell office:value-type="string" calcext:value-type="string">
            <text:p>,</text:p>
          </table:table-cell>
          <table:table-cell table:formula="of:=[.B118]" office:value-type="float" office:value="46.9858368243" calcext:value-type="float">
            <text:p>46.9858368243</text:p>
          </table:table-cell>
        </table:table-row>
      </table:table>
      <table:table table:name="A-PAYL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table:formula="of:=AVERAGE([.C2:.C26])" office:value-type="float" office:value="1.1310512349628" calcext:value-type="float">
            <text:p>1.131051235</text:p>
          </table:table-cell>
          <table:table-cell table:formula="of:=AVERAGE([.D2:.D26])" office:value-type="float" office:value="1.8355004505064" calcext:value-type="float">
            <text:p>1.8355004505</text:p>
          </table:table-cell>
          <table:table-cell table:number-columns-repeated="6"/>
        </table:table-row>
        <table:table-row table:style-name="ro1">
          <table:table-cell office:value-type="float" office:value="1.06111111111" calcext:value-type="float">
            <text:p>1.0611111111</text:p>
          </table:table-cell>
          <table:table-cell office:value-type="float" office:value="94.829443447" calcext:value-type="float">
            <text:p>94.829443447</text:p>
          </table:table-cell>
          <table:table-cell office:value-type="float" office:value="1.15387441514" calcext:value-type="float">
            <text:p>1.1538744151</text:p>
          </table:table-cell>
          <table:table-cell office:value-type="float" office:value="1.85398927236" calcext:value-type="float">
            <text:p>1.8539892724</text:p>
          </table:table-cell>
          <table:table-cell table:number-columns-repeated="3"/>
          <table:table-cell table:formula="of:=[.A2]" office:value-type="float" office:value="1.06111111111" calcext:value-type="float">
            <text:p>1.0611111111</text:p>
          </table:table-cell>
          <table:table-cell/>
          <table:table-cell table:formula="of:=[.B2]" office:value-type="float" office:value="94.829443447" calcext:value-type="float">
            <text:p>94.829443447</text:p>
          </table:table-cell>
        </table:table-row>
        <table:table-row table:style-name="ro1">
          <table:table-cell office:value-type="float" office:value="0.944444444444" calcext:value-type="float">
            <text:p>0.9444444444</text:p>
          </table:table-cell>
          <table:table-cell office:value-type="float" office:value="94.7735886695" calcext:value-type="float">
            <text:p>94.7735886695</text:p>
          </table:table-cell>
          <table:table-cell office:value-type="float" office:value="1.12869022619" calcext:value-type="float">
            <text:p>1.1286902262</text:p>
          </table:table-cell>
          <table:table-cell office:value-type="float" office:value="1.81951860968" calcext:value-type="float">
            <text:p>1.819518609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]" office:value-type="float" office:value="0.944444444444" calcext:value-type="float">
            <text:p>0.9444444444</text:p>
          </table:table-cell>
          <table:table-cell office:value-type="string" calcext:value-type="string">
            <text:p>,</text:p>
          </table:table-cell>
          <table:table-cell table:formula="of:=[.B3]" office:value-type="float" office:value="94.7735886695" calcext:value-type="float">
            <text:p>94.7735886695</text:p>
          </table:table-cell>
        </table:table-row>
        <table:table-row table:style-name="ro1">
          <table:table-cell office:value-type="float" office:value="0.816666666667" calcext:value-type="float">
            <text:p>0.8166666667</text:p>
          </table:table-cell>
          <table:table-cell office:value-type="float" office:value="94.6060243367" calcext:value-type="float">
            <text:p>94.6060243367</text:p>
          </table:table-cell>
          <table:table-cell office:value-type="float" office:value="1.1287339526" calcext:value-type="float">
            <text:p>1.1287339526</text:p>
          </table:table-cell>
          <table:table-cell office:value-type="float" office:value="1.81595077986" calcext:value-type="float">
            <text:p>1.815950779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]" office:value-type="float" office:value="0.816666666667" calcext:value-type="float">
            <text:p>0.8166666667</text:p>
          </table:table-cell>
          <table:table-cell office:value-type="string" calcext:value-type="string">
            <text:p>,</text:p>
          </table:table-cell>
          <table:table-cell table:formula="of:=[.B4]" office:value-type="float" office:value="94.6060243367" calcext:value-type="float">
            <text:p>94.6060243367</text:p>
          </table:table-cell>
        </table:table-row>
        <table:table-row table:style-name="ro1">
          <table:table-cell office:value-type="float" office:value="0.672222222222" calcext:value-type="float">
            <text:p>0.6722222222</text:p>
          </table:table-cell>
          <table:table-cell office:value-type="float" office:value="94.5262317973" calcext:value-type="float">
            <text:p>94.5262317973</text:p>
          </table:table-cell>
          <table:table-cell office:value-type="float" office:value="1.12929993733" calcext:value-type="float">
            <text:p>1.1292999373</text:p>
          </table:table-cell>
          <table:table-cell office:value-type="float" office:value="1.82242690547" calcext:value-type="float">
            <text:p>1.822426905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]" office:value-type="float" office:value="0.672222222222" calcext:value-type="float">
            <text:p>0.6722222222</text:p>
          </table:table-cell>
          <table:table-cell office:value-type="string" calcext:value-type="string">
            <text:p>,</text:p>
          </table:table-cell>
          <table:table-cell table:formula="of:=[.B5]" office:value-type="float" office:value="94.5262317973" calcext:value-type="float">
            <text:p>94.5262317973</text:p>
          </table:table-cell>
        </table:table-row>
        <table:table-row table:style-name="ro1">
          <table:table-cell office:value-type="float" office:value="0.544444444444" calcext:value-type="float">
            <text:p>0.5444444444</text:p>
          </table:table-cell>
          <table:table-cell office:value-type="float" office:value="94.438460004" calcext:value-type="float">
            <text:p>94.438460004</text:p>
          </table:table-cell>
          <table:table-cell office:value-type="float" office:value="1.1289303641" calcext:value-type="float">
            <text:p>1.1289303641</text:p>
          </table:table-cell>
          <table:table-cell office:value-type="float" office:value="1.81992045271" calcext:value-type="float">
            <text:p>1.819920452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]" office:value-type="float" office:value="0.544444444444" calcext:value-type="float">
            <text:p>0.5444444444</text:p>
          </table:table-cell>
          <table:table-cell office:value-type="string" calcext:value-type="string">
            <text:p>,</text:p>
          </table:table-cell>
          <table:table-cell table:formula="of:=[.B6]" office:value-type="float" office:value="94.438460004" calcext:value-type="float">
            <text:p>94.4384600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4.43048075" calcext:value-type="float">
            <text:p>94.43048075</text:p>
          </table:table-cell>
          <table:table-cell office:value-type="float" office:value="1.12789240639" calcext:value-type="float">
            <text:p>1.1278924064</text:p>
          </table:table-cell>
          <table:table-cell office:value-type="float" office:value="1.81982246883" calcext:value-type="float">
            <text:p>1.819822468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B7]" office:value-type="float" office:value="94.43048075" calcext:value-type="float">
            <text:p>94.43048075</text:p>
          </table:table-cell>
        </table:table-row>
        <table:table-row table:style-name="ro1">
          <table:table-cell office:value-type="float" office:value="0.394444444444" calcext:value-type="float">
            <text:p>0.3944444444</text:p>
          </table:table-cell>
          <table:table-cell office:value-type="float" office:value="94.3826052264" calcext:value-type="float">
            <text:p>94.3826052264</text:p>
          </table:table-cell>
          <table:table-cell office:value-type="float" office:value="1.13087184335" calcext:value-type="float">
            <text:p>1.1308718434</text:p>
          </table:table-cell>
          <table:table-cell office:value-type="float" office:value="1.82401320238" calcext:value-type="float">
            <text:p>1.824013202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]" office:value-type="float" office:value="0.394444444444" calcext:value-type="float">
            <text:p>0.3944444444</text:p>
          </table:table-cell>
          <table:table-cell office:value-type="string" calcext:value-type="string">
            <text:p>,</text:p>
          </table:table-cell>
          <table:table-cell table:formula="of:=[.B8]" office:value-type="float" office:value="94.3826052264" calcext:value-type="float">
            <text:p>94.3826052264</text:p>
          </table:table-cell>
        </table:table-row>
        <table:table-row table:style-name="ro1">
          <table:table-cell office:value-type="float" office:value="0.288888888889" calcext:value-type="float">
            <text:p>0.2888888889</text:p>
          </table:table-cell>
          <table:table-cell office:value-type="float" office:value="94.3506882107" calcext:value-type="float">
            <text:p>94.3506882107</text:p>
          </table:table-cell>
          <table:table-cell office:value-type="float" office:value="1.12879653096" calcext:value-type="float">
            <text:p>1.128796531</text:p>
          </table:table-cell>
          <table:table-cell office:value-type="float" office:value="1.84395481346" calcext:value-type="float">
            <text:p>1.843954813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]" office:value-type="float" office:value="0.288888888889" calcext:value-type="float">
            <text:p>0.2888888889</text:p>
          </table:table-cell>
          <table:table-cell office:value-type="string" calcext:value-type="string">
            <text:p>,</text:p>
          </table:table-cell>
          <table:table-cell table:formula="of:=[.B9]" office:value-type="float" office:value="94.3506882107" calcext:value-type="float">
            <text:p>94.3506882107</text:p>
          </table:table-cell>
        </table:table-row>
        <table:table-row table:style-name="ro1">
          <table:table-cell office:value-type="float" office:value="0.261111111111" calcext:value-type="float">
            <text:p>0.2611111111</text:p>
          </table:table-cell>
          <table:table-cell office:value-type="float" office:value="94.29882306" calcext:value-type="float">
            <text:p>94.29882306</text:p>
          </table:table-cell>
          <table:table-cell office:value-type="float" office:value="1.12580096924" calcext:value-type="float">
            <text:p>1.1258009692</text:p>
          </table:table-cell>
          <table:table-cell office:value-type="float" office:value="1.82638178653" calcext:value-type="float">
            <text:p>1.826381786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]" office:value-type="float" office:value="0.261111111111" calcext:value-type="float">
            <text:p>0.2611111111</text:p>
          </table:table-cell>
          <table:table-cell office:value-type="string" calcext:value-type="string">
            <text:p>,</text:p>
          </table:table-cell>
          <table:table-cell table:formula="of:=[.B10]" office:value-type="float" office:value="94.29882306" calcext:value-type="float">
            <text:p>94.29882306</text:p>
          </table:table-cell>
        </table:table-row>
        <table:table-row table:style-name="ro1">
          <table:table-cell office:value-type="float" office:value="0.227777777778" calcext:value-type="float">
            <text:p>0.2277777778</text:p>
          </table:table-cell>
          <table:table-cell office:value-type="float" office:value="94.2828645522" calcext:value-type="float">
            <text:p>94.2828645522</text:p>
          </table:table-cell>
          <table:table-cell office:value-type="float" office:value="1.12775461753" calcext:value-type="float">
            <text:p>1.1277546175</text:p>
          </table:table-cell>
          <table:table-cell office:value-type="float" office:value="1.82895419132" calcext:value-type="float">
            <text:p>1.828954191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]" office:value-type="float" office:value="0.227777777778" calcext:value-type="float">
            <text:p>0.2277777778</text:p>
          </table:table-cell>
          <table:table-cell office:value-type="string" calcext:value-type="string">
            <text:p>,</text:p>
          </table:table-cell>
          <table:table-cell table:formula="of:=[.B11]" office:value-type="float" office:value="94.2828645522" calcext:value-type="float">
            <text:p>94.2828645522</text:p>
          </table:table-cell>
        </table:table-row>
        <table:table-row table:style-name="ro1">
          <table:table-cell office:value-type="float" office:value="0.205555555556" calcext:value-type="float">
            <text:p>0.2055555556</text:p>
          </table:table-cell>
          <table:table-cell office:value-type="float" office:value="94.2669060443" calcext:value-type="float">
            <text:p>94.2669060443</text:p>
          </table:table-cell>
          <table:table-cell office:value-type="float" office:value="1.12608471859" calcext:value-type="float">
            <text:p>1.1260847186</text:p>
          </table:table-cell>
          <table:table-cell office:value-type="float" office:value="1.8266573348" calcext:value-type="float">
            <text:p>1.826657334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2]" office:value-type="float" office:value="0.205555555556" calcext:value-type="float">
            <text:p>0.2055555556</text:p>
          </table:table-cell>
          <table:table-cell office:value-type="string" calcext:value-type="string">
            <text:p>,</text:p>
          </table:table-cell>
          <table:table-cell table:formula="of:=[.B12]" office:value-type="float" office:value="94.2669060443" calcext:value-type="float">
            <text:p>94.2669060443</text:p>
          </table:table-cell>
        </table:table-row>
        <table:table-row table:style-name="ro1">
          <table:table-cell office:value-type="float" office:value="0.188888888889" calcext:value-type="float">
            <text:p>0.1888888889</text:p>
          </table:table-cell>
          <table:table-cell office:value-type="float" office:value="94.2669060443" calcext:value-type="float">
            <text:p>94.2669060443</text:p>
          </table:table-cell>
          <table:table-cell office:value-type="float" office:value="1.12849223498" calcext:value-type="float">
            <text:p>1.128492235</text:p>
          </table:table-cell>
          <table:table-cell office:value-type="float" office:value="1.83045789291" calcext:value-type="float">
            <text:p>1.830457892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3]" office:value-type="float" office:value="0.188888888889" calcext:value-type="float">
            <text:p>0.1888888889</text:p>
          </table:table-cell>
          <table:table-cell office:value-type="string" calcext:value-type="string">
            <text:p>,</text:p>
          </table:table-cell>
          <table:table-cell table:formula="of:=[.B13]" office:value-type="float" office:value="94.2669060443" calcext:value-type="float">
            <text:p>94.2669060443</text:p>
          </table:table-cell>
        </table:table-row>
        <table:table-row table:style-name="ro1">
          <table:table-cell office:value-type="float" office:value="0.177777777778" calcext:value-type="float">
            <text:p>0.1777777778</text:p>
          </table:table-cell>
          <table:table-cell office:value-type="float" office:value="94.2509475364" calcext:value-type="float">
            <text:p>94.2509475364</text:p>
          </table:table-cell>
          <table:table-cell office:value-type="float" office:value="1.12844604863" calcext:value-type="float">
            <text:p>1.1284460486</text:p>
          </table:table-cell>
          <table:table-cell office:value-type="float" office:value="1.82759753324" calcext:value-type="float">
            <text:p>1.827597533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4]" office:value-type="float" office:value="0.177777777778" calcext:value-type="float">
            <text:p>0.1777777778</text:p>
          </table:table-cell>
          <table:table-cell office:value-type="string" calcext:value-type="string">
            <text:p>,</text:p>
          </table:table-cell>
          <table:table-cell table:formula="of:=[.B14]" office:value-type="float" office:value="94.2509475364" calcext:value-type="float">
            <text:p>94.2509475364</text:p>
          </table:table-cell>
        </table:table-row>
        <table:table-row table:style-name="ro1">
          <table:table-cell office:value-type="float" office:value="0.155555555556" calcext:value-type="float">
            <text:p>0.1555555556</text:p>
          </table:table-cell>
          <table:table-cell office:value-type="float" office:value="94.2270097746" calcext:value-type="float">
            <text:p>94.2270097746</text:p>
          </table:table-cell>
          <table:table-cell office:value-type="float" office:value="1.12799814142" calcext:value-type="float">
            <text:p>1.1279981414</text:p>
          </table:table-cell>
          <table:table-cell office:value-type="float" office:value="1.85774210372" calcext:value-type="float">
            <text:p>1.857742103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5]" office:value-type="float" office:value="0.155555555556" calcext:value-type="float">
            <text:p>0.1555555556</text:p>
          </table:table-cell>
          <table:table-cell office:value-type="string" calcext:value-type="string">
            <text:p>,</text:p>
          </table:table-cell>
          <table:table-cell table:formula="of:=[.B15]" office:value-type="float" office:value="94.2270097746" calcext:value-type="float">
            <text:p>94.2270097746</text:p>
          </table:table-cell>
        </table:table-row>
        <table:table-row table:style-name="ro1">
          <table:table-cell office:value-type="float" office:value="0.127777777778" calcext:value-type="float">
            <text:p>0.1277777778</text:p>
          </table:table-cell>
          <table:table-cell office:value-type="float" office:value="94.2030720128" calcext:value-type="float">
            <text:p>94.2030720128</text:p>
          </table:table-cell>
          <table:table-cell office:value-type="float" office:value="1.12477707329" calcext:value-type="float">
            <text:p>1.1247770733</text:p>
          </table:table-cell>
          <table:table-cell office:value-type="float" office:value="1.82627671291" calcext:value-type="float">
            <text:p>1.826276712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6]" office:value-type="float" office:value="0.127777777778" calcext:value-type="float">
            <text:p>0.1277777778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94.2030720128" calcext:value-type="float">
            <text:p>94.2030720128</text:p>
          </table:table-cell>
        </table:table-row>
        <table:table-row table:style-name="ro1">
          <table:table-cell office:value-type="float" office:value="0.116666666667" calcext:value-type="float">
            <text:p>0.1166666667</text:p>
          </table:table-cell>
          <table:table-cell office:value-type="float" office:value="94.1472172352" calcext:value-type="float">
            <text:p>94.1472172352</text:p>
          </table:table-cell>
          <table:table-cell office:value-type="float" office:value="1.12608417936" calcext:value-type="float">
            <text:p>1.1260841794</text:p>
          </table:table-cell>
          <table:table-cell office:value-type="float" office:value="1.82799446894" calcext:value-type="float">
            <text:p>1.827994468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7]" office:value-type="float" office:value="0.116666666667" calcext:value-type="float">
            <text:p>0.1166666667</text:p>
          </table:table-cell>
          <table:table-cell office:value-type="string" calcext:value-type="string">
            <text:p>,</text:p>
          </table:table-cell>
          <table:table-cell table:formula="of:=[.B17]" office:value-type="float" office:value="94.1472172352" calcext:value-type="float">
            <text:p>94.1472172352</text:p>
          </table:table-cell>
        </table:table-row>
        <table:table-row table:style-name="ro1">
          <table:table-cell office:value-type="float" office:value="0.105555555556" calcext:value-type="float">
            <text:p>0.1055555556</text:p>
          </table:table-cell>
          <table:table-cell office:value-type="float" office:value="94.1392379812" calcext:value-type="float">
            <text:p>94.1392379812</text:p>
          </table:table-cell>
          <table:table-cell office:value-type="float" office:value="1.12846953542" calcext:value-type="float">
            <text:p>1.1284695354</text:p>
          </table:table-cell>
          <table:table-cell office:value-type="float" office:value="1.83046341268" calcext:value-type="float">
            <text:p>1.830463412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8]" office:value-type="float" office:value="0.105555555556" calcext:value-type="float">
            <text:p>0.1055555556</text:p>
          </table:table-cell>
          <table:table-cell office:value-type="string" calcext:value-type="string">
            <text:p>,</text:p>
          </table:table-cell>
          <table:table-cell table:formula="of:=[.B18]" office:value-type="float" office:value="94.1392379812" calcext:value-type="float">
            <text:p>94.13923798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4.0913624576" calcext:value-type="float">
            <text:p>94.0913624576</text:p>
          </table:table-cell>
          <table:table-cell office:value-type="float" office:value="1.13168340389" calcext:value-type="float">
            <text:p>1.1316834039</text:p>
          </table:table-cell>
          <table:table-cell office:value-type="float" office:value="1.91315994125" calcext:value-type="float">
            <text:p>1.913159941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9]" office:value-type="float" office:value="0.1" calcext:value-type="float">
            <text:p>0.1</text:p>
          </table:table-cell>
          <table:table-cell office:value-type="string" calcext:value-type="string">
            <text:p>,</text:p>
          </table:table-cell>
          <table:table-cell table:formula="of:=[.B19]" office:value-type="float" office:value="94.0913624576" calcext:value-type="float">
            <text:p>94.0913624576</text:p>
          </table:table-cell>
        </table:table-row>
        <table:table-row table:style-name="ro1">
          <table:table-cell office:value-type="float" office:value="0.0944444444444" calcext:value-type="float">
            <text:p>0.0944444444</text:p>
          </table:table-cell>
          <table:table-cell office:value-type="float" office:value="94.0754039497" calcext:value-type="float">
            <text:p>94.0754039497</text:p>
          </table:table-cell>
          <table:table-cell office:value-type="float" office:value="1.13590691963" calcext:value-type="float">
            <text:p>1.1359069196</text:p>
          </table:table-cell>
          <table:table-cell office:value-type="float" office:value="1.85642770554" calcext:value-type="float">
            <text:p>1.856427705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0]" office:value-type="float" office:value="0.0944444444444" calcext:value-type="float">
            <text:p>0.0944444444</text:p>
          </table:table-cell>
          <table:table-cell office:value-type="string" calcext:value-type="string">
            <text:p>,</text:p>
          </table:table-cell>
          <table:table-cell table:formula="of:=[.B20]" office:value-type="float" office:value="94.0754039497" calcext:value-type="float">
            <text:p>94.0754039497</text:p>
          </table:table-cell>
        </table:table-row>
        <table:table-row table:style-name="ro1">
          <table:table-cell office:value-type="float" office:value="0.0888888888889" calcext:value-type="float">
            <text:p>0.0888888889</text:p>
          </table:table-cell>
          <table:table-cell office:value-type="float" office:value="94.0754039497" calcext:value-type="float">
            <text:p>94.0754039497</text:p>
          </table:table-cell>
          <table:table-cell office:value-type="float" office:value="1.14609579875" calcext:value-type="float">
            <text:p>1.1460957988</text:p>
          </table:table-cell>
          <table:table-cell office:value-type="float" office:value="1.84134178838" calcext:value-type="float">
            <text:p>1.841341788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1]" office:value-type="float" office:value="0.0888888888889" calcext:value-type="float">
            <text:p>0.0888888889</text:p>
          </table:table-cell>
          <table:table-cell office:value-type="string" calcext:value-type="string">
            <text:p>,</text:p>
          </table:table-cell>
          <table:table-cell table:formula="of:=[.B21]" office:value-type="float" office:value="94.0754039497" calcext:value-type="float">
            <text:p>94.0754039497</text:p>
          </table:table-cell>
        </table:table-row>
        <table:table-row table:style-name="ro1">
          <table:table-cell office:value-type="float" office:value="0.0833333333333" calcext:value-type="float">
            <text:p>0.0833333333</text:p>
          </table:table-cell>
          <table:table-cell office:value-type="float" office:value="94.0594454419" calcext:value-type="float">
            <text:p>94.0594454419</text:p>
          </table:table-cell>
          <table:table-cell office:value-type="float" office:value="1.14795933237" calcext:value-type="float">
            <text:p>1.1479593324</text:p>
          </table:table-cell>
          <table:table-cell office:value-type="float" office:value="1.85446610961" calcext:value-type="float">
            <text:p>1.854466109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2]" office:value-type="float" office:value="0.0833333333333" calcext:value-type="float">
            <text:p>0.0833333333</text:p>
          </table:table-cell>
          <table:table-cell office:value-type="string" calcext:value-type="string">
            <text:p>,</text:p>
          </table:table-cell>
          <table:table-cell table:formula="of:=[.B22]" office:value-type="float" office:value="94.0594454419" calcext:value-type="float">
            <text:p>94.0594454419</text:p>
          </table:table-cell>
        </table:table-row>
        <table:table-row table:style-name="ro1">
          <table:table-cell office:value-type="float" office:value="0.0777777777778" calcext:value-type="float">
            <text:p>0.0777777778</text:p>
          </table:table-cell>
          <table:table-cell office:value-type="float" office:value="94.03550768" calcext:value-type="float">
            <text:p>94.03550768</text:p>
          </table:table-cell>
          <table:table-cell office:value-type="float" office:value="1.12837503178" calcext:value-type="float">
            <text:p>1.1283750318</text:p>
          </table:table-cell>
          <table:table-cell office:value-type="float" office:value="1.83413331732" calcext:value-type="float">
            <text:p>1.834133317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3]" office:value-type="float" office:value="0.0777777777778" calcext:value-type="float">
            <text:p>0.0777777778</text:p>
          </table:table-cell>
          <table:table-cell office:value-type="string" calcext:value-type="string">
            <text:p>,</text:p>
          </table:table-cell>
          <table:table-cell table:formula="of:=[.B23]" office:value-type="float" office:value="94.03550768" calcext:value-type="float">
            <text:p>94.03550768</text:p>
          </table:table-cell>
        </table:table-row>
        <table:table-row table:style-name="ro1">
          <table:table-cell office:value-type="float" office:value="0.0722222222222" calcext:value-type="float">
            <text:p>0.0722222222</text:p>
          </table:table-cell>
          <table:table-cell office:value-type="float" office:value="94.0195491722" calcext:value-type="float">
            <text:p>94.0195491722</text:p>
          </table:table-cell>
          <table:table-cell office:value-type="float" office:value="1.13356167345" calcext:value-type="float">
            <text:p>1.1335616735</text:p>
          </table:table-cell>
          <table:table-cell office:value-type="float" office:value="1.83265273664" calcext:value-type="float">
            <text:p>1.832652736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4]" office:value-type="float" office:value="0.0722222222222" calcext:value-type="float">
            <text:p>0.0722222222</text:p>
          </table:table-cell>
          <table:table-cell office:value-type="string" calcext:value-type="string">
            <text:p>,</text:p>
          </table:table-cell>
          <table:table-cell table:formula="of:=[.B24]" office:value-type="float" office:value="94.0195491722" calcext:value-type="float">
            <text:p>94.0195491722</text:p>
          </table:table-cell>
        </table:table-row>
        <table:table-row table:style-name="ro1">
          <table:table-cell office:value-type="float" office:value="0.0666666666667" calcext:value-type="float">
            <text:p>0.0666666667</text:p>
          </table:table-cell>
          <table:table-cell office:value-type="float" office:value="94.0035906643" calcext:value-type="float">
            <text:p>94.0035906643</text:p>
          </table:table-cell>
          <table:table-cell office:value-type="float" office:value="1.1308102264" calcext:value-type="float">
            <text:p>1.1308102264</text:p>
          </table:table-cell>
          <table:table-cell office:value-type="float" office:value="1.8312753542" calcext:value-type="float">
            <text:p>1.831275354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5]" office:value-type="float" office:value="0.0666666666667" calcext:value-type="float">
            <text:p>0.0666666667</text:p>
          </table:table-cell>
          <table:table-cell office:value-type="string" calcext:value-type="string">
            <text:p>,</text:p>
          </table:table-cell>
          <table:table-cell table:formula="of:=[.B25]" office:value-type="float" office:value="94.0035906643" calcext:value-type="float">
            <text:p>94.0035906643</text:p>
          </table:table-cell>
        </table:table-row>
        <table:table-row table:style-name="ro1">
          <table:table-cell office:value-type="float" office:value="0.0611111111111" calcext:value-type="float">
            <text:p>0.0611111111</text:p>
          </table:table-cell>
          <table:table-cell office:value-type="float" office:value="93.9397566328" calcext:value-type="float">
            <text:p>93.9397566328</text:p>
          </table:table-cell>
          <table:table-cell office:value-type="float" office:value="1.12089129328" calcext:value-type="float">
            <text:p>1.1208912933</text:p>
          </table:table-cell>
          <table:table-cell office:value-type="float" office:value="1.82193236792" calcext:value-type="float">
            <text:p>1.821932367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6]" office:value-type="float" office:value="0.0611111111111" calcext:value-type="float">
            <text:p>0.0611111111</text:p>
          </table:table-cell>
          <table:table-cell office:value-type="string" calcext:value-type="string">
            <text:p>,</text:p>
          </table:table-cell>
          <table:table-cell table:formula="of:=[.B26]" office:value-type="float" office:value="93.9397566328" calcext:value-type="float">
            <text:p>93.9397566328</text:p>
          </table:table-cell>
        </table:table-row>
      </table:table>
      <table:table table:name="R-CST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table:formula="of:=AVERAGE([.C2:.C27])" office:value-type="float" office:value="0.0754882878527693" calcext:value-type="float">
            <text:p>0.0754882879</text:p>
          </table:table-cell>
          <table:table-cell table:formula="of:=AVERAGE([.D2:.D27])" office:value-type="float" office:value="0.169528693655577" calcext:value-type="float">
            <text:p>0.1695286937</text:p>
          </table:table-cell>
          <table:table-cell table:number-columns-repeated="6"/>
        </table:table-row>
        <table:table-row table:style-name="ro1">
          <table:table-cell office:value-type="float" office:value="0.0444444444444" calcext:value-type="float">
            <text:p>0.0444444444</text:p>
          </table:table-cell>
          <table:table-cell office:value-type="float" office:value="34.3746259725" calcext:value-type="float">
            <text:p>34.3746259725</text:p>
          </table:table-cell>
          <table:table-cell office:value-type="float" office:value="0.0636172381835" calcext:value-type="float">
            <text:p>0.0636172382</text:p>
          </table:table-cell>
          <table:table-cell office:value-type="float" office:value="0.166484446818" calcext:value-type="float">
            <text:p>0.1664844468</text:p>
          </table:table-cell>
          <table:table-cell table:number-columns-repeated="3"/>
          <table:table-cell table:formula="of:=[.A2]" office:value-type="float" office:value="0.0444444444444" calcext:value-type="float">
            <text:p>0.0444444444</text:p>
          </table:table-cell>
          <table:table-cell/>
          <table:table-cell table:formula="of:=[.B2]" office:value-type="float" office:value="34.3746259725" calcext:value-type="float">
            <text:p>34.3746259725</text:p>
          </table:table-cell>
        </table:table-row>
        <table:table-row table:style-name="ro1">
          <table:table-cell office:value-type="float" office:value="0.0472222222222" calcext:value-type="float">
            <text:p>0.0472222222</text:p>
          </table:table-cell>
          <table:table-cell office:value-type="float" office:value="34.6179932176" calcext:value-type="float">
            <text:p>34.6179932176</text:p>
          </table:table-cell>
          <table:table-cell office:value-type="float" office:value="0.0651574649184" calcext:value-type="float">
            <text:p>0.0651574649</text:p>
          </table:table-cell>
          <table:table-cell office:value-type="float" office:value="0.169876114644" calcext:value-type="float">
            <text:p>0.169876114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]" office:value-type="float" office:value="0.0472222222222" calcext:value-type="float">
            <text:p>0.0472222222</text:p>
          </table:table-cell>
          <table:table-cell office:value-type="string" calcext:value-type="string">
            <text:p>,</text:p>
          </table:table-cell>
          <table:table-cell table:formula="of:=[.B3]" office:value-type="float" office:value="34.6179932176" calcext:value-type="float">
            <text:p>34.6179932176</text:p>
          </table:table-cell>
        </table:table-row>
        <table:table-row table:style-name="ro1">
          <table:table-cell office:value-type="float" office:value="0.0527777777778" calcext:value-type="float">
            <text:p>0.0527777778</text:p>
          </table:table-cell>
          <table:table-cell office:value-type="float" office:value="34.833433074" calcext:value-type="float">
            <text:p>34.833433074</text:p>
          </table:table-cell>
          <table:table-cell office:value-type="float" office:value="0.0658732571429" calcext:value-type="float">
            <text:p>0.0658732571</text:p>
          </table:table-cell>
          <table:table-cell office:value-type="float" office:value="0.169977176718" calcext:value-type="float">
            <text:p>0.169977176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]" office:value-type="float" office:value="0.0527777777778" calcext:value-type="float">
            <text:p>0.0527777778</text:p>
          </table:table-cell>
          <table:table-cell office:value-type="string" calcext:value-type="string">
            <text:p>,</text:p>
          </table:table-cell>
          <table:table-cell table:formula="of:=[.B4]" office:value-type="float" office:value="34.833433074" calcext:value-type="float">
            <text:p>34.833433074</text:p>
          </table:table-cell>
        </table:table-row>
        <table:table-row table:style-name="ro1">
          <table:table-cell office:value-type="float" office:value="0.0666666666667" calcext:value-type="float">
            <text:p>0.0666666667</text:p>
          </table:table-cell>
          <table:table-cell office:value-type="float" office:value="35.0448833034" calcext:value-type="float">
            <text:p>35.0448833034</text:p>
          </table:table-cell>
          <table:table-cell office:value-type="float" office:value="0.0658148274296" calcext:value-type="float">
            <text:p>0.0658148274</text:p>
          </table:table-cell>
          <table:table-cell office:value-type="float" office:value="0.166420900549" calcext:value-type="float">
            <text:p>0.166420900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]" office:value-type="float" office:value="0.0666666666667" calcext:value-type="float">
            <text:p>0.0666666667</text:p>
          </table:table-cell>
          <table:table-cell office:value-type="string" calcext:value-type="string">
            <text:p>,</text:p>
          </table:table-cell>
          <table:table-cell table:formula="of:=[.B5]" office:value-type="float" office:value="35.0448833034" calcext:value-type="float">
            <text:p>35.0448833034</text:p>
          </table:table-cell>
        </table:table-row>
        <table:table-row table:style-name="ro1">
          <table:table-cell office:value-type="float" office:value="0.0722222222222" calcext:value-type="float">
            <text:p>0.0722222222</text:p>
          </table:table-cell>
          <table:table-cell office:value-type="float" office:value="35.2483542789" calcext:value-type="float">
            <text:p>35.2483542789</text:p>
          </table:table-cell>
          <table:table-cell office:value-type="float" office:value="0.0674726328857" calcext:value-type="float">
            <text:p>0.0674726329</text:p>
          </table:table-cell>
          <table:table-cell office:value-type="float" office:value="0.167131886446" calcext:value-type="float">
            <text:p>0.167131886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]" office:value-type="float" office:value="0.0722222222222" calcext:value-type="float">
            <text:p>0.0722222222</text:p>
          </table:table-cell>
          <table:table-cell office:value-type="string" calcext:value-type="string">
            <text:p>,</text:p>
          </table:table-cell>
          <table:table-cell table:formula="of:=[.B6]" office:value-type="float" office:value="35.2483542789" calcext:value-type="float">
            <text:p>35.2483542789</text:p>
          </table:table-cell>
        </table:table-row>
        <table:table-row table:style-name="ro1">
          <table:table-cell office:value-type="float" office:value="0.0861111111111" calcext:value-type="float">
            <text:p>0.0861111111</text:p>
          </table:table-cell>
          <table:table-cell office:value-type="float" office:value="35.495711151" calcext:value-type="float">
            <text:p>35.495711151</text:p>
          </table:table-cell>
          <table:table-cell office:value-type="float" office:value="0.067420138889" calcext:value-type="float">
            <text:p>0.0674201389</text:p>
          </table:table-cell>
          <table:table-cell office:value-type="float" office:value="0.166461476495" calcext:value-type="float">
            <text:p>0.166461476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]" office:value-type="float" office:value="0.0861111111111" calcext:value-type="float">
            <text:p>0.0861111111</text:p>
          </table:table-cell>
          <table:table-cell office:value-type="string" calcext:value-type="string">
            <text:p>,</text:p>
          </table:table-cell>
          <table:table-cell table:formula="of:=[.B7]" office:value-type="float" office:value="35.495711151" calcext:value-type="float">
            <text:p>35.495711151</text:p>
          </table:table-cell>
        </table:table-row>
        <table:table-row table:style-name="ro1">
          <table:table-cell office:value-type="float" office:value="0.0944444444444" calcext:value-type="float">
            <text:p>0.0944444444</text:p>
          </table:table-cell>
          <table:table-cell office:value-type="float" office:value="35.6912028725" calcext:value-type="float">
            <text:p>35.6912028725</text:p>
          </table:table-cell>
          <table:table-cell office:value-type="float" office:value="0.0682223830735" calcext:value-type="float">
            <text:p>0.0682223831</text:p>
          </table:table-cell>
          <table:table-cell office:value-type="float" office:value="0.167292733033" calcext:value-type="float">
            <text:p>0.16729273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]" office:value-type="float" office:value="0.0944444444444" calcext:value-type="float">
            <text:p>0.0944444444</text:p>
          </table:table-cell>
          <table:table-cell office:value-type="string" calcext:value-type="string">
            <text:p>,</text:p>
          </table:table-cell>
          <table:table-cell table:formula="of:=[.B8]" office:value-type="float" office:value="35.6912028725" calcext:value-type="float">
            <text:p>35.6912028725</text:p>
          </table:table-cell>
        </table:table-row>
        <table:table-row table:style-name="ro1">
          <table:table-cell office:value-type="float" office:value="0.113888888889" calcext:value-type="float">
            <text:p>0.1138888889</text:p>
          </table:table-cell>
          <table:table-cell office:value-type="float" office:value="35.894673848" calcext:value-type="float">
            <text:p>35.894673848</text:p>
          </table:table-cell>
          <table:table-cell office:value-type="float" office:value="0.0736901969462" calcext:value-type="float">
            <text:p>0.0736901969</text:p>
          </table:table-cell>
          <table:table-cell office:value-type="float" office:value="0.172573817441" calcext:value-type="float">
            <text:p>0.172573817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]" office:value-type="float" office:value="0.113888888889" calcext:value-type="float">
            <text:p>0.1138888889</text:p>
          </table:table-cell>
          <table:table-cell office:value-type="string" calcext:value-type="string">
            <text:p>,</text:p>
          </table:table-cell>
          <table:table-cell table:formula="of:=[.B9]" office:value-type="float" office:value="35.894673848" calcext:value-type="float">
            <text:p>35.894673848</text:p>
          </table:table-cell>
        </table:table-row>
        <table:table-row table:style-name="ro1">
          <table:table-cell office:value-type="float" office:value="0.127777777778" calcext:value-type="float">
            <text:p>0.1277777778</text:p>
          </table:table-cell>
          <table:table-cell office:value-type="float" office:value="36.1340514662" calcext:value-type="float">
            <text:p>36.1340514662</text:p>
          </table:table-cell>
          <table:table-cell office:value-type="float" office:value="0.0729309019004" calcext:value-type="float">
            <text:p>0.0729309019</text:p>
          </table:table-cell>
          <table:table-cell office:value-type="float" office:value="0.172822947539" calcext:value-type="float">
            <text:p>0.172822947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]" office:value-type="float" office:value="0.127777777778" calcext:value-type="float">
            <text:p>0.1277777778</text:p>
          </table:table-cell>
          <table:table-cell office:value-type="string" calcext:value-type="string">
            <text:p>,</text:p>
          </table:table-cell>
          <table:table-cell table:formula="of:=[.B10]" office:value-type="float" office:value="36.1340514662" calcext:value-type="float">
            <text:p>36.1340514662</text:p>
          </table:table-cell>
        </table:table-row>
        <table:table-row table:style-name="ro1">
          <table:table-cell office:value-type="float" office:value="0.138888888889" calcext:value-type="float">
            <text:p>0.1388888889</text:p>
          </table:table-cell>
          <table:table-cell office:value-type="float" office:value="36.4013564732" calcext:value-type="float">
            <text:p>36.4013564732</text:p>
          </table:table-cell>
          <table:table-cell office:value-type="float" office:value="0.0756421408328" calcext:value-type="float">
            <text:p>0.0756421408</text:p>
          </table:table-cell>
          <table:table-cell office:value-type="float" office:value="0.172262916498" calcext:value-type="float">
            <text:p>0.172262916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]" office:value-type="float" office:value="0.138888888889" calcext:value-type="float">
            <text:p>0.1388888889</text:p>
          </table:table-cell>
          <table:table-cell office:value-type="string" calcext:value-type="string">
            <text:p>,</text:p>
          </table:table-cell>
          <table:table-cell table:formula="of:=[.B11]" office:value-type="float" office:value="36.4013564732" calcext:value-type="float">
            <text:p>36.4013564732</text:p>
          </table:table-cell>
        </table:table-row>
        <table:table-row table:style-name="ro1">
          <table:table-cell office:value-type="float" office:value="0.152777777778" calcext:value-type="float">
            <text:p>0.1527777778</text:p>
          </table:table-cell>
          <table:table-cell office:value-type="float" office:value="36.5928585677" calcext:value-type="float">
            <text:p>36.5928585677</text:p>
          </table:table-cell>
          <table:table-cell office:value-type="float" office:value="0.0723291427333" calcext:value-type="float">
            <text:p>0.0723291427</text:p>
          </table:table-cell>
          <table:table-cell office:value-type="float" office:value="0.169948107566" calcext:value-type="float">
            <text:p>0.169948107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2]" office:value-type="float" office:value="0.152777777778" calcext:value-type="float">
            <text:p>0.1527777778</text:p>
          </table:table-cell>
          <table:table-cell office:value-type="string" calcext:value-type="string">
            <text:p>,</text:p>
          </table:table-cell>
          <table:table-cell table:formula="of:=[.B12]" office:value-type="float" office:value="36.5928585677" calcext:value-type="float">
            <text:p>36.5928585677</text:p>
          </table:table-cell>
        </table:table-row>
        <table:table-row table:style-name="ro1">
          <table:table-cell office:value-type="float" office:value="0.158333333333" calcext:value-type="float">
            <text:p>0.1583333333</text:p>
          </table:table-cell>
          <table:table-cell office:value-type="float" office:value="36.820267305" calcext:value-type="float">
            <text:p>36.820267305</text:p>
          </table:table-cell>
          <table:table-cell office:value-type="float" office:value="0.0725844281715" calcext:value-type="float">
            <text:p>0.0725844282</text:p>
          </table:table-cell>
          <table:table-cell office:value-type="float" office:value="0.167910156627" calcext:value-type="float">
            <text:p>0.167910156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3]" office:value-type="float" office:value="0.158333333333" calcext:value-type="float">
            <text:p>0.1583333333</text:p>
          </table:table-cell>
          <table:table-cell office:value-type="string" calcext:value-type="string">
            <text:p>,</text:p>
          </table:table-cell>
          <table:table-cell table:formula="of:=[.B13]" office:value-type="float" office:value="36.820267305" calcext:value-type="float">
            <text:p>36.820267305</text:p>
          </table:table-cell>
        </table:table-row>
        <table:table-row table:style-name="ro1">
          <table:table-cell office:value-type="float" office:value="0.172222222222" calcext:value-type="float">
            <text:p>0.1722222222</text:p>
          </table:table-cell>
          <table:table-cell office:value-type="float" office:value="37.0716138041" calcext:value-type="float">
            <text:p>37.0716138041</text:p>
          </table:table-cell>
          <table:table-cell office:value-type="float" office:value="0.072811952106" calcext:value-type="float">
            <text:p>0.0728119521</text:p>
          </table:table-cell>
          <table:table-cell office:value-type="float" office:value="0.173313105529" calcext:value-type="float">
            <text:p>0.173313105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4]" office:value-type="float" office:value="0.172222222222" calcext:value-type="float">
            <text:p>0.1722222222</text:p>
          </table:table-cell>
          <table:table-cell office:value-type="string" calcext:value-type="string">
            <text:p>,</text:p>
          </table:table-cell>
          <table:table-cell table:formula="of:=[.B14]" office:value-type="float" office:value="37.0716138041" calcext:value-type="float">
            <text:p>37.0716138041</text:p>
          </table:table-cell>
        </table:table-row>
        <table:table-row table:style-name="ro1">
          <table:table-cell office:value-type="float" office:value="0.188888888889" calcext:value-type="float">
            <text:p>0.1888888889</text:p>
          </table:table-cell>
          <table:table-cell office:value-type="float" office:value="37.2990225414" calcext:value-type="float">
            <text:p>37.2990225414</text:p>
          </table:table-cell>
          <table:table-cell office:value-type="float" office:value="0.0761755336094" calcext:value-type="float">
            <text:p>0.0761755336</text:p>
          </table:table-cell>
          <table:table-cell office:value-type="float" office:value="0.172689068309" calcext:value-type="float">
            <text:p>0.172689068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5]" office:value-type="float" office:value="0.188888888889" calcext:value-type="float">
            <text:p>0.1888888889</text:p>
          </table:table-cell>
          <table:table-cell office:value-type="string" calcext:value-type="string">
            <text:p>,</text:p>
          </table:table-cell>
          <table:table-cell table:formula="of:=[.B15]" office:value-type="float" office:value="37.2990225414" calcext:value-type="float">
            <text:p>37.2990225414</text:p>
          </table:table-cell>
        </table:table-row>
        <table:table-row table:style-name="ro1">
          <table:table-cell office:value-type="float" office:value="0.213888888889" calcext:value-type="float">
            <text:p>0.2138888889</text:p>
          </table:table-cell>
          <table:table-cell office:value-type="float" office:value="37.5583482944" calcext:value-type="float">
            <text:p>37.5583482944</text:p>
          </table:table-cell>
          <table:table-cell office:value-type="float" office:value="0.0761996628386" calcext:value-type="float">
            <text:p>0.0761996628</text:p>
          </table:table-cell>
          <table:table-cell office:value-type="float" office:value="0.169172082832" calcext:value-type="float">
            <text:p>0.169172082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6]" office:value-type="float" office:value="0.213888888889" calcext:value-type="float">
            <text:p>0.2138888889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37.5583482944" calcext:value-type="float">
            <text:p>37.5583482944</text:p>
          </table:table-cell>
        </table:table-row>
        <table:table-row table:style-name="ro1">
          <table:table-cell office:value-type="float" office:value="0.241666666667" calcext:value-type="float">
            <text:p>0.2416666667</text:p>
          </table:table-cell>
          <table:table-cell office:value-type="float" office:value="37.8216636744" calcext:value-type="float">
            <text:p>37.8216636744</text:p>
          </table:table-cell>
          <table:table-cell office:value-type="float" office:value="0.0765930803803" calcext:value-type="float">
            <text:p>0.0765930804</text:p>
          </table:table-cell>
          <table:table-cell office:value-type="float" office:value="0.169497669812" calcext:value-type="float">
            <text:p>0.169497669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7]" office:value-type="float" office:value="0.241666666667" calcext:value-type="float">
            <text:p>0.2416666667</text:p>
          </table:table-cell>
          <table:table-cell office:value-type="string" calcext:value-type="string">
            <text:p>,</text:p>
          </table:table-cell>
          <table:table-cell table:formula="of:=[.B17]" office:value-type="float" office:value="37.8216636744" calcext:value-type="float">
            <text:p>37.821663674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38.1727508478" calcext:value-type="float">
            <text:p>38.1727508478</text:p>
          </table:table-cell>
          <table:table-cell office:value-type="float" office:value="0.0778475224994" calcext:value-type="float">
            <text:p>0.0778475225</text:p>
          </table:table-cell>
          <table:table-cell office:value-type="float" office:value="0.167787579283" calcext:value-type="float">
            <text:p>0.167787579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8]" office:value-type="float" office:value="0.275" calcext:value-type="float">
            <text:p>0.275</text:p>
          </table:table-cell>
          <table:table-cell office:value-type="string" calcext:value-type="string">
            <text:p>,</text:p>
          </table:table-cell>
          <table:table-cell table:formula="of:=[.B18]" office:value-type="float" office:value="38.1727508478" calcext:value-type="float">
            <text:p>38.1727508478</text:p>
          </table:table-cell>
        </table:table-row>
        <table:table-row table:style-name="ro1">
          <table:table-cell office:value-type="float" office:value="0.308333333333" calcext:value-type="float">
            <text:p>0.3083333333</text:p>
          </table:table-cell>
          <table:table-cell office:value-type="float" office:value="38.5677239178" calcext:value-type="float">
            <text:p>38.5677239178</text:p>
          </table:table-cell>
          <table:table-cell office:value-type="float" office:value="0.0791344855799" calcext:value-type="float">
            <text:p>0.0791344856</text:p>
          </table:table-cell>
          <table:table-cell office:value-type="float" office:value="0.171825277361" calcext:value-type="float">
            <text:p>0.171825277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9]" office:value-type="float" office:value="0.308333333333" calcext:value-type="float">
            <text:p>0.3083333333</text:p>
          </table:table-cell>
          <table:table-cell office:value-type="string" calcext:value-type="string">
            <text:p>,</text:p>
          </table:table-cell>
          <table:table-cell table:formula="of:=[.B19]" office:value-type="float" office:value="38.5677239178" calcext:value-type="float">
            <text:p>38.5677239178</text:p>
          </table:table-cell>
        </table:table-row>
        <table:table-row table:style-name="ro1">
          <table:table-cell office:value-type="float" office:value="0.352777777778" calcext:value-type="float">
            <text:p>0.3527777778</text:p>
          </table:table-cell>
          <table:table-cell office:value-type="float" office:value="38.8988629563" calcext:value-type="float">
            <text:p>38.8988629563</text:p>
          </table:table-cell>
          <table:table-cell office:value-type="float" office:value="0.0820665181736" calcext:value-type="float">
            <text:p>0.0820665182</text:p>
          </table:table-cell>
          <table:table-cell office:value-type="float" office:value="0.17067670157" calcext:value-type="float">
            <text:p>0.170676701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0]" office:value-type="float" office:value="0.352777777778" calcext:value-type="float">
            <text:p>0.3527777778</text:p>
          </table:table-cell>
          <table:table-cell office:value-type="string" calcext:value-type="string">
            <text:p>,</text:p>
          </table:table-cell>
          <table:table-cell table:formula="of:=[.B20]" office:value-type="float" office:value="38.8988629563" calcext:value-type="float">
            <text:p>38.8988629563</text:p>
          </table:table-cell>
        </table:table-row>
        <table:table-row table:style-name="ro1">
          <table:table-cell office:value-type="float" office:value="0.411111111111" calcext:value-type="float">
            <text:p>0.4111111111</text:p>
          </table:table-cell>
          <table:table-cell office:value-type="float" office:value="39.3895870736" calcext:value-type="float">
            <text:p>39.3895870736</text:p>
          </table:table-cell>
          <table:table-cell office:value-type="float" office:value="0.079464125337" calcext:value-type="float">
            <text:p>0.0794641253</text:p>
          </table:table-cell>
          <table:table-cell office:value-type="float" office:value="0.171059595643" calcext:value-type="float">
            <text:p>0.171059595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1]" office:value-type="float" office:value="0.411111111111" calcext:value-type="float">
            <text:p>0.4111111111</text:p>
          </table:table-cell>
          <table:table-cell office:value-type="string" calcext:value-type="string">
            <text:p>,</text:p>
          </table:table-cell>
          <table:table-cell table:formula="of:=[.B21]" office:value-type="float" office:value="39.3895870736" calcext:value-type="float">
            <text:p>39.3895870736</text:p>
          </table:table-cell>
        </table:table-row>
        <table:table-row table:style-name="ro1">
          <table:table-cell office:value-type="float" office:value="0.463888888889" calcext:value-type="float">
            <text:p>0.4638888889</text:p>
          </table:table-cell>
          <table:table-cell office:value-type="float" office:value="39.7965290245" calcext:value-type="float">
            <text:p>39.7965290245</text:p>
          </table:table-cell>
          <table:table-cell office:value-type="float" office:value="0.0822454151053" calcext:value-type="float">
            <text:p>0.0822454151</text:p>
          </table:table-cell>
          <table:table-cell office:value-type="float" office:value="0.167974176698" calcext:value-type="float">
            <text:p>0.167974176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2]" office:value-type="float" office:value="0.463888888889" calcext:value-type="float">
            <text:p>0.4638888889</text:p>
          </table:table-cell>
          <table:table-cell office:value-type="string" calcext:value-type="string">
            <text:p>,</text:p>
          </table:table-cell>
          <table:table-cell table:formula="of:=[.B22]" office:value-type="float" office:value="39.7965290245" calcext:value-type="float">
            <text:p>39.7965290245</text:p>
          </table:table-cell>
        </table:table-row>
        <table:table-row table:style-name="ro1">
          <table:table-cell office:value-type="float" office:value="0.538888888889" calcext:value-type="float">
            <text:p>0.5388888889</text:p>
          </table:table-cell>
          <table:table-cell office:value-type="float" office:value="40.1715539597" calcext:value-type="float">
            <text:p>40.1715539597</text:p>
          </table:table-cell>
          <table:table-cell office:value-type="float" office:value="0.0832276137581" calcext:value-type="float">
            <text:p>0.0832276138</text:p>
          </table:table-cell>
          <table:table-cell office:value-type="float" office:value="0.168922758946" calcext:value-type="float">
            <text:p>0.168922758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3]" office:value-type="float" office:value="0.538888888889" calcext:value-type="float">
            <text:p>0.5388888889</text:p>
          </table:table-cell>
          <table:table-cell office:value-type="string" calcext:value-type="string">
            <text:p>,</text:p>
          </table:table-cell>
          <table:table-cell table:formula="of:=[.B23]" office:value-type="float" office:value="40.1715539597" calcext:value-type="float">
            <text:p>40.1715539597</text:p>
          </table:table-cell>
        </table:table-row>
        <table:table-row table:style-name="ro1">
          <table:table-cell office:value-type="float" office:value="0.605555555556" calcext:value-type="float">
            <text:p>0.6055555556</text:p>
          </table:table-cell>
          <table:table-cell office:value-type="float" office:value="40.5465788949" calcext:value-type="float">
            <text:p>40.5465788949</text:p>
          </table:table-cell>
          <table:table-cell office:value-type="float" office:value="0.0850298622484" calcext:value-type="float">
            <text:p>0.0850298622</text:p>
          </table:table-cell>
          <table:table-cell office:value-type="float" office:value="0.1693098611" calcext:value-type="float">
            <text:p>0.169309861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4]" office:value-type="float" office:value="0.605555555556" calcext:value-type="float">
            <text:p>0.6055555556</text:p>
          </table:table-cell>
          <table:table-cell office:value-type="string" calcext:value-type="string">
            <text:p>,</text:p>
          </table:table-cell>
          <table:table-cell table:formula="of:=[.B24]" office:value-type="float" office:value="40.5465788949" calcext:value-type="float">
            <text:p>40.5465788949</text:p>
          </table:table-cell>
        </table:table-row>
        <table:table-row table:style-name="ro1">
          <table:table-cell office:value-type="float" office:value="0.694444444444" calcext:value-type="float">
            <text:p>0.6944444444</text:p>
          </table:table-cell>
          <table:table-cell office:value-type="float" office:value="41.05326152" calcext:value-type="float">
            <text:p>41.05326152</text:p>
          </table:table-cell>
          <table:table-cell office:value-type="float" office:value="0.08444857685" calcext:value-type="float">
            <text:p>0.0844485769</text:p>
          </table:table-cell>
          <table:table-cell office:value-type="float" office:value="0.168737832756" calcext:value-type="float">
            <text:p>0.168737832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5]" office:value-type="float" office:value="0.694444444444" calcext:value-type="float">
            <text:p>0.6944444444</text:p>
          </table:table-cell>
          <table:table-cell office:value-type="string" calcext:value-type="string">
            <text:p>,</text:p>
          </table:table-cell>
          <table:table-cell table:formula="of:=[.B25]" office:value-type="float" office:value="41.05326152" calcext:value-type="float">
            <text:p>41.05326152</text:p>
          </table:table-cell>
        </table:table-row>
        <table:table-row table:style-name="ro1">
          <table:table-cell office:value-type="float" office:value="0.827777777778" calcext:value-type="float">
            <text:p>0.8277777778</text:p>
          </table:table-cell>
          <table:table-cell office:value-type="float" office:value="41.7115499701" calcext:value-type="float">
            <text:p>41.7115499701</text:p>
          </table:table-cell>
          <table:table-cell office:value-type="float" office:value="0.0878044266715" calcext:value-type="float">
            <text:p>0.0878044267</text:p>
          </table:table-cell>
          <table:table-cell office:value-type="float" office:value="0.168309846557" calcext:value-type="float">
            <text:p>0.168309846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6]" office:value-type="float" office:value="0.827777777778" calcext:value-type="float">
            <text:p>0.8277777778</text:p>
          </table:table-cell>
          <table:table-cell office:value-type="string" calcext:value-type="string">
            <text:p>,</text:p>
          </table:table-cell>
          <table:table-cell table:formula="of:=[.B26]" office:value-type="float" office:value="41.7115499701" calcext:value-type="float">
            <text:p>41.7115499701</text:p>
          </table:table-cell>
        </table:table-row>
        <table:table-row table:style-name="ro1">
          <table:table-cell office:value-type="float" office:value="0.972222222222" calcext:value-type="float">
            <text:p>0.9722222222</text:p>
          </table:table-cell>
          <table:table-cell office:value-type="float" office:value="42.3977658089" calcext:value-type="float">
            <text:p>42.3977658089</text:p>
          </table:table-cell>
          <table:table-cell office:value-type="float" office:value="0.0888919559077" calcext:value-type="float">
            <text:p>0.0888919559</text:p>
          </table:table-cell>
          <table:table-cell office:value-type="float" office:value="0.169307798275" calcext:value-type="float">
            <text:p>0.169307798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7]" office:value-type="float" office:value="0.972222222222" calcext:value-type="float">
            <text:p>0.9722222222</text:p>
          </table:table-cell>
          <table:table-cell office:value-type="string" calcext:value-type="string">
            <text:p>,</text:p>
          </table:table-cell>
          <table:table-cell table:formula="of:=[.B27]" office:value-type="float" office:value="42.3977658089" calcext:value-type="float">
            <text:p>42.3977658089</text:p>
          </table:table-cell>
        </table:table-row>
      </table:table>
      <table:table table:name="A-CST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table:formula="of:=AVERAGE([.C2:.C33])" office:value-type="float" office:value="0.535512811714531" calcext:value-type="float">
            <text:p>0.5355128117</text:p>
          </table:table-cell>
          <table:table-cell table:formula="of:=AVERAGE([.D2:.D33])" office:value-type="float" office:value="1.0601479798575" calcext:value-type="float">
            <text:p>1.0601479799</text:p>
          </table:table-cell>
          <table:table-cell table:number-columns-repeated="6"/>
        </table:table-row>
        <table:table-row table:style-name="ro1">
          <table:table-cell office:value-type="float" office:value="0.0333333333333" calcext:value-type="float">
            <text:p>0.0333333333</text:p>
          </table:table-cell>
          <table:table-cell office:value-type="float" office:value="71.526032316" calcext:value-type="float">
            <text:p>71.526032316</text:p>
          </table:table-cell>
          <table:table-cell office:value-type="float" office:value="0.524996599777" calcext:value-type="float">
            <text:p>0.5249965998</text:p>
          </table:table-cell>
          <table:table-cell office:value-type="float" office:value="1.05737771594" calcext:value-type="float">
            <text:p>1.0573777159</text:p>
          </table:table-cell>
          <table:table-cell table:number-columns-repeated="3"/>
          <table:table-cell table:formula="of:=[.A2]" office:value-type="float" office:value="0.0333333333333" calcext:value-type="float">
            <text:p>0.0333333333</text:p>
          </table:table-cell>
          <table:table-cell/>
          <table:table-cell table:formula="of:=[.B2]" office:value-type="float" office:value="71.526032316" calcext:value-type="float">
            <text:p>71.526032316</text:p>
          </table:table-cell>
        </table:table-row>
        <table:table-row table:style-name="ro1">
          <table:table-cell office:value-type="float" office:value="0.127777777778" calcext:value-type="float">
            <text:p>0.1277777778</text:p>
          </table:table-cell>
          <table:table-cell office:value-type="float" office:value="71.6975862757" calcext:value-type="float">
            <text:p>71.6975862757</text:p>
          </table:table-cell>
          <table:table-cell office:value-type="float" office:value="0.526599766887" calcext:value-type="float">
            <text:p>0.5265997669</text:p>
          </table:table-cell>
          <table:table-cell office:value-type="float" office:value="1.05787216595" calcext:value-type="float">
            <text:p>1.05787216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]" office:value-type="float" office:value="0.127777777778" calcext:value-type="float">
            <text:p>0.1277777778</text:p>
          </table:table-cell>
          <table:table-cell office:value-type="string" calcext:value-type="string">
            <text:p>,</text:p>
          </table:table-cell>
          <table:table-cell table:formula="of:=[.B3]" office:value-type="float" office:value="71.6975862757" calcext:value-type="float">
            <text:p>71.6975862757</text:p>
          </table:table-cell>
        </table:table-row>
        <table:table-row table:style-name="ro1">
          <table:table-cell office:value-type="float" office:value="0.147222222222" calcext:value-type="float">
            <text:p>0.1472222222</text:p>
          </table:table-cell>
          <table:table-cell office:value-type="float" office:value="71.7534410533" calcext:value-type="float">
            <text:p>71.7534410533</text:p>
          </table:table-cell>
          <table:table-cell office:value-type="float" office:value="0.52731511254" calcext:value-type="float">
            <text:p>0.5273151125</text:p>
          </table:table-cell>
          <table:table-cell office:value-type="float" office:value="1.05748906501" calcext:value-type="float">
            <text:p>1.05748906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]" office:value-type="float" office:value="0.147222222222" calcext:value-type="float">
            <text:p>0.1472222222</text:p>
          </table:table-cell>
          <table:table-cell office:value-type="string" calcext:value-type="string">
            <text:p>,</text:p>
          </table:table-cell>
          <table:table-cell table:formula="of:=[.B4]" office:value-type="float" office:value="71.7534410533" calcext:value-type="float">
            <text:p>71.7534410533</text:p>
          </table:table-cell>
        </table:table-row>
        <table:table-row table:style-name="ro1">
          <table:table-cell office:value-type="float" office:value="0.177777777778" calcext:value-type="float">
            <text:p>0.1777777778</text:p>
          </table:table-cell>
          <table:table-cell office:value-type="float" office:value="71.7733891881" calcext:value-type="float">
            <text:p>71.7733891881</text:p>
          </table:table-cell>
          <table:table-cell office:value-type="float" office:value="0.547055389387" calcext:value-type="float">
            <text:p>0.5470553894</text:p>
          </table:table-cell>
          <table:table-cell office:value-type="float" office:value="1.07773267304" calcext:value-type="float">
            <text:p>1.07773267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]" office:value-type="float" office:value="0.177777777778" calcext:value-type="float">
            <text:p>0.1777777778</text:p>
          </table:table-cell>
          <table:table-cell office:value-type="string" calcext:value-type="string">
            <text:p>,</text:p>
          </table:table-cell>
          <table:table-cell table:formula="of:=[.B5]" office:value-type="float" office:value="71.7733891881" calcext:value-type="float">
            <text:p>71.7733891881</text:p>
          </table:table-cell>
        </table:table-row>
        <table:table-row table:style-name="ro1">
          <table:table-cell office:value-type="float" office:value="0.208333333333" calcext:value-type="float">
            <text:p>0.2083333333</text:p>
          </table:table-cell>
          <table:table-cell office:value-type="float" office:value="71.8412128466" calcext:value-type="float">
            <text:p>71.8412128466</text:p>
          </table:table-cell>
          <table:table-cell office:value-type="float" office:value="0.533593020683" calcext:value-type="float">
            <text:p>0.5335930207</text:p>
          </table:table-cell>
          <table:table-cell office:value-type="float" office:value="1.07049200847" calcext:value-type="float">
            <text:p>1.070492008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]" office:value-type="float" office:value="0.208333333333" calcext:value-type="float">
            <text:p>0.2083333333</text:p>
          </table:table-cell>
          <table:table-cell office:value-type="string" calcext:value-type="string">
            <text:p>,</text:p>
          </table:table-cell>
          <table:table-cell table:formula="of:=[.B6]" office:value-type="float" office:value="71.8412128466" calcext:value-type="float">
            <text:p>71.8412128466</text:p>
          </table:table-cell>
        </table:table-row>
        <table:table-row table:style-name="ro1">
          <table:table-cell office:value-type="float" office:value="0.222222222222" calcext:value-type="float">
            <text:p>0.2222222222</text:p>
          </table:table-cell>
          <table:table-cell office:value-type="float" office:value="71.8970676242" calcext:value-type="float">
            <text:p>71.8970676242</text:p>
          </table:table-cell>
          <table:table-cell office:value-type="float" office:value="0.528897408983" calcext:value-type="float">
            <text:p>0.528897409</text:p>
          </table:table-cell>
          <table:table-cell office:value-type="float" office:value="1.06386947212" calcext:value-type="float">
            <text:p>1.063869472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]" office:value-type="float" office:value="0.222222222222" calcext:value-type="float">
            <text:p>0.2222222222</text:p>
          </table:table-cell>
          <table:table-cell office:value-type="string" calcext:value-type="string">
            <text:p>,</text:p>
          </table:table-cell>
          <table:table-cell table:formula="of:=[.B7]" office:value-type="float" office:value="71.8970676242" calcext:value-type="float">
            <text:p>71.8970676242</text:p>
          </table:table-cell>
        </table:table-row>
        <table:table-row table:style-name="ro1">
          <table:table-cell office:value-type="float" office:value="0.241666666667" calcext:value-type="float">
            <text:p>0.2416666667</text:p>
          </table:table-cell>
          <table:table-cell office:value-type="float" office:value="72.0167564333" calcext:value-type="float">
            <text:p>72.0167564333</text:p>
          </table:table-cell>
          <table:table-cell office:value-type="float" office:value="0.529580383725" calcext:value-type="float">
            <text:p>0.5295803837</text:p>
          </table:table-cell>
          <table:table-cell office:value-type="float" office:value="1.05517473851" calcext:value-type="float">
            <text:p>1.055174738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]" office:value-type="float" office:value="0.241666666667" calcext:value-type="float">
            <text:p>0.2416666667</text:p>
          </table:table-cell>
          <table:table-cell office:value-type="string" calcext:value-type="string">
            <text:p>,</text:p>
          </table:table-cell>
          <table:table-cell table:formula="of:=[.B8]" office:value-type="float" office:value="72.0167564333" calcext:value-type="float">
            <text:p>72.0167564333</text:p>
          </table:table-cell>
        </table:table-row>
        <table:table-row table:style-name="ro1">
          <table:table-cell office:value-type="float" office:value="0.255555555556" calcext:value-type="float">
            <text:p>0.2555555556</text:p>
          </table:table-cell>
          <table:table-cell office:value-type="float" office:value="72.0406941951" calcext:value-type="float">
            <text:p>72.0406941951</text:p>
          </table:table-cell>
          <table:table-cell office:value-type="float" office:value="0.546375392583" calcext:value-type="float">
            <text:p>0.5463753926</text:p>
          </table:table-cell>
          <table:table-cell office:value-type="float" office:value="1.08364542362" calcext:value-type="float">
            <text:p>1.083645423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]" office:value-type="float" office:value="0.255555555556" calcext:value-type="float">
            <text:p>0.2555555556</text:p>
          </table:table-cell>
          <table:table-cell office:value-type="string" calcext:value-type="string">
            <text:p>,</text:p>
          </table:table-cell>
          <table:table-cell table:formula="of:=[.B9]" office:value-type="float" office:value="72.0406941951" calcext:value-type="float">
            <text:p>72.0406941951</text:p>
          </table:table-cell>
        </table:table-row>
        <table:table-row table:style-name="ro1">
          <table:table-cell office:value-type="float" office:value="0.269444444444" calcext:value-type="float">
            <text:p>0.2694444444</text:p>
          </table:table-cell>
          <table:table-cell office:value-type="float" office:value="72.0766008378" calcext:value-type="float">
            <text:p>72.0766008378</text:p>
          </table:table-cell>
          <table:table-cell office:value-type="float" office:value="0.530954137533" calcext:value-type="float">
            <text:p>0.5309541375</text:p>
          </table:table-cell>
          <table:table-cell office:value-type="float" office:value="1.07996529299" calcext:value-type="float">
            <text:p>1.07996529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]" office:value-type="float" office:value="0.269444444444" calcext:value-type="float">
            <text:p>0.2694444444</text:p>
          </table:table-cell>
          <table:table-cell office:value-type="string" calcext:value-type="string">
            <text:p>,</text:p>
          </table:table-cell>
          <table:table-cell table:formula="of:=[.B10]" office:value-type="float" office:value="72.0766008378" calcext:value-type="float">
            <text:p>72.0766008378</text:p>
          </table:table-cell>
        </table:table-row>
        <table:table-row table:style-name="ro1">
          <table:table-cell office:value-type="float" office:value="0.330555555556" calcext:value-type="float">
            <text:p>0.3305555556</text:p>
          </table:table-cell>
          <table:table-cell office:value-type="float" office:value="72.1763415121" calcext:value-type="float">
            <text:p>72.1763415121</text:p>
          </table:table-cell>
          <table:table-cell office:value-type="float" office:value="0.53908616145" calcext:value-type="float">
            <text:p>0.5390861615</text:p>
          </table:table-cell>
          <table:table-cell office:value-type="float" office:value="1.05696509159" calcext:value-type="float">
            <text:p>1.056965091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]" office:value-type="float" office:value="0.330555555556" calcext:value-type="float">
            <text:p>0.3305555556</text:p>
          </table:table-cell>
          <table:table-cell office:value-type="string" calcext:value-type="string">
            <text:p>,</text:p>
          </table:table-cell>
          <table:table-cell table:formula="of:=[.B11]" office:value-type="float" office:value="72.1763415121" calcext:value-type="float">
            <text:p>72.1763415121</text:p>
          </table:table-cell>
        </table:table-row>
        <table:table-row table:style-name="ro1">
          <table:table-cell office:value-type="float" office:value="0.352777777778" calcext:value-type="float">
            <text:p>0.3527777778</text:p>
          </table:table-cell>
          <table:table-cell office:value-type="float" office:value="72.2321962896" calcext:value-type="float">
            <text:p>72.2321962896</text:p>
          </table:table-cell>
          <table:table-cell office:value-type="float" office:value="0.545434017113" calcext:value-type="float">
            <text:p>0.5454340171</text:p>
          </table:table-cell>
          <table:table-cell office:value-type="float" office:value="1.07583066794" calcext:value-type="float">
            <text:p>1.075830667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2]" office:value-type="float" office:value="0.352777777778" calcext:value-type="float">
            <text:p>0.3527777778</text:p>
          </table:table-cell>
          <table:table-cell office:value-type="string" calcext:value-type="string">
            <text:p>,</text:p>
          </table:table-cell>
          <table:table-cell table:formula="of:=[.B12]" office:value-type="float" office:value="72.2321962896" calcext:value-type="float">
            <text:p>72.2321962896</text:p>
          </table:table-cell>
        </table:table-row>
        <table:table-row table:style-name="ro1">
          <table:table-cell office:value-type="float" office:value="0.391666666667" calcext:value-type="float">
            <text:p>0.3916666667</text:p>
          </table:table-cell>
          <table:table-cell office:value-type="float" office:value="72.2641133054" calcext:value-type="float">
            <text:p>72.2641133054</text:p>
          </table:table-cell>
          <table:table-cell office:value-type="float" office:value="0.555047551222" calcext:value-type="float">
            <text:p>0.5550475512</text:p>
          </table:table-cell>
          <table:table-cell office:value-type="float" office:value="1.08993767957" calcext:value-type="float">
            <text:p>1.089937679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3]" office:value-type="float" office:value="0.391666666667" calcext:value-type="float">
            <text:p>0.3916666667</text:p>
          </table:table-cell>
          <table:table-cell office:value-type="string" calcext:value-type="string">
            <text:p>,</text:p>
          </table:table-cell>
          <table:table-cell table:formula="of:=[.B13]" office:value-type="float" office:value="72.2641133054" calcext:value-type="float">
            <text:p>72.2641133054</text:p>
          </table:table-cell>
        </table:table-row>
        <table:table-row table:style-name="ro1">
          <table:table-cell office:value-type="float" office:value="0.402777777778" calcext:value-type="float">
            <text:p>0.4027777778</text:p>
          </table:table-cell>
          <table:table-cell office:value-type="float" office:value="72.3279473369" calcext:value-type="float">
            <text:p>72.3279473369</text:p>
          </table:table-cell>
          <table:table-cell office:value-type="float" office:value="0.545512257852" calcext:value-type="float">
            <text:p>0.5455122579</text:p>
          </table:table-cell>
          <table:table-cell office:value-type="float" office:value="1.08086784604" calcext:value-type="float">
            <text:p>1.08086784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4]" office:value-type="float" office:value="0.402777777778" calcext:value-type="float">
            <text:p>0.4027777778</text:p>
          </table:table-cell>
          <table:table-cell office:value-type="string" calcext:value-type="string">
            <text:p>,</text:p>
          </table:table-cell>
          <table:table-cell table:formula="of:=[.B14]" office:value-type="float" office:value="72.3279473369" calcext:value-type="float">
            <text:p>72.3279473369</text:p>
          </table:table-cell>
        </table:table-row>
        <table:table-row table:style-name="ro1">
          <table:table-cell office:value-type="float" office:value="0.430555555556" calcext:value-type="float">
            <text:p>0.4305555556</text:p>
          </table:table-cell>
          <table:table-cell office:value-type="float" office:value="72.3678436066" calcext:value-type="float">
            <text:p>72.3678436066</text:p>
          </table:table-cell>
          <table:table-cell office:value-type="float" office:value="0.54177741336" calcext:value-type="float">
            <text:p>0.5417774134</text:p>
          </table:table-cell>
          <table:table-cell office:value-type="float" office:value="1.09327291857" calcext:value-type="float">
            <text:p>1.093272918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5]" office:value-type="float" office:value="0.430555555556" calcext:value-type="float">
            <text:p>0.4305555556</text:p>
          </table:table-cell>
          <table:table-cell office:value-type="string" calcext:value-type="string">
            <text:p>,</text:p>
          </table:table-cell>
          <table:table-cell table:formula="of:=[.B15]" office:value-type="float" office:value="72.3678436066" calcext:value-type="float">
            <text:p>72.367843606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2.3877917415" calcext:value-type="float">
            <text:p>72.3877917415</text:p>
          </table:table-cell>
          <table:table-cell office:value-type="float" office:value="0.534252540151" calcext:value-type="float">
            <text:p>0.5342525402</text:p>
          </table:table-cell>
          <table:table-cell office:value-type="float" office:value="1.08520416754" calcext:value-type="float">
            <text:p>1.085204167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6]" office:value-type="float" office:value="0.45" calcext:value-type="float">
            <text:p>0.45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72.3877917415" calcext:value-type="float">
            <text:p>72.3877917415</text:p>
          </table:table-cell>
        </table:table-row>
        <table:table-row table:style-name="ro1">
          <table:table-cell office:value-type="float" office:value="0.463888888889" calcext:value-type="float">
            <text:p>0.4638888889</text:p>
          </table:table-cell>
          <table:table-cell office:value-type="float" office:value="72.3957709954" calcext:value-type="float">
            <text:p>72.3957709954</text:p>
          </table:table-cell>
          <table:table-cell office:value-type="float" office:value="0.531307049638" calcext:value-type="float">
            <text:p>0.5313070496</text:p>
          </table:table-cell>
          <table:table-cell office:value-type="float" office:value="1.05118962856" calcext:value-type="float">
            <text:p>1.051189628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7]" office:value-type="float" office:value="0.463888888889" calcext:value-type="float">
            <text:p>0.4638888889</text:p>
          </table:table-cell>
          <table:table-cell office:value-type="string" calcext:value-type="string">
            <text:p>,</text:p>
          </table:table-cell>
          <table:table-cell table:formula="of:=[.B17]" office:value-type="float" office:value="72.3957709954" calcext:value-type="float">
            <text:p>72.3957709954</text:p>
          </table:table-cell>
        </table:table-row>
        <table:table-row table:style-name="ro1">
          <table:table-cell office:value-type="float" office:value="0.486111111111" calcext:value-type="float">
            <text:p>0.4861111111</text:p>
          </table:table-cell>
          <table:table-cell office:value-type="float" office:value="72.447636146" calcext:value-type="float">
            <text:p>72.447636146</text:p>
          </table:table-cell>
          <table:table-cell office:value-type="float" office:value="0.531812261372" calcext:value-type="float">
            <text:p>0.5318122614</text:p>
          </table:table-cell>
          <table:table-cell office:value-type="float" office:value="1.04890011935" calcext:value-type="float">
            <text:p>1.048900119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8]" office:value-type="float" office:value="0.486111111111" calcext:value-type="float">
            <text:p>0.4861111111</text:p>
          </table:table-cell>
          <table:table-cell office:value-type="string" calcext:value-type="string">
            <text:p>,</text:p>
          </table:table-cell>
          <table:table-cell table:formula="of:=[.B18]" office:value-type="float" office:value="72.447636146" calcext:value-type="float">
            <text:p>72.447636146</text:p>
          </table:table-cell>
        </table:table-row>
        <table:table-row table:style-name="ro1">
          <table:table-cell office:value-type="float" office:value="0.497222222222" calcext:value-type="float">
            <text:p>0.4972222222</text:p>
          </table:table-cell>
          <table:table-cell office:value-type="float" office:value="72.4795531618" calcext:value-type="float">
            <text:p>72.4795531618</text:p>
          </table:table-cell>
          <table:table-cell office:value-type="float" office:value="0.531251062902" calcext:value-type="float">
            <text:p>0.5312510629</text:p>
          </table:table-cell>
          <table:table-cell office:value-type="float" office:value="1.04840546361" calcext:value-type="float">
            <text:p>1.048405463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9]" office:value-type="float" office:value="0.497222222222" calcext:value-type="float">
            <text:p>0.4972222222</text:p>
          </table:table-cell>
          <table:table-cell office:value-type="string" calcext:value-type="string">
            <text:p>,</text:p>
          </table:table-cell>
          <table:table-cell table:formula="of:=[.B19]" office:value-type="float" office:value="72.4795531618" calcext:value-type="float">
            <text:p>72.4795531618</text:p>
          </table:table-cell>
        </table:table-row>
        <table:table-row table:style-name="ro1">
          <table:table-cell office:value-type="float" office:value="0.513888888889" calcext:value-type="float">
            <text:p>0.5138888889</text:p>
          </table:table-cell>
          <table:table-cell office:value-type="float" office:value="72.4955116697" calcext:value-type="float">
            <text:p>72.4955116697</text:p>
          </table:table-cell>
          <table:table-cell office:value-type="float" office:value="0.531231150576" calcext:value-type="float">
            <text:p>0.5312311506</text:p>
          </table:table-cell>
          <table:table-cell office:value-type="float" office:value="1.04848629095" calcext:value-type="float">
            <text:p>1.04848629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0]" office:value-type="float" office:value="0.513888888889" calcext:value-type="float">
            <text:p>0.5138888889</text:p>
          </table:table-cell>
          <table:table-cell office:value-type="string" calcext:value-type="string">
            <text:p>,</text:p>
          </table:table-cell>
          <table:table-cell table:formula="of:=[.B20]" office:value-type="float" office:value="72.4955116697" calcext:value-type="float">
            <text:p>72.4955116697</text:p>
          </table:table-cell>
        </table:table-row>
        <table:table-row table:style-name="ro1">
          <table:table-cell office:value-type="float" office:value="0.533333333333" calcext:value-type="float">
            <text:p>0.5333333333</text:p>
          </table:table-cell>
          <table:table-cell office:value-type="float" office:value="72.5433871933" calcext:value-type="float">
            <text:p>72.5433871933</text:p>
          </table:table-cell>
          <table:table-cell office:value-type="float" office:value="0.531252897959" calcext:value-type="float">
            <text:p>0.531252898</text:p>
          </table:table-cell>
          <table:table-cell office:value-type="float" office:value="1.04781710002" calcext:value-type="float">
            <text:p>1.047817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1]" office:value-type="float" office:value="0.533333333333" calcext:value-type="float">
            <text:p>0.5333333333</text:p>
          </table:table-cell>
          <table:table-cell office:value-type="string" calcext:value-type="string">
            <text:p>,</text:p>
          </table:table-cell>
          <table:table-cell table:formula="of:=[.B21]" office:value-type="float" office:value="72.5433871933" calcext:value-type="float">
            <text:p>72.5433871933</text:p>
          </table:table-cell>
        </table:table-row>
        <table:table-row table:style-name="ro1">
          <table:table-cell office:value-type="float" office:value="0.547222222222" calcext:value-type="float">
            <text:p>0.5472222222</text:p>
          </table:table-cell>
          <table:table-cell office:value-type="float" office:value="72.579293836" calcext:value-type="float">
            <text:p>72.579293836</text:p>
          </table:table-cell>
          <table:table-cell office:value-type="float" office:value="0.531279351786" calcext:value-type="float">
            <text:p>0.5312793518</text:p>
          </table:table-cell>
          <table:table-cell office:value-type="float" office:value="1.04710221202" calcext:value-type="float">
            <text:p>1.04710221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2]" office:value-type="float" office:value="0.547222222222" calcext:value-type="float">
            <text:p>0.5472222222</text:p>
          </table:table-cell>
          <table:table-cell office:value-type="string" calcext:value-type="string">
            <text:p>,</text:p>
          </table:table-cell>
          <table:table-cell table:formula="of:=[.B22]" office:value-type="float" office:value="72.579293836" calcext:value-type="float">
            <text:p>72.579293836</text:p>
          </table:table-cell>
        </table:table-row>
        <table:table-row table:style-name="ro1">
          <table:table-cell office:value-type="float" office:value="0.561111111111" calcext:value-type="float">
            <text:p>0.5611111111</text:p>
          </table:table-cell>
          <table:table-cell office:value-type="float" office:value="72.6391382406" calcext:value-type="float">
            <text:p>72.6391382406</text:p>
          </table:table-cell>
          <table:table-cell office:value-type="float" office:value="0.532235645608" calcext:value-type="float">
            <text:p>0.5322356456</text:p>
          </table:table-cell>
          <table:table-cell office:value-type="float" office:value="1.04648769224" calcext:value-type="float">
            <text:p>1.046487692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3]" office:value-type="float" office:value="0.561111111111" calcext:value-type="float">
            <text:p>0.5611111111</text:p>
          </table:table-cell>
          <table:table-cell office:value-type="string" calcext:value-type="string">
            <text:p>,</text:p>
          </table:table-cell>
          <table:table-cell table:formula="of:=[.B23]" office:value-type="float" office:value="72.6391382406" calcext:value-type="float">
            <text:p>72.6391382406</text:p>
          </table:table-cell>
        </table:table-row>
        <table:table-row table:style-name="ro1">
          <table:table-cell office:value-type="float" office:value="0.586111111111" calcext:value-type="float">
            <text:p>0.5861111111</text:p>
          </table:table-cell>
          <table:table-cell office:value-type="float" office:value="72.6710552563" calcext:value-type="float">
            <text:p>72.6710552563</text:p>
          </table:table-cell>
          <table:table-cell office:value-type="float" office:value="0.531800716378" calcext:value-type="float">
            <text:p>0.5318007164</text:p>
          </table:table-cell>
          <table:table-cell office:value-type="float" office:value="1.04520560989" calcext:value-type="float">
            <text:p>1.045205609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4]" office:value-type="float" office:value="0.586111111111" calcext:value-type="float">
            <text:p>0.5861111111</text:p>
          </table:table-cell>
          <table:table-cell office:value-type="string" calcext:value-type="string">
            <text:p>,</text:p>
          </table:table-cell>
          <table:table-cell table:formula="of:=[.B24]" office:value-type="float" office:value="72.6710552563" calcext:value-type="float">
            <text:p>72.6710552563</text:p>
          </table:table-cell>
        </table:table-row>
        <table:table-row table:style-name="ro1">
          <table:table-cell office:value-type="float" office:value="0.619444444444" calcext:value-type="float">
            <text:p>0.6194444444</text:p>
          </table:table-cell>
          <table:table-cell office:value-type="float" office:value="72.6989826451" calcext:value-type="float">
            <text:p>72.6989826451</text:p>
          </table:table-cell>
          <table:table-cell office:value-type="float" office:value="0.532113472486" calcext:value-type="float">
            <text:p>0.5321134725</text:p>
          </table:table-cell>
          <table:table-cell office:value-type="float" office:value="1.04575239324" calcext:value-type="float">
            <text:p>1.045752393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5]" office:value-type="float" office:value="0.619444444444" calcext:value-type="float">
            <text:p>0.6194444444</text:p>
          </table:table-cell>
          <table:table-cell office:value-type="string" calcext:value-type="string">
            <text:p>,</text:p>
          </table:table-cell>
          <table:table-cell table:formula="of:=[.B25]" office:value-type="float" office:value="72.6989826451" calcext:value-type="float">
            <text:p>72.698982645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2.7308996609" calcext:value-type="float">
            <text:p>72.7308996609</text:p>
          </table:table-cell>
          <table:table-cell office:value-type="float" office:value="0.547566182842" calcext:value-type="float">
            <text:p>0.5475661828</text:p>
          </table:table-cell>
          <table:table-cell office:value-type="float" office:value="1.06969824652" calcext:value-type="float">
            <text:p>1.069698246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6]" office:value-type="float" office:value="0.65" calcext:value-type="float">
            <text:p>0.65</text:p>
          </table:table-cell>
          <table:table-cell office:value-type="string" calcext:value-type="string">
            <text:p>,</text:p>
          </table:table-cell>
          <table:table-cell table:formula="of:=[.B26]" office:value-type="float" office:value="72.7308996609" calcext:value-type="float">
            <text:p>72.7308996609</text:p>
          </table:table-cell>
        </table:table-row>
        <table:table-row table:style-name="ro1">
          <table:table-cell office:value-type="float" office:value="0.683333333333" calcext:value-type="float">
            <text:p>0.6833333333</text:p>
          </table:table-cell>
          <table:table-cell office:value-type="float" office:value="72.7508477957" calcext:value-type="float">
            <text:p>72.7508477957</text:p>
          </table:table-cell>
          <table:table-cell office:value-type="float" office:value="0.533620150425" calcext:value-type="float">
            <text:p>0.5336201504</text:p>
          </table:table-cell>
          <table:table-cell office:value-type="float" office:value="1.05155316551" calcext:value-type="float">
            <text:p>1.051553165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7]" office:value-type="float" office:value="0.683333333333" calcext:value-type="float">
            <text:p>0.6833333333</text:p>
          </table:table-cell>
          <table:table-cell office:value-type="string" calcext:value-type="string">
            <text:p>,</text:p>
          </table:table-cell>
          <table:table-cell table:formula="of:=[.B27]" office:value-type="float" office:value="72.7508477957" calcext:value-type="float">
            <text:p>72.7508477957</text:p>
          </table:table-cell>
        </table:table-row>
        <table:table-row table:style-name="ro1">
          <table:table-cell office:value-type="float" office:value="0.713888888889" calcext:value-type="float">
            <text:p>0.7138888889</text:p>
          </table:table-cell>
          <table:table-cell office:value-type="float" office:value="72.7907440654" calcext:value-type="float">
            <text:p>72.7907440654</text:p>
          </table:table-cell>
          <table:table-cell office:value-type="float" office:value="0.533972003027" calcext:value-type="float">
            <text:p>0.533972003</text:p>
          </table:table-cell>
          <table:table-cell office:value-type="float" office:value="1.0480572563" calcext:value-type="float">
            <text:p>1.048057256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8]" office:value-type="float" office:value="0.713888888889" calcext:value-type="float">
            <text:p>0.7138888889</text:p>
          </table:table-cell>
          <table:table-cell office:value-type="string" calcext:value-type="string">
            <text:p>,</text:p>
          </table:table-cell>
          <table:table-cell table:formula="of:=[.B28]" office:value-type="float" office:value="72.7907440654" calcext:value-type="float">
            <text:p>72.7907440654</text:p>
          </table:table-cell>
        </table:table-row>
        <table:table-row table:style-name="ro1">
          <table:table-cell office:value-type="float" office:value="0.780555555556" calcext:value-type="float">
            <text:p>0.7805555556</text:p>
          </table:table-cell>
          <table:table-cell office:value-type="float" office:value="72.8665469779" calcext:value-type="float">
            <text:p>72.8665469779</text:p>
          </table:table-cell>
          <table:table-cell office:value-type="float" office:value="0.534698355353" calcext:value-type="float">
            <text:p>0.5346983554</text:p>
          </table:table-cell>
          <table:table-cell office:value-type="float" office:value="1.04829741298" calcext:value-type="float">
            <text:p>1.04829741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9]" office:value-type="float" office:value="0.780555555556" calcext:value-type="float">
            <text:p>0.7805555556</text:p>
          </table:table-cell>
          <table:table-cell office:value-type="string" calcext:value-type="string">
            <text:p>,</text:p>
          </table:table-cell>
          <table:table-cell table:formula="of:=[.B29]" office:value-type="float" office:value="72.8665469779" calcext:value-type="float">
            <text:p>72.8665469779</text:p>
          </table:table-cell>
        </table:table-row>
        <table:table-row table:style-name="ro1">
          <table:table-cell office:value-type="float" office:value="0.822222222222" calcext:value-type="float">
            <text:p>0.8222222222</text:p>
          </table:table-cell>
          <table:table-cell office:value-type="float" office:value="72.9463395173" calcext:value-type="float">
            <text:p>72.9463395173</text:p>
          </table:table-cell>
          <table:table-cell office:value-type="float" office:value="0.534926964478" calcext:value-type="float">
            <text:p>0.5349269645</text:p>
          </table:table-cell>
          <table:table-cell office:value-type="float" office:value="1.04699974109" calcext:value-type="float">
            <text:p>1.046999741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0]" office:value-type="float" office:value="0.822222222222" calcext:value-type="float">
            <text:p>0.8222222222</text:p>
          </table:table-cell>
          <table:table-cell office:value-type="string" calcext:value-type="string">
            <text:p>,</text:p>
          </table:table-cell>
          <table:table-cell table:formula="of:=[.B30]" office:value-type="float" office:value="72.9463395173" calcext:value-type="float">
            <text:p>72.9463395173</text:p>
          </table:table-cell>
        </table:table-row>
        <table:table-row table:style-name="ro1">
          <table:table-cell office:value-type="float" office:value="0.855555555556" calcext:value-type="float">
            <text:p>0.8555555556</text:p>
          </table:table-cell>
          <table:table-cell office:value-type="float" office:value="73.0381009376" calcext:value-type="float">
            <text:p>73.0381009376</text:p>
          </table:table-cell>
          <table:table-cell office:value-type="float" office:value="0.535657856568" calcext:value-type="float">
            <text:p>0.5356578566</text:p>
          </table:table-cell>
          <table:table-cell office:value-type="float" office:value="1.04956588928" calcext:value-type="float">
            <text:p>1.049565889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1]" office:value-type="float" office:value="0.855555555556" calcext:value-type="float">
            <text:p>0.8555555556</text:p>
          </table:table-cell>
          <table:table-cell office:value-type="string" calcext:value-type="string">
            <text:p>,</text:p>
          </table:table-cell>
          <table:table-cell table:formula="of:=[.B31]" office:value-type="float" office:value="73.0381009376" calcext:value-type="float">
            <text:p>73.0381009376</text:p>
          </table:table-cell>
        </table:table-row>
        <table:table-row table:style-name="ro1">
          <table:table-cell office:value-type="float" office:value="0.894444444444" calcext:value-type="float">
            <text:p>0.8944444444</text:p>
          </table:table-cell>
          <table:table-cell office:value-type="float" office:value="73.0979453421" calcext:value-type="float">
            <text:p>73.0979453421</text:p>
          </table:table-cell>
          <table:table-cell office:value-type="float" office:value="0.536335389401" calcext:value-type="float">
            <text:p>0.5363353894</text:p>
          </table:table-cell>
          <table:table-cell office:value-type="float" office:value="1.04645590627" calcext:value-type="float">
            <text:p>1.046455906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2]" office:value-type="float" office:value="0.894444444444" calcext:value-type="float">
            <text:p>0.8944444444</text:p>
          </table:table-cell>
          <table:table-cell office:value-type="string" calcext:value-type="string">
            <text:p>,</text:p>
          </table:table-cell>
          <table:table-cell table:formula="of:=[.B32]" office:value-type="float" office:value="73.0979453421" calcext:value-type="float">
            <text:p>73.0979453421</text:p>
          </table:table-cell>
        </table:table-row>
        <table:table-row table:style-name="ro1">
          <table:table-cell office:value-type="float" office:value="0.977777777778" calcext:value-type="float">
            <text:p>0.9777777778</text:p>
          </table:table-cell>
          <table:table-cell office:value-type="float" office:value="73.1458208657" calcext:value-type="float">
            <text:p>73.1458208657</text:p>
          </table:table-cell>
          <table:table-cell office:value-type="float" office:value="0.53887231082" calcext:value-type="float">
            <text:p>0.5388723108</text:p>
          </table:table-cell>
          <table:table-cell office:value-type="float" office:value="1.04906430071" calcext:value-type="float">
            <text:p>1.049064300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3]" office:value-type="float" office:value="0.977777777778" calcext:value-type="float">
            <text:p>0.9777777778</text:p>
          </table:table-cell>
          <table:table-cell office:value-type="string" calcext:value-type="string">
            <text:p>,</text:p>
          </table:table-cell>
          <table:table-cell table:formula="of:=[.B33]" office:value-type="float" office:value="73.1458208657" calcext:value-type="float">
            <text:p>73.1458208657</text:p>
          </table:table-cell>
        </table:table-row>
      </table:table>
      <table:table table:name="Sumary" table:style-name="ta1">
        <table:shapes>
          <draw:frame draw:z-index="0" draw:style-name="gr1" draw:text-style-name="P1" svg:width="453.51pt" svg:height="255.09pt" svg:x="299.45pt" svg:y="105.22pt">
            <loext:p draw:notify-on-update-of-ranges="Sumary.B9:Sumary.B12 Sumary.C8:Sumary.C8 Sumary.C9:Sumary.C12 Sumary.D8:Sumary.D8 Sumary.D9:Sumary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pt" svg:height="255.23pt" svg:x="297.95pt" svg:y="396.06pt">
            <loext:p draw:notify-on-update-of-ranges="Sumary.B35:Sumary.B35 Sumary.B36:Sumary.B39 Sumary.C35:Sumary.C35 Sumary.C36:Sumary.C39 Sumary.D35:Sumary.D35 Sumary.D36:Sumary.D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er Positive Packet</text:p>
          </table:table-cell>
          <table:table-cell office:value-type="string" calcext:value-type="string">
            <text:p>Per Negative Pac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-PAYL</text:p>
          </table:table-cell>
          <table:table-cell table:formula="of:=['A-PAYL'.C1]" office:value-type="float" office:value="1.1310512349628" calcext:value-type="float">
            <text:p>1.131051235</text:p>
          </table:table-cell>
          <table:table-cell table:formula="of:=['A-PAYL'.D1]" office:value-type="float" office:value="1.8355004505064" calcext:value-type="float">
            <text:p>1.83550045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-CST</text:p>
          </table:table-cell>
          <table:table-cell table:formula="of:=['A-CST'.C1]" office:value-type="float" office:value="0.535512811714531" calcext:value-type="float">
            <text:p>0.5355128117</text:p>
          </table:table-cell>
          <table:table-cell table:formula="of:=['A-CST'.D1]" office:value-type="float" office:value="1.0601479798575" calcext:value-type="float">
            <text:p>1.06014797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-PAYL</text:p>
          </table:table-cell>
          <table:table-cell table:formula="of:=['R-PAYL'.C1]" office:value-type="float" office:value="0.119332877890521" calcext:value-type="float">
            <text:p>0.1193328779</text:p>
          </table:table-cell>
          <table:table-cell table:formula="of:=['R-PAYL'.D1]" office:value-type="float" office:value="0.207714197171812" calcext:value-type="float">
            <text:p>0.207714197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-CST</text:p>
          </table:table-cell>
          <table:table-cell table:formula="of:=['R-CST'.C1]" office:value-type="float" office:value="0.0754882878527693" calcext:value-type="float">
            <text:p>0.0754882879</text:p>
          </table:table-cell>
          <table:table-cell table:formula="of:=['R-CST'.D1]" office:value-type="float" office:value="0.169528693655577" calcext:value-type="float">
            <text:p>0.1695286937</text:p>
          </table:table-cell>
          <table:table-cell table:number-columns-repeated="7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2"/>
          <table:table-cell table:formula="of:=[.C8]" office:value-type="string" office:string-value="Per Positive Packet" calcext:value-type="string">
            <text:p>Per Positive Packet</text:p>
          </table:table-cell>
          <table:table-cell table:formula="of:=[.D8]" office:value-type="string" office:string-value="Per Negative Packet" calcext:value-type="string">
            <text:p>Per Negative Packet</text:p>
          </table:table-cell>
          <table:table-cell table:number-columns-repeated="7"/>
        </table:table-row>
        <table:table-row table:style-name="ro1">
          <table:table-cell/>
          <table:table-cell table:formula="of:=[.B9]" office:value-type="string" office:string-value="A-PAYL" calcext:value-type="string">
            <text:p>A-PAYL</text:p>
          </table:table-cell>
          <table:table-cell table:formula="of:=[.C9]" office:value-type="float" office:value="1.1310512349628" calcext:value-type="float">
            <text:p>1.131051235</text:p>
          </table:table-cell>
          <table:table-cell table:formula="of:=[.D9]" office:value-type="float" office:value="1.8355004505064" calcext:value-type="float">
            <text:p>1.83550045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-PAYL+</text:p>
          </table:table-cell>
          <table:table-cell table:formula="of:=['A-PAYL+'.C1]" office:value-type="float" office:value="0.155200017583216" calcext:value-type="float">
            <text:p>0.1552000176</text:p>
          </table:table-cell>
          <table:table-cell table:formula="of:=['A-PAYL+'.D1]" office:value-type="float" office:value="0.192554597047804" calcext:value-type="float">
            <text:p>0.192554597</text:p>
          </table:table-cell>
          <table:table-cell table:number-columns-repeated="7"/>
        </table:table-row>
        <table:table-row table:style-name="ro1">
          <table:table-cell/>
          <table:table-cell table:formula="of:=[.B10]" office:value-type="string" office:string-value="A-CST" calcext:value-type="string">
            <text:p>A-CST</text:p>
          </table:table-cell>
          <table:table-cell table:formula="of:=[.C10]" office:value-type="float" office:value="0.535512811714531" calcext:value-type="float">
            <text:p>0.5355128117</text:p>
          </table:table-cell>
          <table:table-cell table:formula="of:=[.D10]" office:value-type="float" office:value="1.0601479798575" calcext:value-type="float">
            <text:p>1.06014797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-CST+</text:p>
          </table:table-cell>
          <table:table-cell table:formula="of:=['A-CST+'.C1]" office:value-type="float" office:value="0.52102285988825" calcext:value-type="float">
            <text:p>0.5210228599</text:p>
          </table:table-cell>
          <table:table-cell table:formula="of:=['A-CST+'.D1]" office:value-type="float" office:value="0.843131052815563" calcext:value-type="float">
            <text:p>0.8431310528</text:p>
          </table:table-cell>
          <table:table-cell table:number-columns-repeated="7"/>
        </table:table-row>
      </table:table>
      <table:table table:name="A-PAYL+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table:formula="of:=AVERAGE([.C2:.C52])" office:value-type="float" office:value="0.155200017583216" calcext:value-type="float">
            <text:p>0.1552000176</text:p>
          </table:table-cell>
          <table:table-cell table:formula="of:=AVERAGE([.D2:.D52])" office:value-type="float" office:value="0.192554597047804" calcext:value-type="float">
            <text:p>0.192554597</text:p>
          </table:table-cell>
          <table:table-cell table:number-columns-repeated="6"/>
        </table:table-row>
        <table:table-row table:style-name="ro1">
          <table:table-cell office:value-type="float" office:value="1.01111111111" calcext:value-type="float">
            <text:p>1.0111111111</text:p>
          </table:table-cell>
          <table:table-cell office:value-type="float" office:value="92.3000199481" calcext:value-type="float">
            <text:p>92.3000199481</text:p>
          </table:table-cell>
          <table:table-cell office:value-type="float" office:value="0.156687944168" calcext:value-type="float">
            <text:p>0.1566879442</text:p>
          </table:table-cell>
          <table:table-cell office:value-type="float" office:value="0.190863387105" calcext:value-type="float">
            <text:p>0.1908633871</text:p>
          </table:table-cell>
          <table:table-cell table:number-columns-repeated="3"/>
          <table:table-cell table:formula="of:=[.A2]" office:value-type="float" office:value="1.01111111111" calcext:value-type="float">
            <text:p>1.0111111111</text:p>
          </table:table-cell>
          <table:table-cell/>
          <table:table-cell table:formula="of:=[.B2]" office:value-type="float" office:value="92.3000199481" calcext:value-type="float">
            <text:p>92.3000199481</text:p>
          </table:table-cell>
        </table:table-row>
        <table:table-row table:style-name="ro1">
          <table:table-cell office:value-type="float" office:value="0.938888888889" calcext:value-type="float">
            <text:p>0.9388888889</text:p>
          </table:table-cell>
          <table:table-cell office:value-type="float" office:value="92.2681029324" calcext:value-type="float">
            <text:p>92.2681029324</text:p>
          </table:table-cell>
          <table:table-cell office:value-type="float" office:value="0.156752013637" calcext:value-type="float">
            <text:p>0.1567520136</text:p>
          </table:table-cell>
          <table:table-cell office:value-type="float" office:value="0.190716835106" calcext:value-type="float">
            <text:p>0.190716835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]" office:value-type="float" office:value="0.938888888889" calcext:value-type="float">
            <text:p>0.9388888889</text:p>
          </table:table-cell>
          <table:table-cell office:value-type="string" calcext:value-type="string">
            <text:p>,</text:p>
          </table:table-cell>
          <table:table-cell table:formula="of:=[.B3]" office:value-type="float" office:value="92.2681029324" calcext:value-type="float">
            <text:p>92.2681029324</text:p>
          </table:table-cell>
        </table:table-row>
        <table:table-row table:style-name="ro1">
          <table:table-cell office:value-type="float" office:value="0.927777777778" calcext:value-type="float">
            <text:p>0.9277777778</text:p>
          </table:table-cell>
          <table:table-cell office:value-type="float" office:value="92.2282066627" calcext:value-type="float">
            <text:p>92.2282066627</text:p>
          </table:table-cell>
          <table:table-cell office:value-type="float" office:value="0.157206686282" calcext:value-type="float">
            <text:p>0.1572066863</text:p>
          </table:table-cell>
          <table:table-cell office:value-type="float" office:value="0.19357685968" calcext:value-type="float">
            <text:p>0.193576859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]" office:value-type="float" office:value="0.927777777778" calcext:value-type="float">
            <text:p>0.9277777778</text:p>
          </table:table-cell>
          <table:table-cell office:value-type="string" calcext:value-type="string">
            <text:p>,</text:p>
          </table:table-cell>
          <table:table-cell table:formula="of:=[.B4]" office:value-type="float" office:value="92.2282066627" calcext:value-type="float">
            <text:p>92.2282066627</text:p>
          </table:table-cell>
        </table:table-row>
        <table:table-row table:style-name="ro1">
          <table:table-cell office:value-type="float" office:value="0.922222222222" calcext:value-type="float">
            <text:p>0.9222222222</text:p>
          </table:table-cell>
          <table:table-cell office:value-type="float" office:value="92.2282066627" calcext:value-type="float">
            <text:p>92.2282066627</text:p>
          </table:table-cell>
          <table:table-cell office:value-type="float" office:value="0.156797518018" calcext:value-type="float">
            <text:p>0.156797518</text:p>
          </table:table-cell>
          <table:table-cell office:value-type="float" office:value="0.191652568056" calcext:value-type="float">
            <text:p>0.191652568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]" office:value-type="float" office:value="0.922222222222" calcext:value-type="float">
            <text:p>0.9222222222</text:p>
          </table:table-cell>
          <table:table-cell office:value-type="string" calcext:value-type="string">
            <text:p>,</text:p>
          </table:table-cell>
          <table:table-cell table:formula="of:=[.B5]" office:value-type="float" office:value="92.2282066627" calcext:value-type="float">
            <text:p>92.2282066627</text:p>
          </table:table-cell>
        </table:table-row>
        <table:table-row table:style-name="ro1">
          <table:table-cell office:value-type="float" office:value="0.905555555556" calcext:value-type="float">
            <text:p>0.9055555556</text:p>
          </table:table-cell>
          <table:table-cell office:value-type="float" office:value="92.1563933772" calcext:value-type="float">
            <text:p>92.1563933772</text:p>
          </table:table-cell>
          <table:table-cell office:value-type="float" office:value="0.159904204909" calcext:value-type="float">
            <text:p>0.1599042049</text:p>
          </table:table-cell>
          <table:table-cell office:value-type="float" office:value="0.192693889479" calcext:value-type="float">
            <text:p>0.192693889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]" office:value-type="float" office:value="0.905555555556" calcext:value-type="float">
            <text:p>0.9055555556</text:p>
          </table:table-cell>
          <table:table-cell office:value-type="string" calcext:value-type="string">
            <text:p>,</text:p>
          </table:table-cell>
          <table:table-cell table:formula="of:=[.B6]" office:value-type="float" office:value="92.1563933772" calcext:value-type="float">
            <text:p>92.156393377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2.1324556154" calcext:value-type="float">
            <text:p>92.1324556154</text:p>
          </table:table-cell>
          <table:table-cell office:value-type="float" office:value="0.156707776402" calcext:value-type="float">
            <text:p>0.1567077764</text:p>
          </table:table-cell>
          <table:table-cell office:value-type="float" office:value="0.189904828942" calcext:value-type="float">
            <text:p>0.189904828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]" office:value-type="float" office:value="0.9" calcext:value-type="float">
            <text:p>0.9</text:p>
          </table:table-cell>
          <table:table-cell office:value-type="string" calcext:value-type="string">
            <text:p>,</text:p>
          </table:table-cell>
          <table:table-cell table:formula="of:=[.B7]" office:value-type="float" office:value="92.1324556154" calcext:value-type="float">
            <text:p>92.1324556154</text:p>
          </table:table-cell>
        </table:table-row>
        <table:table-row table:style-name="ro1">
          <table:table-cell office:value-type="float" office:value="0.877777777778" calcext:value-type="float">
            <text:p>0.8777777778</text:p>
          </table:table-cell>
          <table:table-cell office:value-type="float" office:value="92.0925593457" calcext:value-type="float">
            <text:p>92.0925593457</text:p>
          </table:table-cell>
          <table:table-cell office:value-type="float" office:value="0.15562421471" calcext:value-type="float">
            <text:p>0.1556242147</text:p>
          </table:table-cell>
          <table:table-cell office:value-type="float" office:value="0.189723729623" calcext:value-type="float">
            <text:p>0.189723729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]" office:value-type="float" office:value="0.877777777778" calcext:value-type="float">
            <text:p>0.8777777778</text:p>
          </table:table-cell>
          <table:table-cell office:value-type="string" calcext:value-type="string">
            <text:p>,</text:p>
          </table:table-cell>
          <table:table-cell table:formula="of:=[.B8]" office:value-type="float" office:value="92.0925593457" calcext:value-type="float">
            <text:p>92.0925593457</text:p>
          </table:table-cell>
        </table:table-row>
        <table:table-row table:style-name="ro1">
          <table:table-cell office:value-type="float" office:value="0.872222222222" calcext:value-type="float">
            <text:p>0.8722222222</text:p>
          </table:table-cell>
          <table:table-cell office:value-type="float" office:value="92.052663076" calcext:value-type="float">
            <text:p>92.052663076</text:p>
          </table:table-cell>
          <table:table-cell office:value-type="float" office:value="0.15535134904" calcext:value-type="float">
            <text:p>0.155351349</text:p>
          </table:table-cell>
          <table:table-cell office:value-type="float" office:value="0.189843808058" calcext:value-type="float">
            <text:p>0.189843808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]" office:value-type="float" office:value="0.872222222222" calcext:value-type="float">
            <text:p>0.8722222222</text:p>
          </table:table-cell>
          <table:table-cell office:value-type="string" calcext:value-type="string">
            <text:p>,</text:p>
          </table:table-cell>
          <table:table-cell table:formula="of:=[.B9]" office:value-type="float" office:value="92.052663076" calcext:value-type="float">
            <text:p>92.052663076</text:p>
          </table:table-cell>
        </table:table-row>
        <table:table-row table:style-name="ro1">
          <table:table-cell office:value-type="float" office:value="0.869444444444" calcext:value-type="float">
            <text:p>0.8694444444</text:p>
          </table:table-cell>
          <table:table-cell office:value-type="float" office:value="92.0446838221" calcext:value-type="float">
            <text:p>92.0446838221</text:p>
          </table:table-cell>
          <table:table-cell office:value-type="float" office:value="0.157373546015" calcext:value-type="float">
            <text:p>0.157373546</text:p>
          </table:table-cell>
          <table:table-cell office:value-type="float" office:value="0.194995223057" calcext:value-type="float">
            <text:p>0.194995223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]" office:value-type="float" office:value="0.869444444444" calcext:value-type="float">
            <text:p>0.8694444444</text:p>
          </table:table-cell>
          <table:table-cell office:value-type="string" calcext:value-type="string">
            <text:p>,</text:p>
          </table:table-cell>
          <table:table-cell table:formula="of:=[.B10]" office:value-type="float" office:value="92.0446838221" calcext:value-type="float">
            <text:p>92.0446838221</text:p>
          </table:table-cell>
        </table:table-row>
        <table:table-row table:style-name="ro1">
          <table:table-cell office:value-type="float" office:value="0.780555555556" calcext:value-type="float">
            <text:p>0.7805555556</text:p>
          </table:table-cell>
          <table:table-cell office:value-type="float" office:value="92.0207460602" calcext:value-type="float">
            <text:p>92.0207460602</text:p>
          </table:table-cell>
          <table:table-cell office:value-type="float" office:value="0.156179474" calcext:value-type="float">
            <text:p>0.156179474</text:p>
          </table:table-cell>
          <table:table-cell office:value-type="float" office:value="0.193196664811" calcext:value-type="float">
            <text:p>0.193196664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]" office:value-type="float" office:value="0.780555555556" calcext:value-type="float">
            <text:p>0.7805555556</text:p>
          </table:table-cell>
          <table:table-cell office:value-type="string" calcext:value-type="string">
            <text:p>,</text:p>
          </table:table-cell>
          <table:table-cell table:formula="of:=[.B11]" office:value-type="float" office:value="92.0207460602" calcext:value-type="float">
            <text:p>92.020746060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92.0207460602" calcext:value-type="float">
            <text:p>92.0207460602</text:p>
          </table:table-cell>
          <table:table-cell office:value-type="float" office:value="0.157628427005" calcext:value-type="float">
            <text:p>0.157628427</text:p>
          </table:table-cell>
          <table:table-cell office:value-type="float" office:value="0.197364836563" calcext:value-type="float">
            <text:p>0.197364836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2]" office:value-type="float" office:value="0.775" calcext:value-type="float">
            <text:p>0.775</text:p>
          </table:table-cell>
          <table:table-cell office:value-type="string" calcext:value-type="string">
            <text:p>,</text:p>
          </table:table-cell>
          <table:table-cell table:formula="of:=[.B12]" office:value-type="float" office:value="92.0207460602" calcext:value-type="float">
            <text:p>92.0207460602</text:p>
          </table:table-cell>
        </table:table-row>
        <table:table-row table:style-name="ro1">
          <table:table-cell office:value-type="float" office:value="0.652777777778" calcext:value-type="float">
            <text:p>0.6527777778</text:p>
          </table:table-cell>
          <table:table-cell office:value-type="float" office:value="91.9489327748" calcext:value-type="float">
            <text:p>91.9489327748</text:p>
          </table:table-cell>
          <table:table-cell office:value-type="float" office:value="0.159104157718" calcext:value-type="float">
            <text:p>0.1591041577</text:p>
          </table:table-cell>
          <table:table-cell office:value-type="float" office:value="0.191791361194" calcext:value-type="float">
            <text:p>0.191791361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3]" office:value-type="float" office:value="0.652777777778" calcext:value-type="float">
            <text:p>0.6527777778</text:p>
          </table:table-cell>
          <table:table-cell office:value-type="string" calcext:value-type="string">
            <text:p>,</text:p>
          </table:table-cell>
          <table:table-cell table:formula="of:=[.B13]" office:value-type="float" office:value="91.9489327748" calcext:value-type="float">
            <text:p>91.9489327748</text:p>
          </table:table-cell>
        </table:table-row>
        <table:table-row table:style-name="ro1">
          <table:table-cell office:value-type="float" office:value="0.647222222222" calcext:value-type="float">
            <text:p>0.6472222222</text:p>
          </table:table-cell>
          <table:table-cell office:value-type="float" office:value="91.8053062039" calcext:value-type="float">
            <text:p>91.8053062039</text:p>
          </table:table-cell>
          <table:table-cell office:value-type="float" office:value="0.157500989502" calcext:value-type="float">
            <text:p>0.1575009895</text:p>
          </table:table-cell>
          <table:table-cell office:value-type="float" office:value="0.192036249703" calcext:value-type="float">
            <text:p>0.192036249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4]" office:value-type="float" office:value="0.647222222222" calcext:value-type="float">
            <text:p>0.6472222222</text:p>
          </table:table-cell>
          <table:table-cell office:value-type="string" calcext:value-type="string">
            <text:p>,</text:p>
          </table:table-cell>
          <table:table-cell table:formula="of:=[.B14]" office:value-type="float" office:value="91.8053062039" calcext:value-type="float">
            <text:p>91.8053062039</text:p>
          </table:table-cell>
        </table:table-row>
        <table:table-row table:style-name="ro1">
          <table:table-cell office:value-type="float" office:value="0.644444444444" calcext:value-type="float">
            <text:p>0.6444444444</text:p>
          </table:table-cell>
          <table:table-cell office:value-type="float" office:value="91.6297626172" calcext:value-type="float">
            <text:p>91.6297626172</text:p>
          </table:table-cell>
          <table:table-cell office:value-type="float" office:value="0.15574679943" calcext:value-type="float">
            <text:p>0.1557467994</text:p>
          </table:table-cell>
          <table:table-cell office:value-type="float" office:value="0.191988274442" calcext:value-type="float">
            <text:p>0.191988274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5]" office:value-type="float" office:value="0.644444444444" calcext:value-type="float">
            <text:p>0.6444444444</text:p>
          </table:table-cell>
          <table:table-cell office:value-type="string" calcext:value-type="string">
            <text:p>,</text:p>
          </table:table-cell>
          <table:table-cell table:formula="of:=[.B15]" office:value-type="float" office:value="91.6297626172" calcext:value-type="float">
            <text:p>91.6297626172</text:p>
          </table:table-cell>
        </table:table-row>
        <table:table-row table:style-name="ro1">
          <table:table-cell office:value-type="float" office:value="0.638888888889" calcext:value-type="float">
            <text:p>0.6388888889</text:p>
          </table:table-cell>
          <table:table-cell office:value-type="float" office:value="91.6217833633" calcext:value-type="float">
            <text:p>91.6217833633</text:p>
          </table:table-cell>
          <table:table-cell office:value-type="float" office:value="0.153649838328" calcext:value-type="float">
            <text:p>0.1536498383</text:p>
          </table:table-cell>
          <table:table-cell office:value-type="float" office:value="0.190131264854" calcext:value-type="float">
            <text:p>0.190131264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6]" office:value-type="float" office:value="0.638888888889" calcext:value-type="float">
            <text:p>0.6388888889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91.6217833633" calcext:value-type="float">
            <text:p>91.6217833633</text:p>
          </table:table-cell>
        </table:table-row>
        <table:table-row table:style-name="ro1">
          <table:table-cell office:value-type="float" office:value="0.627777777778" calcext:value-type="float">
            <text:p>0.6277777778</text:p>
          </table:table-cell>
          <table:table-cell office:value-type="float" office:value="91.4701775384" calcext:value-type="float">
            <text:p>91.4701775384</text:p>
          </table:table-cell>
          <table:table-cell office:value-type="float" office:value="0.158231676241" calcext:value-type="float">
            <text:p>0.1582316762</text:p>
          </table:table-cell>
          <table:table-cell office:value-type="float" office:value="0.191215683688" calcext:value-type="float">
            <text:p>0.191215683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7]" office:value-type="float" office:value="0.627777777778" calcext:value-type="float">
            <text:p>0.6277777778</text:p>
          </table:table-cell>
          <table:table-cell office:value-type="string" calcext:value-type="string">
            <text:p>,</text:p>
          </table:table-cell>
          <table:table-cell table:formula="of:=[.B17]" office:value-type="float" office:value="91.4701775384" calcext:value-type="float">
            <text:p>91.4701775384</text:p>
          </table:table-cell>
        </table:table-row>
        <table:table-row table:style-name="ro1">
          <table:table-cell office:value-type="float" office:value="0.605555555556" calcext:value-type="float">
            <text:p>0.6055555556</text:p>
          </table:table-cell>
          <table:table-cell office:value-type="float" office:value="91.4621982845" calcext:value-type="float">
            <text:p>91.4621982845</text:p>
          </table:table-cell>
          <table:table-cell office:value-type="float" office:value="0.15706425269" calcext:value-type="float">
            <text:p>0.1570642527</text:p>
          </table:table-cell>
          <table:table-cell office:value-type="float" office:value="0.198516217499" calcext:value-type="float">
            <text:p>0.198516217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8]" office:value-type="float" office:value="0.605555555556" calcext:value-type="float">
            <text:p>0.6055555556</text:p>
          </table:table-cell>
          <table:table-cell office:value-type="string" calcext:value-type="string">
            <text:p>,</text:p>
          </table:table-cell>
          <table:table-cell table:formula="of:=[.B18]" office:value-type="float" office:value="91.4621982845" calcext:value-type="float">
            <text:p>91.462198284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1.4223020148" calcext:value-type="float">
            <text:p>91.4223020148</text:p>
          </table:table-cell>
          <table:table-cell office:value-type="float" office:value="0.154232285676" calcext:value-type="float">
            <text:p>0.1542322857</text:p>
          </table:table-cell>
          <table:table-cell office:value-type="float" office:value="0.189111219486" calcext:value-type="float">
            <text:p>0.189111219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9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.B19]" office:value-type="float" office:value="91.4223020148" calcext:value-type="float">
            <text:p>91.4223020148</text:p>
          </table:table-cell>
        </table:table-row>
        <table:table-row table:style-name="ro1">
          <table:table-cell office:value-type="float" office:value="0.588888888889" calcext:value-type="float">
            <text:p>0.5888888889</text:p>
          </table:table-cell>
          <table:table-cell office:value-type="float" office:value="91.390384999" calcext:value-type="float">
            <text:p>91.390384999</text:p>
          </table:table-cell>
          <table:table-cell office:value-type="float" office:value="0.152992646741" calcext:value-type="float">
            <text:p>0.1529926467</text:p>
          </table:table-cell>
          <table:table-cell office:value-type="float" office:value="0.189228456227" calcext:value-type="float">
            <text:p>0.189228456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0]" office:value-type="float" office:value="0.588888888889" calcext:value-type="float">
            <text:p>0.5888888889</text:p>
          </table:table-cell>
          <table:table-cell office:value-type="string" calcext:value-type="string">
            <text:p>,</text:p>
          </table:table-cell>
          <table:table-cell table:formula="of:=[.B20]" office:value-type="float" office:value="91.390384999" calcext:value-type="float">
            <text:p>91.390384999</text:p>
          </table:table-cell>
        </table:table-row>
        <table:table-row table:style-name="ro1">
          <table:table-cell office:value-type="float" office:value="0.583333333333" calcext:value-type="float">
            <text:p>0.5833333333</text:p>
          </table:table-cell>
          <table:table-cell office:value-type="float" office:value="91.3504887293" calcext:value-type="float">
            <text:p>91.3504887293</text:p>
          </table:table-cell>
          <table:table-cell office:value-type="float" office:value="0.15720292552" calcext:value-type="float">
            <text:p>0.1572029255</text:p>
          </table:table-cell>
          <table:table-cell office:value-type="float" office:value="0.193033089204" calcext:value-type="float">
            <text:p>0.193033089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1]" office:value-type="float" office:value="0.583333333333" calcext:value-type="float">
            <text:p>0.5833333333</text:p>
          </table:table-cell>
          <table:table-cell office:value-type="string" calcext:value-type="string">
            <text:p>,</text:p>
          </table:table-cell>
          <table:table-cell table:formula="of:=[.B21]" office:value-type="float" office:value="91.3504887293" calcext:value-type="float">
            <text:p>91.3504887293</text:p>
          </table:table-cell>
        </table:table-row>
        <table:table-row table:style-name="ro1">
          <table:table-cell office:value-type="float" office:value="0.555555555556" calcext:value-type="float">
            <text:p>0.5555555556</text:p>
          </table:table-cell>
          <table:table-cell office:value-type="float" office:value="91.2307999202" calcext:value-type="float">
            <text:p>91.2307999202</text:p>
          </table:table-cell>
          <table:table-cell office:value-type="float" office:value="0.154245025361" calcext:value-type="float">
            <text:p>0.1542450254</text:p>
          </table:table-cell>
          <table:table-cell office:value-type="float" office:value="0.195619506291" calcext:value-type="float">
            <text:p>0.195619506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2]" office:value-type="float" office:value="0.555555555556" calcext:value-type="float">
            <text:p>0.5555555556</text:p>
          </table:table-cell>
          <table:table-cell office:value-type="string" calcext:value-type="string">
            <text:p>,</text:p>
          </table:table-cell>
          <table:table-cell table:formula="of:=[.B22]" office:value-type="float" office:value="91.2307999202" calcext:value-type="float">
            <text:p>91.230799920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1.2148414123" calcext:value-type="float">
            <text:p>91.2148414123</text:p>
          </table:table-cell>
          <table:table-cell office:value-type="float" office:value="0.156086076057" calcext:value-type="float">
            <text:p>0.1560860761</text:p>
          </table:table-cell>
          <table:table-cell office:value-type="float" office:value="0.194229502158" calcext:value-type="float">
            <text:p>0.194229502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3]" office:value-type="float" office:value="0.55" calcext:value-type="float">
            <text:p>0.55</text:p>
          </table:table-cell>
          <table:table-cell office:value-type="string" calcext:value-type="string">
            <text:p>,</text:p>
          </table:table-cell>
          <table:table-cell table:formula="of:=[.B23]" office:value-type="float" office:value="91.2148414123" calcext:value-type="float">
            <text:p>91.2148414123</text:p>
          </table:table-cell>
        </table:table-row>
        <table:table-row table:style-name="ro1">
          <table:table-cell office:value-type="float" office:value="0.544444444444" calcext:value-type="float">
            <text:p>0.5444444444</text:p>
          </table:table-cell>
          <table:table-cell office:value-type="float" office:value="91.1909036505" calcext:value-type="float">
            <text:p>91.1909036505</text:p>
          </table:table-cell>
          <table:table-cell office:value-type="float" office:value="0.156739816943" calcext:value-type="float">
            <text:p>0.1567398169</text:p>
          </table:table-cell>
          <table:table-cell office:value-type="float" office:value="0.190906582131" calcext:value-type="float">
            <text:p>0.190906582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4]" office:value-type="float" office:value="0.544444444444" calcext:value-type="float">
            <text:p>0.5444444444</text:p>
          </table:table-cell>
          <table:table-cell office:value-type="string" calcext:value-type="string">
            <text:p>,</text:p>
          </table:table-cell>
          <table:table-cell table:formula="of:=[.B24]" office:value-type="float" office:value="91.1909036505" calcext:value-type="float">
            <text:p>91.1909036505</text:p>
          </table:table-cell>
        </table:table-row>
        <table:table-row table:style-name="ro1">
          <table:table-cell office:value-type="float" office:value="0.538888888889" calcext:value-type="float">
            <text:p>0.5388888889</text:p>
          </table:table-cell>
          <table:table-cell office:value-type="float" office:value="91.1749451426" calcext:value-type="float">
            <text:p>91.1749451426</text:p>
          </table:table-cell>
          <table:table-cell office:value-type="float" office:value="0.160764741618" calcext:value-type="float">
            <text:p>0.1607647416</text:p>
          </table:table-cell>
          <table:table-cell office:value-type="float" office:value="0.198361118417" calcext:value-type="float">
            <text:p>0.198361118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5]" office:value-type="float" office:value="0.538888888889" calcext:value-type="float">
            <text:p>0.5388888889</text:p>
          </table:table-cell>
          <table:table-cell office:value-type="string" calcext:value-type="string">
            <text:p>,</text:p>
          </table:table-cell>
          <table:table-cell table:formula="of:=[.B25]" office:value-type="float" office:value="91.1749451426" calcext:value-type="float">
            <text:p>91.1749451426</text:p>
          </table:table-cell>
        </table:table-row>
        <table:table-row table:style-name="ro1">
          <table:table-cell office:value-type="float" office:value="0.527777777778" calcext:value-type="float">
            <text:p>0.5277777778</text:p>
          </table:table-cell>
          <table:table-cell office:value-type="float" office:value="91.1430281269" calcext:value-type="float">
            <text:p>91.1430281269</text:p>
          </table:table-cell>
          <table:table-cell office:value-type="float" office:value="0.157259648361" calcext:value-type="float">
            <text:p>0.1572596484</text:p>
          </table:table-cell>
          <table:table-cell office:value-type="float" office:value="0.19857793847" calcext:value-type="float">
            <text:p>0.198577938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6]" office:value-type="float" office:value="0.527777777778" calcext:value-type="float">
            <text:p>0.5277777778</text:p>
          </table:table-cell>
          <table:table-cell office:value-type="string" calcext:value-type="string">
            <text:p>,</text:p>
          </table:table-cell>
          <table:table-cell table:formula="of:=[.B26]" office:value-type="float" office:value="91.1430281269" calcext:value-type="float">
            <text:p>91.1430281269</text:p>
          </table:table-cell>
        </table:table-row>
        <table:table-row table:style-name="ro1">
          <table:table-cell office:value-type="float" office:value="0.522222222222" calcext:value-type="float">
            <text:p>0.5222222222</text:p>
          </table:table-cell>
          <table:table-cell office:value-type="float" office:value="91.127069619" calcext:value-type="float">
            <text:p>91.127069619</text:p>
          </table:table-cell>
          <table:table-cell office:value-type="float" office:value="0.155258022493" calcext:value-type="float">
            <text:p>0.1552580225</text:p>
          </table:table-cell>
          <table:table-cell office:value-type="float" office:value="0.189729834893" calcext:value-type="float">
            <text:p>0.189729834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7]" office:value-type="float" office:value="0.522222222222" calcext:value-type="float">
            <text:p>0.5222222222</text:p>
          </table:table-cell>
          <table:table-cell office:value-type="string" calcext:value-type="string">
            <text:p>,</text:p>
          </table:table-cell>
          <table:table-cell table:formula="of:=[.B27]" office:value-type="float" office:value="91.127069619" calcext:value-type="float">
            <text:p>91.127069619</text:p>
          </table:table-cell>
        </table:table-row>
        <table:table-row table:style-name="ro1">
          <table:table-cell office:value-type="float" office:value="0.505555555556" calcext:value-type="float">
            <text:p>0.5055555556</text:p>
          </table:table-cell>
          <table:table-cell office:value-type="float" office:value="91.0632355875" calcext:value-type="float">
            <text:p>91.0632355875</text:p>
          </table:table-cell>
          <table:table-cell office:value-type="float" office:value="0.160676576694" calcext:value-type="float">
            <text:p>0.1606765767</text:p>
          </table:table-cell>
          <table:table-cell office:value-type="float" office:value="0.199353407955" calcext:value-type="float">
            <text:p>0.19935340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8]" office:value-type="float" office:value="0.505555555556" calcext:value-type="float">
            <text:p>0.5055555556</text:p>
          </table:table-cell>
          <table:table-cell office:value-type="string" calcext:value-type="string">
            <text:p>,</text:p>
          </table:table-cell>
          <table:table-cell table:formula="of:=[.B28]" office:value-type="float" office:value="91.0632355875" calcext:value-type="float">
            <text:p>91.06323558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1.0552563335" calcext:value-type="float">
            <text:p>91.0552563335</text:p>
          </table:table-cell>
          <table:table-cell office:value-type="float" office:value="0.153290701214" calcext:value-type="float">
            <text:p>0.1532907012</text:p>
          </table:table-cell>
          <table:table-cell office:value-type="float" office:value="0.190316588722" calcext:value-type="float">
            <text:p>0.190316588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9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B29]" office:value-type="float" office:value="91.0552563335" calcext:value-type="float">
            <text:p>91.0552563335</text:p>
          </table:table-cell>
        </table:table-row>
        <table:table-row table:style-name="ro1">
          <table:table-cell office:value-type="float" office:value="0.488888888889" calcext:value-type="float">
            <text:p>0.4888888889</text:p>
          </table:table-cell>
          <table:table-cell office:value-type="float" office:value="91.0552563335" calcext:value-type="float">
            <text:p>91.0552563335</text:p>
          </table:table-cell>
          <table:table-cell office:value-type="float" office:value="0.158855558939" calcext:value-type="float">
            <text:p>0.1588555589</text:p>
          </table:table-cell>
          <table:table-cell office:value-type="float" office:value="0.194305469448" calcext:value-type="float">
            <text:p>0.194305469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0]" office:value-type="float" office:value="0.488888888889" calcext:value-type="float">
            <text:p>0.4888888889</text:p>
          </table:table-cell>
          <table:table-cell office:value-type="string" calcext:value-type="string">
            <text:p>,</text:p>
          </table:table-cell>
          <table:table-cell table:formula="of:=[.B30]" office:value-type="float" office:value="91.0552563335" calcext:value-type="float">
            <text:p>91.0552563335</text:p>
          </table:table-cell>
        </table:table-row>
        <table:table-row table:style-name="ro1">
          <table:table-cell office:value-type="float" office:value="0.483333333333" calcext:value-type="float">
            <text:p>0.4833333333</text:p>
          </table:table-cell>
          <table:table-cell office:value-type="float" office:value="91.0313185717" calcext:value-type="float">
            <text:p>91.0313185717</text:p>
          </table:table-cell>
          <table:table-cell office:value-type="float" office:value="0.155260580227" calcext:value-type="float">
            <text:p>0.1552605802</text:p>
          </table:table-cell>
          <table:table-cell office:value-type="float" office:value="0.19494093082" calcext:value-type="float">
            <text:p>0.194940930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1]" office:value-type="float" office:value="0.483333333333" calcext:value-type="float">
            <text:p>0.4833333333</text:p>
          </table:table-cell>
          <table:table-cell office:value-type="string" calcext:value-type="string">
            <text:p>,</text:p>
          </table:table-cell>
          <table:table-cell table:formula="of:=[.B31]" office:value-type="float" office:value="91.0313185717" calcext:value-type="float">
            <text:p>91.0313185717</text:p>
          </table:table-cell>
        </table:table-row>
        <table:table-row table:style-name="ro1">
          <table:table-cell office:value-type="float" office:value="0.372222222222" calcext:value-type="float">
            <text:p>0.3722222222</text:p>
          </table:table-cell>
          <table:table-cell office:value-type="float" office:value="90.9275882705" calcext:value-type="float">
            <text:p>90.9275882705</text:p>
          </table:table-cell>
          <table:table-cell office:value-type="float" office:value="0.155463206108" calcext:value-type="float">
            <text:p>0.1554632061</text:p>
          </table:table-cell>
          <table:table-cell office:value-type="float" office:value="0.193984583115" calcext:value-type="float">
            <text:p>0.193984583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2]" office:value-type="float" office:value="0.372222222222" calcext:value-type="float">
            <text:p>0.3722222222</text:p>
          </table:table-cell>
          <table:table-cell office:value-type="string" calcext:value-type="string">
            <text:p>,</text:p>
          </table:table-cell>
          <table:table-cell table:formula="of:=[.B32]" office:value-type="float" office:value="90.9275882705" calcext:value-type="float">
            <text:p>90.92758827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8876920008" calcext:value-type="float">
            <text:p>90.8876920008</text:p>
          </table:table-cell>
          <table:table-cell office:value-type="float" office:value="0.153700336409" calcext:value-type="float">
            <text:p>0.1537003364</text:p>
          </table:table-cell>
          <table:table-cell office:value-type="float" office:value="0.194578190485" calcext:value-type="float">
            <text:p>0.194578190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3]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.B33]" office:value-type="float" office:value="90.8876920008" calcext:value-type="float">
            <text:p>90.8876920008</text:p>
          </table:table-cell>
        </table:table-row>
        <table:table-row table:style-name="ro1">
          <table:table-cell office:value-type="float" office:value="0.261111111111" calcext:value-type="float">
            <text:p>0.2611111111</text:p>
          </table:table-cell>
          <table:table-cell office:value-type="float" office:value="90.8398164772" calcext:value-type="float">
            <text:p>90.8398164772</text:p>
          </table:table-cell>
          <table:table-cell office:value-type="float" office:value="0.154293006166" calcext:value-type="float">
            <text:p>0.1542930062</text:p>
          </table:table-cell>
          <table:table-cell office:value-type="float" office:value="0.192940579027" calcext:value-type="float">
            <text:p>0.19294057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4]" office:value-type="float" office:value="0.261111111111" calcext:value-type="float">
            <text:p>0.2611111111</text:p>
          </table:table-cell>
          <table:table-cell office:value-type="string" calcext:value-type="string">
            <text:p>,</text:p>
          </table:table-cell>
          <table:table-cell table:formula="of:=[.B34]" office:value-type="float" office:value="90.8398164772" calcext:value-type="float">
            <text:p>90.8398164772</text:p>
          </table:table-cell>
        </table:table-row>
        <table:table-row table:style-name="ro1">
          <table:table-cell office:value-type="float" office:value="0.244444444444" calcext:value-type="float">
            <text:p>0.2444444444</text:p>
          </table:table-cell>
          <table:table-cell office:value-type="float" office:value="90.4328745262" calcext:value-type="float">
            <text:p>90.4328745262</text:p>
          </table:table-cell>
          <table:table-cell office:value-type="float" office:value="0.154567347836" calcext:value-type="float">
            <text:p>0.1545673478</text:p>
          </table:table-cell>
          <table:table-cell office:value-type="float" office:value="0.191019498826" calcext:value-type="float">
            <text:p>0.191019498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5]" office:value-type="float" office:value="0.244444444444" calcext:value-type="float">
            <text:p>0.2444444444</text:p>
          </table:table-cell>
          <table:table-cell office:value-type="string" calcext:value-type="string">
            <text:p>,</text:p>
          </table:table-cell>
          <table:table-cell table:formula="of:=[.B35]" office:value-type="float" office:value="90.4328745262" calcext:value-type="float">
            <text:p>90.4328745262</text:p>
          </table:table-cell>
        </table:table-row>
        <table:table-row table:style-name="ro1">
          <table:table-cell office:value-type="float" office:value="0.227777777778" calcext:value-type="float">
            <text:p>0.2277777778</text:p>
          </table:table-cell>
          <table:table-cell office:value-type="float" office:value="90.3451027329" calcext:value-type="float">
            <text:p>90.3451027329</text:p>
          </table:table-cell>
          <table:table-cell office:value-type="float" office:value="0.152564438773" calcext:value-type="float">
            <text:p>0.1525644388</text:p>
          </table:table-cell>
          <table:table-cell office:value-type="float" office:value="0.189823256299" calcext:value-type="float">
            <text:p>0.189823256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6]" office:value-type="float" office:value="0.227777777778" calcext:value-type="float">
            <text:p>0.2277777778</text:p>
          </table:table-cell>
          <table:table-cell office:value-type="string" calcext:value-type="string">
            <text:p>,</text:p>
          </table:table-cell>
          <table:table-cell table:formula="of:=[.B36]" office:value-type="float" office:value="90.3451027329" calcext:value-type="float">
            <text:p>90.3451027329</text:p>
          </table:table-cell>
        </table:table-row>
        <table:table-row table:style-name="ro1">
          <table:table-cell office:value-type="float" office:value="0.222222222222" calcext:value-type="float">
            <text:p>0.2222222222</text:p>
          </table:table-cell>
          <table:table-cell office:value-type="float" office:value="90.2892479553" calcext:value-type="float">
            <text:p>90.2892479553</text:p>
          </table:table-cell>
          <table:table-cell office:value-type="float" office:value="0.152663378979" calcext:value-type="float">
            <text:p>0.152663379</text:p>
          </table:table-cell>
          <table:table-cell office:value-type="float" office:value="0.191315664599" calcext:value-type="float">
            <text:p>0.191315664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7]" office:value-type="float" office:value="0.222222222222" calcext:value-type="float">
            <text:p>0.2222222222</text:p>
          </table:table-cell>
          <table:table-cell office:value-type="string" calcext:value-type="string">
            <text:p>,</text:p>
          </table:table-cell>
          <table:table-cell table:formula="of:=[.B37]" office:value-type="float" office:value="90.2892479553" calcext:value-type="float">
            <text:p>90.2892479553</text:p>
          </table:table-cell>
        </table:table-row>
        <table:table-row table:style-name="ro1">
          <table:table-cell office:value-type="float" office:value="0.216666666667" calcext:value-type="float">
            <text:p>0.2166666667</text:p>
          </table:table-cell>
          <table:table-cell office:value-type="float" office:value="90.0418910832" calcext:value-type="float">
            <text:p>90.0418910832</text:p>
          </table:table-cell>
          <table:table-cell office:value-type="float" office:value="0.153712279774" calcext:value-type="float">
            <text:p>0.1537122798</text:p>
          </table:table-cell>
          <table:table-cell office:value-type="float" office:value="0.190885730646" calcext:value-type="float">
            <text:p>0.190885730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8]" office:value-type="float" office:value="0.216666666667" calcext:value-type="float">
            <text:p>0.2166666667</text:p>
          </table:table-cell>
          <table:table-cell office:value-type="string" calcext:value-type="string">
            <text:p>,</text:p>
          </table:table-cell>
          <table:table-cell table:formula="of:=[.B38]" office:value-type="float" office:value="90.0418910832" calcext:value-type="float">
            <text:p>90.041891083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0.0179533214" calcext:value-type="float">
            <text:p>90.0179533214</text:p>
          </table:table-cell>
          <table:table-cell office:value-type="float" office:value="0.151754892861" calcext:value-type="float">
            <text:p>0.1517548929</text:p>
          </table:table-cell>
          <table:table-cell office:value-type="float" office:value="0.190349544629" calcext:value-type="float">
            <text:p>0.190349544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9]" office:value-type="float" office:value="0.2" calcext:value-type="float">
            <text:p>0.2</text:p>
          </table:table-cell>
          <table:table-cell office:value-type="string" calcext:value-type="string">
            <text:p>,</text:p>
          </table:table-cell>
          <table:table-cell table:formula="of:=[.B39]" office:value-type="float" office:value="90.0179533214" calcext:value-type="float">
            <text:p>90.0179533214</text:p>
          </table:table-cell>
        </table:table-row>
        <table:table-row table:style-name="ro1">
          <table:table-cell office:value-type="float" office:value="0.188888888889" calcext:value-type="float">
            <text:p>0.1888888889</text:p>
          </table:table-cell>
          <table:table-cell office:value-type="float" office:value="90.0019948135" calcext:value-type="float">
            <text:p>90.0019948135</text:p>
          </table:table-cell>
          <table:table-cell office:value-type="float" office:value="0.152270782695" calcext:value-type="float">
            <text:p>0.1522707827</text:p>
          </table:table-cell>
          <table:table-cell office:value-type="float" office:value="0.190846870284" calcext:value-type="float">
            <text:p>0.190846870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0]" office:value-type="float" office:value="0.188888888889" calcext:value-type="float">
            <text:p>0.1888888889</text:p>
          </table:table-cell>
          <table:table-cell office:value-type="string" calcext:value-type="string">
            <text:p>,</text:p>
          </table:table-cell>
          <table:table-cell table:formula="of:=[.B40]" office:value-type="float" office:value="90.0019948135" calcext:value-type="float">
            <text:p>90.0019948135</text:p>
          </table:table-cell>
        </table:table-row>
        <table:table-row table:style-name="ro1">
          <table:table-cell office:value-type="float" office:value="0.183333333333" calcext:value-type="float">
            <text:p>0.1833333333</text:p>
          </table:table-cell>
          <table:table-cell office:value-type="float" office:value="89.8823060044" calcext:value-type="float">
            <text:p>89.8823060044</text:p>
          </table:table-cell>
          <table:table-cell office:value-type="float" office:value="0.154183093602" calcext:value-type="float">
            <text:p>0.1541830936</text:p>
          </table:table-cell>
          <table:table-cell office:value-type="float" office:value="0.191900077985" calcext:value-type="float">
            <text:p>0.19190007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1]" office:value-type="float" office:value="0.183333333333" calcext:value-type="float">
            <text:p>0.1833333333</text:p>
          </table:table-cell>
          <table:table-cell office:value-type="string" calcext:value-type="string">
            <text:p>,</text:p>
          </table:table-cell>
          <table:table-cell table:formula="of:=[.B41]" office:value-type="float" office:value="89.8823060044" calcext:value-type="float">
            <text:p>89.8823060044</text:p>
          </table:table-cell>
        </table:table-row>
        <table:table-row table:style-name="ro1">
          <table:table-cell office:value-type="float" office:value="0.177777777778" calcext:value-type="float">
            <text:p>0.1777777778</text:p>
          </table:table-cell>
          <table:table-cell office:value-type="float" office:value="89.7865549571" calcext:value-type="float">
            <text:p>89.7865549571</text:p>
          </table:table-cell>
          <table:table-cell office:value-type="float" office:value="0.152491692145" calcext:value-type="float">
            <text:p>0.1524916921</text:p>
          </table:table-cell>
          <table:table-cell office:value-type="float" office:value="0.190913003951" calcext:value-type="float">
            <text:p>0.19091300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2]" office:value-type="float" office:value="0.177777777778" calcext:value-type="float">
            <text:p>0.1777777778</text:p>
          </table:table-cell>
          <table:table-cell office:value-type="string" calcext:value-type="string">
            <text:p>,</text:p>
          </table:table-cell>
          <table:table-cell table:formula="of:=[.B42]" office:value-type="float" office:value="89.7865549571" calcext:value-type="float">
            <text:p>89.7865549571</text:p>
          </table:table-cell>
        </table:table-row>
        <table:table-row table:style-name="ro1">
          <table:table-cell office:value-type="float" office:value="0.172222222222" calcext:value-type="float">
            <text:p>0.1722222222</text:p>
          </table:table-cell>
          <table:table-cell office:value-type="float" office:value="89.7227209256" calcext:value-type="float">
            <text:p>89.7227209256</text:p>
          </table:table-cell>
          <table:table-cell office:value-type="float" office:value="0.155257283493" calcext:value-type="float">
            <text:p>0.1552572835</text:p>
          </table:table-cell>
          <table:table-cell office:value-type="float" office:value="0.192790777379" calcext:value-type="float">
            <text:p>0.192790777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3]" office:value-type="float" office:value="0.172222222222" calcext:value-type="float">
            <text:p>0.1722222222</text:p>
          </table:table-cell>
          <table:table-cell office:value-type="string" calcext:value-type="string">
            <text:p>,</text:p>
          </table:table-cell>
          <table:table-cell table:formula="of:=[.B43]" office:value-type="float" office:value="89.7227209256" calcext:value-type="float">
            <text:p>89.7227209256</text:p>
          </table:table-cell>
        </table:table-row>
        <table:table-row table:style-name="ro1">
          <table:table-cell office:value-type="float" office:value="0.155555555556" calcext:value-type="float">
            <text:p>0.1555555556</text:p>
          </table:table-cell>
          <table:table-cell office:value-type="float" office:value="89.6987831638" calcext:value-type="float">
            <text:p>89.6987831638</text:p>
          </table:table-cell>
          <table:table-cell office:value-type="float" office:value="0.151688717333" calcext:value-type="float">
            <text:p>0.1516887173</text:p>
          </table:table-cell>
          <table:table-cell office:value-type="float" office:value="0.193391501842" calcext:value-type="float">
            <text:p>0.193391501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4]" office:value-type="float" office:value="0.155555555556" calcext:value-type="float">
            <text:p>0.1555555556</text:p>
          </table:table-cell>
          <table:table-cell office:value-type="string" calcext:value-type="string">
            <text:p>,</text:p>
          </table:table-cell>
          <table:table-cell table:formula="of:=[.B44]" office:value-type="float" office:value="89.6987831638" calcext:value-type="float">
            <text:p>89.6987831638</text:p>
          </table:table-cell>
        </table:table-row>
        <table:table-row table:style-name="ro1">
          <table:table-cell office:value-type="float" office:value="0.0888888888889" calcext:value-type="float">
            <text:p>0.0888888889</text:p>
          </table:table-cell>
          <table:table-cell office:value-type="float" office:value="89.674845402" calcext:value-type="float">
            <text:p>89.674845402</text:p>
          </table:table-cell>
          <table:table-cell office:value-type="float" office:value="0.151629748099" calcext:value-type="float">
            <text:p>0.1516297481</text:p>
          </table:table-cell>
          <table:table-cell office:value-type="float" office:value="0.190720277001" calcext:value-type="float">
            <text:p>0.19072027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5]" office:value-type="float" office:value="0.0888888888889" calcext:value-type="float">
            <text:p>0.0888888889</text:p>
          </table:table-cell>
          <table:table-cell office:value-type="string" calcext:value-type="string">
            <text:p>,</text:p>
          </table:table-cell>
          <table:table-cell table:formula="of:=[.B45]" office:value-type="float" office:value="89.674845402" calcext:value-type="float">
            <text:p>89.674845402</text:p>
          </table:table-cell>
        </table:table-row>
        <table:table-row table:style-name="ro1">
          <table:table-cell office:value-type="float" office:value="0.0833333333333" calcext:value-type="float">
            <text:p>0.0833333333</text:p>
          </table:table-cell>
          <table:table-cell office:value-type="float" office:value="89.5790943547" calcext:value-type="float">
            <text:p>89.5790943547</text:p>
          </table:table-cell>
          <table:table-cell office:value-type="float" office:value="0.152283858916" calcext:value-type="float">
            <text:p>0.1522838589</text:p>
          </table:table-cell>
          <table:table-cell office:value-type="float" office:value="0.193112021151" calcext:value-type="float">
            <text:p>0.193112021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6]" office:value-type="float" office:value="0.0833333333333" calcext:value-type="float">
            <text:p>0.0833333333</text:p>
          </table:table-cell>
          <table:table-cell office:value-type="string" calcext:value-type="string">
            <text:p>,</text:p>
          </table:table-cell>
          <table:table-cell table:formula="of:=[.B46]" office:value-type="float" office:value="89.5790943547" calcext:value-type="float">
            <text:p>89.5790943547</text:p>
          </table:table-cell>
        </table:table-row>
        <table:table-row table:style-name="ro1">
          <table:table-cell office:value-type="float" office:value="0.0777777777778" calcext:value-type="float">
            <text:p>0.0777777778</text:p>
          </table:table-cell>
          <table:table-cell office:value-type="float" office:value="89.5790943547" calcext:value-type="float">
            <text:p>89.5790943547</text:p>
          </table:table-cell>
          <table:table-cell office:value-type="float" office:value="0.1542961612" calcext:value-type="float">
            <text:p>0.1542961612</text:p>
          </table:table-cell>
          <table:table-cell office:value-type="float" office:value="0.191023455317" calcext:value-type="float">
            <text:p>0.191023455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7]" office:value-type="float" office:value="0.0777777777778" calcext:value-type="float">
            <text:p>0.0777777778</text:p>
          </table:table-cell>
          <table:table-cell office:value-type="string" calcext:value-type="string">
            <text:p>,</text:p>
          </table:table-cell>
          <table:table-cell table:formula="of:=[.B47]" office:value-type="float" office:value="89.5790943547" calcext:value-type="float">
            <text:p>89.5790943547</text:p>
          </table:table-cell>
        </table:table-row>
        <table:table-row table:style-name="ro1">
          <table:table-cell office:value-type="float" office:value="0.0611111111111" calcext:value-type="float">
            <text:p>0.0611111111</text:p>
          </table:table-cell>
          <table:table-cell office:value-type="float" office:value="89.4913225613" calcext:value-type="float">
            <text:p>89.4913225613</text:p>
          </table:table-cell>
          <table:table-cell office:value-type="float" office:value="0.15330102882" calcext:value-type="float">
            <text:p>0.1533010288</text:p>
          </table:table-cell>
          <table:table-cell office:value-type="float" office:value="0.191661685484" calcext:value-type="float">
            <text:p>0.191661685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8]" office:value-type="float" office:value="0.0611111111111" calcext:value-type="float">
            <text:p>0.0611111111</text:p>
          </table:table-cell>
          <table:table-cell office:value-type="string" calcext:value-type="string">
            <text:p>,</text:p>
          </table:table-cell>
          <table:table-cell table:formula="of:=[.B48]" office:value-type="float" office:value="89.4913225613" calcext:value-type="float">
            <text:p>89.4913225613</text:p>
          </table:table-cell>
        </table:table-row>
        <table:table-row table:style-name="ro1">
          <table:table-cell office:value-type="float" office:value="0.0555555555556" calcext:value-type="float">
            <text:p>0.0555555556</text:p>
          </table:table-cell>
          <table:table-cell office:value-type="float" office:value="89.4673847995" calcext:value-type="float">
            <text:p>89.4673847995</text:p>
          </table:table-cell>
          <table:table-cell office:value-type="float" office:value="0.154735085764" calcext:value-type="float">
            <text:p>0.1547350858</text:p>
          </table:table-cell>
          <table:table-cell office:value-type="float" office:value="0.196955877784" calcext:value-type="float">
            <text:p>0.196955877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9]" office:value-type="float" office:value="0.0555555555556" calcext:value-type="float">
            <text:p>0.0555555556</text:p>
          </table:table-cell>
          <table:table-cell office:value-type="string" calcext:value-type="string">
            <text:p>,</text:p>
          </table:table-cell>
          <table:table-cell table:formula="of:=[.B49]" office:value-type="float" office:value="89.4673847995" calcext:value-type="float">
            <text:p>89.4673847995</text:p>
          </table:table-cell>
        </table:table-row>
        <table:table-row table:style-name="ro1">
          <table:table-cell office:value-type="float" office:value="0.0388888888889" calcext:value-type="float">
            <text:p>0.0388888889</text:p>
          </table:table-cell>
          <table:table-cell office:value-type="float" office:value="89.4514262916" calcext:value-type="float">
            <text:p>89.4514262916</text:p>
          </table:table-cell>
          <table:table-cell office:value-type="float" office:value="0.151956897708" calcext:value-type="float">
            <text:p>0.1519568977</text:p>
          </table:table-cell>
          <table:table-cell office:value-type="float" office:value="0.191782940716" calcext:value-type="float">
            <text:p>0.191782940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0]" office:value-type="float" office:value="0.0388888888889" calcext:value-type="float">
            <text:p>0.0388888889</text:p>
          </table:table-cell>
          <table:table-cell office:value-type="string" calcext:value-type="string">
            <text:p>,</text:p>
          </table:table-cell>
          <table:table-cell table:formula="of:=[.B50]" office:value-type="float" office:value="89.4514262916" calcext:value-type="float">
            <text:p>89.4514262916</text:p>
          </table:table-cell>
        </table:table-row>
        <table:table-row table:style-name="ro1">
          <table:table-cell office:value-type="float" office:value="0.0333333333333" calcext:value-type="float">
            <text:p>0.0333333333</text:p>
          </table:table-cell>
          <table:table-cell office:value-type="float" office:value="89.2439656892" calcext:value-type="float">
            <text:p>89.2439656892</text:p>
          </table:table-cell>
          <table:table-cell office:value-type="float" office:value="0.151255931368" calcext:value-type="float">
            <text:p>0.1512559314</text:p>
          </table:table-cell>
          <table:table-cell office:value-type="float" office:value="0.191442353429" calcext:value-type="float">
            <text:p>0.191442353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1]" office:value-type="float" office:value="0.0333333333333" calcext:value-type="float">
            <text:p>0.0333333333</text:p>
          </table:table-cell>
          <table:table-cell office:value-type="string" calcext:value-type="string">
            <text:p>,</text:p>
          </table:table-cell>
          <table:table-cell table:formula="of:=[.B51]" office:value-type="float" office:value="89.2439656892" calcext:value-type="float">
            <text:p>89.2439656892</text:p>
          </table:table-cell>
        </table:table-row>
        <table:table-row table:style-name="ro1">
          <table:table-cell office:value-type="float" office:value="0.0222222222222" calcext:value-type="float">
            <text:p>0.0222222222</text:p>
          </table:table-cell>
          <table:table-cell office:value-type="float" office:value="89.1083183722" calcext:value-type="float">
            <text:p>89.1083183722</text:p>
          </table:table-cell>
          <table:table-cell office:value-type="float" office:value="0.150756254756" calcext:value-type="float">
            <text:p>0.1507562548</text:p>
          </table:table-cell>
          <table:table-cell office:value-type="float" office:value="0.190921233407" calcext:value-type="float">
            <text:p>0.190921233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2]" office:value-type="float" office:value="0.0222222222222" calcext:value-type="float">
            <text:p>0.0222222222</text:p>
          </table:table-cell>
          <table:table-cell office:value-type="string" calcext:value-type="string">
            <text:p>,</text:p>
          </table:table-cell>
          <table:table-cell table:formula="of:=[.B52]" office:value-type="float" office:value="89.1083183722" calcext:value-type="float">
            <text:p>89.1083183722</text:p>
          </table:table-cell>
        </table:table-row>
      </table:table>
      <table:table table:name="A-CST+" table:style-name="ta1"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formula="of:=AVERAGE([.C2:.C49])" office:value-type="float" office:value="0.52102285988825" calcext:value-type="float">
            <text:p>0.5210228599</text:p>
          </table:table-cell>
          <table:table-cell table:formula="of:=AVERAGE([.D2:.D49])" office:value-type="float" office:value="0.843131052815563" calcext:value-type="float">
            <text:p>0.8431310528</text:p>
          </table:table-cell>
          <table:table-cell table:number-columns-repeated="6"/>
        </table:table-row>
        <table:table-row table:style-name="ro1">
          <table:table-cell office:value-type="float" office:value="0.0222222222222" calcext:value-type="float">
            <text:p>0.0222222222</text:p>
          </table:table-cell>
          <table:table-cell office:value-type="float" office:value="88.3103929783" calcext:value-type="float">
            <text:p>88.3103929783</text:p>
          </table:table-cell>
          <table:table-cell office:value-type="float" office:value="0.516536196541" calcext:value-type="float">
            <text:p>0.5165361965</text:p>
          </table:table-cell>
          <table:table-cell office:value-type="float" office:value="0.844852628334" calcext:value-type="float">
            <text:p>0.8448526283</text:p>
          </table:table-cell>
          <table:table-cell table:number-columns-repeated="3"/>
          <table:table-cell table:formula="of:=[.A2]" office:value-type="float" office:value="0.0222222222222" calcext:value-type="float">
            <text:p>0.0222222222</text:p>
          </table:table-cell>
          <table:table-cell/>
          <table:table-cell table:formula="of:=[.B2]" office:value-type="float" office:value="88.3103929783" calcext:value-type="float">
            <text:p>88.310392978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8.5816876122" calcext:value-type="float">
            <text:p>88.5816876122</text:p>
          </table:table-cell>
          <table:table-cell office:value-type="float" office:value="0.514651108413" calcext:value-type="float">
            <text:p>0.5146511084</text:p>
          </table:table-cell>
          <table:table-cell office:value-type="float" office:value="0.848679621903" calcext:value-type="float">
            <text:p>0.848679621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]" office:value-type="float" office:value="0.1" calcext:value-type="float">
            <text:p>0.1</text:p>
          </table:table-cell>
          <table:table-cell office:value-type="string" calcext:value-type="string">
            <text:p>,</text:p>
          </table:table-cell>
          <table:table-cell table:formula="of:=[.B3]" office:value-type="float" office:value="88.5816876122" calcext:value-type="float">
            <text:p>88.5816876122</text:p>
          </table:table-cell>
        </table:table-row>
        <table:table-row table:style-name="ro1">
          <table:table-cell office:value-type="float" office:value="0.105555555556" calcext:value-type="float">
            <text:p>0.1055555556</text:p>
          </table:table-cell>
          <table:table-cell office:value-type="float" office:value="88.6295631358" calcext:value-type="float">
            <text:p>88.6295631358</text:p>
          </table:table-cell>
          <table:table-cell office:value-type="float" office:value="0.514822720532" calcext:value-type="float">
            <text:p>0.5148227205</text:p>
          </table:table-cell>
          <table:table-cell office:value-type="float" office:value="0.846106668041" calcext:value-type="float">
            <text:p>0.84610666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]" office:value-type="float" office:value="0.105555555556" calcext:value-type="float">
            <text:p>0.1055555556</text:p>
          </table:table-cell>
          <table:table-cell office:value-type="string" calcext:value-type="string">
            <text:p>,</text:p>
          </table:table-cell>
          <table:table-cell table:formula="of:=[.B4]" office:value-type="float" office:value="88.6295631358" calcext:value-type="float">
            <text:p>88.6295631358</text:p>
          </table:table-cell>
        </table:table-row>
        <table:table-row table:style-name="ro1">
          <table:table-cell office:value-type="float" office:value="0.111111111111" calcext:value-type="float">
            <text:p>0.1111111111</text:p>
          </table:table-cell>
          <table:table-cell office:value-type="float" office:value="88.9407540395" calcext:value-type="float">
            <text:p>88.9407540395</text:p>
          </table:table-cell>
          <table:table-cell office:value-type="float" office:value="0.516684771414" calcext:value-type="float">
            <text:p>0.5166847714</text:p>
          </table:table-cell>
          <table:table-cell office:value-type="float" office:value="0.84602705773" calcext:value-type="float">
            <text:p>0.846027057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5]" office:value-type="float" office:value="0.111111111111" calcext:value-type="float">
            <text:p>0.1111111111</text:p>
          </table:table-cell>
          <table:table-cell office:value-type="string" calcext:value-type="string">
            <text:p>,</text:p>
          </table:table-cell>
          <table:table-cell table:formula="of:=[.B5]" office:value-type="float" office:value="88.9407540395" calcext:value-type="float">
            <text:p>88.94075403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89.1003391183" calcext:value-type="float">
            <text:p>89.1003391183</text:p>
          </table:table-cell>
          <table:table-cell office:value-type="float" office:value="0.517057086702" calcext:value-type="float">
            <text:p>0.5170570867</text:p>
          </table:table-cell>
          <table:table-cell office:value-type="float" office:value="0.84684864781" calcext:value-type="float">
            <text:p>0.846848647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6]" office:value-type="float" office:value="0.15" calcext:value-type="float">
            <text:p>0.15</text:p>
          </table:table-cell>
          <table:table-cell office:value-type="string" calcext:value-type="string">
            <text:p>,</text:p>
          </table:table-cell>
          <table:table-cell table:formula="of:=[.B6]" office:value-type="float" office:value="89.1003391183" calcext:value-type="float">
            <text:p>89.1003391183</text:p>
          </table:table-cell>
        </table:table-row>
        <table:table-row table:style-name="ro1">
          <table:table-cell office:value-type="float" office:value="0.155555555556" calcext:value-type="float">
            <text:p>0.1555555556</text:p>
          </table:table-cell>
          <table:table-cell office:value-type="float" office:value="89.140235388" calcext:value-type="float">
            <text:p>89.140235388</text:p>
          </table:table-cell>
          <table:table-cell office:value-type="float" office:value="0.516973302379" calcext:value-type="float">
            <text:p>0.5169733024</text:p>
          </table:table-cell>
          <table:table-cell office:value-type="float" office:value="0.844813091605" calcext:value-type="float">
            <text:p>0.844813091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7]" office:value-type="float" office:value="0.155555555556" calcext:value-type="float">
            <text:p>0.1555555556</text:p>
          </table:table-cell>
          <table:table-cell office:value-type="string" calcext:value-type="string">
            <text:p>,</text:p>
          </table:table-cell>
          <table:table-cell table:formula="of:=[.B7]" office:value-type="float" office:value="89.140235388" calcext:value-type="float">
            <text:p>89.140235388</text:p>
          </table:table-cell>
        </table:table-row>
        <table:table-row table:style-name="ro1">
          <table:table-cell office:value-type="float" office:value="0.161111111111" calcext:value-type="float">
            <text:p>0.1611111111</text:p>
          </table:table-cell>
          <table:table-cell office:value-type="float" office:value="89.1561938959" calcext:value-type="float">
            <text:p>89.1561938959</text:p>
          </table:table-cell>
          <table:table-cell office:value-type="float" office:value="0.531614282527" calcext:value-type="float">
            <text:p>0.5316142825</text:p>
          </table:table-cell>
          <table:table-cell office:value-type="float" office:value="0.867790506984" calcext:value-type="float">
            <text:p>0.86779050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8]" office:value-type="float" office:value="0.161111111111" calcext:value-type="float">
            <text:p>0.1611111111</text:p>
          </table:table-cell>
          <table:table-cell office:value-type="string" calcext:value-type="string">
            <text:p>,</text:p>
          </table:table-cell>
          <table:table-cell table:formula="of:=[.B8]" office:value-type="float" office:value="89.1561938959" calcext:value-type="float">
            <text:p>89.1561938959</text:p>
          </table:table-cell>
        </table:table-row>
        <table:table-row table:style-name="ro1">
          <table:table-cell office:value-type="float" office:value="0.177777777778" calcext:value-type="float">
            <text:p>0.1777777778</text:p>
          </table:table-cell>
          <table:table-cell office:value-type="float" office:value="89.1561938959" calcext:value-type="float">
            <text:p>89.1561938959</text:p>
          </table:table-cell>
          <table:table-cell office:value-type="float" office:value="0.528213198876" calcext:value-type="float">
            <text:p>0.5282131989</text:p>
          </table:table-cell>
          <table:table-cell office:value-type="float" office:value="0.863711543436" calcext:value-type="float">
            <text:p>0.863711543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9]" office:value-type="float" office:value="0.177777777778" calcext:value-type="float">
            <text:p>0.1777777778</text:p>
          </table:table-cell>
          <table:table-cell office:value-type="string" calcext:value-type="string">
            <text:p>,</text:p>
          </table:table-cell>
          <table:table-cell table:formula="of:=[.B9]" office:value-type="float" office:value="89.1561938959" calcext:value-type="float">
            <text:p>89.1561938959</text:p>
          </table:table-cell>
        </table:table-row>
        <table:table-row table:style-name="ro1">
          <table:table-cell office:value-type="float" office:value="0.183333333333" calcext:value-type="float">
            <text:p>0.1833333333</text:p>
          </table:table-cell>
          <table:table-cell office:value-type="float" office:value="89.1561938959" calcext:value-type="float">
            <text:p>89.1561938959</text:p>
          </table:table-cell>
          <table:table-cell office:value-type="float" office:value="0.537256592155" calcext:value-type="float">
            <text:p>0.5372565922</text:p>
          </table:table-cell>
          <table:table-cell office:value-type="float" office:value="0.878836024009" calcext:value-type="float">
            <text:p>0.87883602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0]" office:value-type="float" office:value="0.183333333333" calcext:value-type="float">
            <text:p>0.1833333333</text:p>
          </table:table-cell>
          <table:table-cell office:value-type="string" calcext:value-type="string">
            <text:p>,</text:p>
          </table:table-cell>
          <table:table-cell table:formula="of:=[.B10]" office:value-type="float" office:value="89.1561938959" calcext:value-type="float">
            <text:p>89.1561938959</text:p>
          </table:table-cell>
        </table:table-row>
        <table:table-row table:style-name="ro1">
          <table:table-cell office:value-type="float" office:value="0.194444444444" calcext:value-type="float">
            <text:p>0.1944444444</text:p>
          </table:table-cell>
          <table:table-cell office:value-type="float" office:value="89.2519449431" calcext:value-type="float">
            <text:p>89.2519449431</text:p>
          </table:table-cell>
          <table:table-cell office:value-type="float" office:value="0.527858607014" calcext:value-type="float">
            <text:p>0.527858607</text:p>
          </table:table-cell>
          <table:table-cell office:value-type="float" office:value="0.872041916942" calcext:value-type="float">
            <text:p>0.872041916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1]" office:value-type="float" office:value="0.194444444444" calcext:value-type="float">
            <text:p>0.1944444444</text:p>
          </table:table-cell>
          <table:table-cell office:value-type="string" calcext:value-type="string">
            <text:p>,</text:p>
          </table:table-cell>
          <table:table-cell table:formula="of:=[.B11]" office:value-type="float" office:value="89.2519449431" calcext:value-type="float">
            <text:p>89.251944943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9.2838619589" calcext:value-type="float">
            <text:p>89.2838619589</text:p>
          </table:table-cell>
          <table:table-cell office:value-type="float" office:value="0.512069306492" calcext:value-type="float">
            <text:p>0.5120693065</text:p>
          </table:table-cell>
          <table:table-cell office:value-type="float" office:value="0.834823198842" calcext:value-type="float">
            <text:p>0.834823198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2]" office:value-type="float" office:value="0.2" calcext:value-type="float">
            <text:p>0.2</text:p>
          </table:table-cell>
          <table:table-cell office:value-type="string" calcext:value-type="string">
            <text:p>,</text:p>
          </table:table-cell>
          <table:table-cell table:formula="of:=[.B12]" office:value-type="float" office:value="89.2838619589" calcext:value-type="float">
            <text:p>89.2838619589</text:p>
          </table:table-cell>
        </table:table-row>
        <table:table-row table:style-name="ro1">
          <table:table-cell office:value-type="float" office:value="0.211111111111" calcext:value-type="float">
            <text:p>0.2111111111</text:p>
          </table:table-cell>
          <table:table-cell office:value-type="float" office:value="89.2998204668" calcext:value-type="float">
            <text:p>89.2998204668</text:p>
          </table:table-cell>
          <table:table-cell office:value-type="float" office:value="0.511735161852" calcext:value-type="float">
            <text:p>0.5117351619</text:p>
          </table:table-cell>
          <table:table-cell office:value-type="float" office:value="0.834263689581" calcext:value-type="float">
            <text:p>0.834263689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3]" office:value-type="float" office:value="0.211111111111" calcext:value-type="float">
            <text:p>0.2111111111</text:p>
          </table:table-cell>
          <table:table-cell office:value-type="string" calcext:value-type="string">
            <text:p>,</text:p>
          </table:table-cell>
          <table:table-cell table:formula="of:=[.B13]" office:value-type="float" office:value="89.2998204668" calcext:value-type="float">
            <text:p>89.2998204668</text:p>
          </table:table-cell>
        </table:table-row>
        <table:table-row table:style-name="ro1">
          <table:table-cell office:value-type="float" office:value="0.216666666667" calcext:value-type="float">
            <text:p>0.2166666667</text:p>
          </table:table-cell>
          <table:table-cell office:value-type="float" office:value="89.3157789747" calcext:value-type="float">
            <text:p>89.3157789747</text:p>
          </table:table-cell>
          <table:table-cell office:value-type="float" office:value="0.530037391501" calcext:value-type="float">
            <text:p>0.5300373915</text:p>
          </table:table-cell>
          <table:table-cell office:value-type="float" office:value="0.842621968913" calcext:value-type="float">
            <text:p>0.842621968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4]" office:value-type="float" office:value="0.216666666667" calcext:value-type="float">
            <text:p>0.2166666667</text:p>
          </table:table-cell>
          <table:table-cell office:value-type="string" calcext:value-type="string">
            <text:p>,</text:p>
          </table:table-cell>
          <table:table-cell table:formula="of:=[.B14]" office:value-type="float" office:value="89.3157789747" calcext:value-type="float">
            <text:p>89.3157789747</text:p>
          </table:table-cell>
        </table:table-row>
        <table:table-row table:style-name="ro1">
          <table:table-cell office:value-type="float" office:value="0.222222222222" calcext:value-type="float">
            <text:p>0.2222222222</text:p>
          </table:table-cell>
          <table:table-cell office:value-type="float" office:value="89.3556752444" calcext:value-type="float">
            <text:p>89.3556752444</text:p>
          </table:table-cell>
          <table:table-cell office:value-type="float" office:value="0.513701472618" calcext:value-type="float">
            <text:p>0.5137014726</text:p>
          </table:table-cell>
          <table:table-cell office:value-type="float" office:value="0.870709702498" calcext:value-type="float">
            <text:p>0.870709702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5]" office:value-type="float" office:value="0.222222222222" calcext:value-type="float">
            <text:p>0.2222222222</text:p>
          </table:table-cell>
          <table:table-cell office:value-type="string" calcext:value-type="string">
            <text:p>,</text:p>
          </table:table-cell>
          <table:table-cell table:formula="of:=[.B15]" office:value-type="float" office:value="89.3556752444" calcext:value-type="float">
            <text:p>89.3556752444</text:p>
          </table:table-cell>
        </table:table-row>
        <table:table-row table:style-name="ro1">
          <table:table-cell office:value-type="float" office:value="0.238888888889" calcext:value-type="float">
            <text:p>0.2388888889</text:p>
          </table:table-cell>
          <table:table-cell office:value-type="float" office:value="89.4434470377" calcext:value-type="float">
            <text:p>89.4434470377</text:p>
          </table:table-cell>
          <table:table-cell office:value-type="float" office:value="0.527190402133" calcext:value-type="float">
            <text:p>0.5271904021</text:p>
          </table:table-cell>
          <table:table-cell office:value-type="float" office:value="0.865304512448" calcext:value-type="float">
            <text:p>0.865304512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6]" office:value-type="float" office:value="0.238888888889" calcext:value-type="float">
            <text:p>0.2388888889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89.4434470377" calcext:value-type="float">
            <text:p>89.443447037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9.5232395771" calcext:value-type="float">
            <text:p>89.5232395771</text:p>
          </table:table-cell>
          <table:table-cell office:value-type="float" office:value="0.516842913582" calcext:value-type="float">
            <text:p>0.5168429136</text:p>
          </table:table-cell>
          <table:table-cell office:value-type="float" office:value="0.837090902013" calcext:value-type="float">
            <text:p>0.83709090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7]" office:value-type="float" office:value="0.25" calcext:value-type="float">
            <text:p>0.25</text:p>
          </table:table-cell>
          <table:table-cell office:value-type="string" calcext:value-type="string">
            <text:p>,</text:p>
          </table:table-cell>
          <table:table-cell table:formula="of:=[.B17]" office:value-type="float" office:value="89.5232395771" calcext:value-type="float">
            <text:p>89.5232395771</text:p>
          </table:table-cell>
        </table:table-row>
        <table:table-row table:style-name="ro1">
          <table:table-cell office:value-type="float" office:value="0.261111111111" calcext:value-type="float">
            <text:p>0.2611111111</text:p>
          </table:table-cell>
          <table:table-cell office:value-type="float" office:value="89.5551565929" calcext:value-type="float">
            <text:p>89.5551565929</text:p>
          </table:table-cell>
          <table:table-cell office:value-type="float" office:value="0.515006077813" calcext:value-type="float">
            <text:p>0.5150060778</text:p>
          </table:table-cell>
          <table:table-cell office:value-type="float" office:value="0.835501583432" calcext:value-type="float">
            <text:p>0.835501583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8]" office:value-type="float" office:value="0.261111111111" calcext:value-type="float">
            <text:p>0.2611111111</text:p>
          </table:table-cell>
          <table:table-cell office:value-type="string" calcext:value-type="string">
            <text:p>,</text:p>
          </table:table-cell>
          <table:table-cell table:formula="of:=[.B18]" office:value-type="float" office:value="89.5551565929" calcext:value-type="float">
            <text:p>89.5551565929</text:p>
          </table:table-cell>
        </table:table-row>
        <table:table-row table:style-name="ro1">
          <table:table-cell office:value-type="float" office:value="0.272222222222" calcext:value-type="float">
            <text:p>0.2722222222</text:p>
          </table:table-cell>
          <table:table-cell office:value-type="float" office:value="89.6110113704" calcext:value-type="float">
            <text:p>89.6110113704</text:p>
          </table:table-cell>
          <table:table-cell office:value-type="float" office:value="0.522244957667" calcext:value-type="float">
            <text:p>0.5222449577</text:p>
          </table:table-cell>
          <table:table-cell office:value-type="float" office:value="0.842692437542" calcext:value-type="float">
            <text:p>0.842692437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19]" office:value-type="float" office:value="0.272222222222" calcext:value-type="float">
            <text:p>0.2722222222</text:p>
          </table:table-cell>
          <table:table-cell office:value-type="string" calcext:value-type="string">
            <text:p>,</text:p>
          </table:table-cell>
          <table:table-cell table:formula="of:=[.B19]" office:value-type="float" office:value="89.6110113704" calcext:value-type="float">
            <text:p>89.6110113704</text:p>
          </table:table-cell>
        </table:table-row>
        <table:table-row table:style-name="ro1">
          <table:table-cell office:value-type="float" office:value="0.277777777778" calcext:value-type="float">
            <text:p>0.2777777778</text:p>
          </table:table-cell>
          <table:table-cell office:value-type="float" office:value="89.6509076401" calcext:value-type="float">
            <text:p>89.6509076401</text:p>
          </table:table-cell>
          <table:table-cell office:value-type="float" office:value="0.525513579371" calcext:value-type="float">
            <text:p>0.5255135794</text:p>
          </table:table-cell>
          <table:table-cell office:value-type="float" office:value="0.846978100483" calcext:value-type="float">
            <text:p>0.846978100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0]" office:value-type="float" office:value="0.277777777778" calcext:value-type="float">
            <text:p>0.2777777778</text:p>
          </table:table-cell>
          <table:table-cell office:value-type="string" calcext:value-type="string">
            <text:p>,</text:p>
          </table:table-cell>
          <table:table-cell table:formula="of:=[.B20]" office:value-type="float" office:value="89.6509076401" calcext:value-type="float">
            <text:p>89.6509076401</text:p>
          </table:table-cell>
        </table:table-row>
        <table:table-row table:style-name="ro1">
          <table:table-cell office:value-type="float" office:value="0.283333333333" calcext:value-type="float">
            <text:p>0.2833333333</text:p>
          </table:table-cell>
          <table:table-cell office:value-type="float" office:value="89.6509076401" calcext:value-type="float">
            <text:p>89.6509076401</text:p>
          </table:table-cell>
          <table:table-cell office:value-type="float" office:value="0.519499357639" calcext:value-type="float">
            <text:p>0.5194993576</text:p>
          </table:table-cell>
          <table:table-cell office:value-type="float" office:value="0.835373168451" calcext:value-type="float">
            <text:p>0.835373168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1]" office:value-type="float" office:value="0.283333333333" calcext:value-type="float">
            <text:p>0.2833333333</text:p>
          </table:table-cell>
          <table:table-cell office:value-type="string" calcext:value-type="string">
            <text:p>,</text:p>
          </table:table-cell>
          <table:table-cell table:formula="of:=[.B21]" office:value-type="float" office:value="89.6509076401" calcext:value-type="float">
            <text:p>89.6509076401</text:p>
          </table:table-cell>
        </table:table-row>
        <table:table-row table:style-name="ro1">
          <table:table-cell office:value-type="float" office:value="0.288888888889" calcext:value-type="float">
            <text:p>0.2888888889</text:p>
          </table:table-cell>
          <table:table-cell office:value-type="float" office:value="89.6509076401" calcext:value-type="float">
            <text:p>89.6509076401</text:p>
          </table:table-cell>
          <table:table-cell office:value-type="float" office:value="0.519046245847" calcext:value-type="float">
            <text:p>0.5190462458</text:p>
          </table:table-cell>
          <table:table-cell office:value-type="float" office:value="0.906666614705" calcext:value-type="float">
            <text:p>0.906666614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2]" office:value-type="float" office:value="0.288888888889" calcext:value-type="float">
            <text:p>0.2888888889</text:p>
          </table:table-cell>
          <table:table-cell office:value-type="string" calcext:value-type="string">
            <text:p>,</text:p>
          </table:table-cell>
          <table:table-cell table:formula="of:=[.B22]" office:value-type="float" office:value="89.6509076401" calcext:value-type="float">
            <text:p>89.6509076401</text:p>
          </table:table-cell>
        </table:table-row>
        <table:table-row table:style-name="ro1">
          <table:table-cell office:value-type="float" office:value="0.294444444444" calcext:value-type="float">
            <text:p>0.2944444444</text:p>
          </table:table-cell>
          <table:table-cell office:value-type="float" office:value="89.6908039098" calcext:value-type="float">
            <text:p>89.6908039098</text:p>
          </table:table-cell>
          <table:table-cell office:value-type="float" office:value="0.517377031035" calcext:value-type="float">
            <text:p>0.517377031</text:p>
          </table:table-cell>
          <table:table-cell office:value-type="float" office:value="0.840513124383" calcext:value-type="float">
            <text:p>0.840513124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3]" office:value-type="float" office:value="0.294444444444" calcext:value-type="float">
            <text:p>0.2944444444</text:p>
          </table:table-cell>
          <table:table-cell office:value-type="string" calcext:value-type="string">
            <text:p>,</text:p>
          </table:table-cell>
          <table:table-cell table:formula="of:=[.B23]" office:value-type="float" office:value="89.6908039098" calcext:value-type="float">
            <text:p>89.6908039098</text:p>
          </table:table-cell>
        </table:table-row>
        <table:table-row table:style-name="ro1">
          <table:table-cell office:value-type="float" office:value="0.311111111111" calcext:value-type="float">
            <text:p>0.3111111111</text:p>
          </table:table-cell>
          <table:table-cell office:value-type="float" office:value="89.7466586874" calcext:value-type="float">
            <text:p>89.7466586874</text:p>
          </table:table-cell>
          <table:table-cell office:value-type="float" office:value="0.519815101517" calcext:value-type="float">
            <text:p>0.5198151015</text:p>
          </table:table-cell>
          <table:table-cell office:value-type="float" office:value="0.841809090436" calcext:value-type="float">
            <text:p>0.841809090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4]" office:value-type="float" office:value="0.311111111111" calcext:value-type="float">
            <text:p>0.3111111111</text:p>
          </table:table-cell>
          <table:table-cell office:value-type="string" calcext:value-type="string">
            <text:p>,</text:p>
          </table:table-cell>
          <table:table-cell table:formula="of:=[.B24]" office:value-type="float" office:value="89.7466586874" calcext:value-type="float">
            <text:p>89.7466586874</text:p>
          </table:table-cell>
        </table:table-row>
        <table:table-row table:style-name="ro1">
          <table:table-cell office:value-type="float" office:value="0.316666666667" calcext:value-type="float">
            <text:p>0.3166666667</text:p>
          </table:table-cell>
          <table:table-cell office:value-type="float" office:value="89.7626171953" calcext:value-type="float">
            <text:p>89.7626171953</text:p>
          </table:table-cell>
          <table:table-cell office:value-type="float" office:value="0.518905983284" calcext:value-type="float">
            <text:p>0.5189059833</text:p>
          </table:table-cell>
          <table:table-cell office:value-type="float" office:value="0.835040544055" calcext:value-type="float">
            <text:p>0.835040544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5]" office:value-type="float" office:value="0.316666666667" calcext:value-type="float">
            <text:p>0.3166666667</text:p>
          </table:table-cell>
          <table:table-cell office:value-type="string" calcext:value-type="string">
            <text:p>,</text:p>
          </table:table-cell>
          <table:table-cell table:formula="of:=[.B25]" office:value-type="float" office:value="89.7626171953" calcext:value-type="float">
            <text:p>89.7626171953</text:p>
          </table:table-cell>
        </table:table-row>
        <table:table-row table:style-name="ro1">
          <table:table-cell office:value-type="float" office:value="0.322222222222" calcext:value-type="float">
            <text:p>0.3222222222</text:p>
          </table:table-cell>
          <table:table-cell office:value-type="float" office:value="89.7785757032" calcext:value-type="float">
            <text:p>89.7785757032</text:p>
          </table:table-cell>
          <table:table-cell office:value-type="float" office:value="0.525801848004" calcext:value-type="float">
            <text:p>0.525801848</text:p>
          </table:table-cell>
          <table:table-cell office:value-type="float" office:value="0.841142173439" calcext:value-type="float">
            <text:p>0.841142173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6]" office:value-type="float" office:value="0.322222222222" calcext:value-type="float">
            <text:p>0.3222222222</text:p>
          </table:table-cell>
          <table:table-cell office:value-type="string" calcext:value-type="string">
            <text:p>,</text:p>
          </table:table-cell>
          <table:table-cell table:formula="of:=[.B26]" office:value-type="float" office:value="89.7785757032" calcext:value-type="float">
            <text:p>89.7785757032</text:p>
          </table:table-cell>
        </table:table-row>
        <table:table-row table:style-name="ro1">
          <table:table-cell office:value-type="float" office:value="0.361111111111" calcext:value-type="float">
            <text:p>0.3611111111</text:p>
          </table:table-cell>
          <table:table-cell office:value-type="float" office:value="89.8344304808" calcext:value-type="float">
            <text:p>89.8344304808</text:p>
          </table:table-cell>
          <table:table-cell office:value-type="float" office:value="0.515227403188" calcext:value-type="float">
            <text:p>0.5152274032</text:p>
          </table:table-cell>
          <table:table-cell office:value-type="float" office:value="0.832898849497" calcext:value-type="float">
            <text:p>0.832898849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7]" office:value-type="float" office:value="0.361111111111" calcext:value-type="float">
            <text:p>0.3611111111</text:p>
          </table:table-cell>
          <table:table-cell office:value-type="string" calcext:value-type="string">
            <text:p>,</text:p>
          </table:table-cell>
          <table:table-cell table:formula="of:=[.B27]" office:value-type="float" office:value="89.8344304808" calcext:value-type="float">
            <text:p>89.8344304808</text:p>
          </table:table-cell>
        </table:table-row>
        <table:table-row table:style-name="ro1">
          <table:table-cell office:value-type="float" office:value="0.372222222222" calcext:value-type="float">
            <text:p>0.3722222222</text:p>
          </table:table-cell>
          <table:table-cell office:value-type="float" office:value="89.9541192898" calcext:value-type="float">
            <text:p>89.9541192898</text:p>
          </table:table-cell>
          <table:table-cell office:value-type="float" office:value="0.515241523741" calcext:value-type="float">
            <text:p>0.5152415237</text:p>
          </table:table-cell>
          <table:table-cell office:value-type="float" office:value="0.836902928303" calcext:value-type="float">
            <text:p>0.836902928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8]" office:value-type="float" office:value="0.372222222222" calcext:value-type="float">
            <text:p>0.3722222222</text:p>
          </table:table-cell>
          <table:table-cell office:value-type="string" calcext:value-type="string">
            <text:p>,</text:p>
          </table:table-cell>
          <table:table-cell table:formula="of:=[.B28]" office:value-type="float" office:value="89.9541192898" calcext:value-type="float">
            <text:p>89.9541192898</text:p>
          </table:table-cell>
        </table:table-row>
        <table:table-row table:style-name="ro1">
          <table:table-cell office:value-type="float" office:value="0.377777777778" calcext:value-type="float">
            <text:p>0.3777777778</text:p>
          </table:table-cell>
          <table:table-cell office:value-type="float" office:value="89.9620985438" calcext:value-type="float">
            <text:p>89.9620985438</text:p>
          </table:table-cell>
          <table:table-cell office:value-type="float" office:value="0.515194401586" calcext:value-type="float">
            <text:p>0.5151944016</text:p>
          </table:table-cell>
          <table:table-cell office:value-type="float" office:value="0.831414512766" calcext:value-type="float">
            <text:p>0.831414512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29]" office:value-type="float" office:value="0.377777777778" calcext:value-type="float">
            <text:p>0.3777777778</text:p>
          </table:table-cell>
          <table:table-cell office:value-type="string" calcext:value-type="string">
            <text:p>,</text:p>
          </table:table-cell>
          <table:table-cell table:formula="of:=[.B29]" office:value-type="float" office:value="89.9620985438" calcext:value-type="float">
            <text:p>89.9620985438</text:p>
          </table:table-cell>
        </table:table-row>
        <table:table-row table:style-name="ro1">
          <table:table-cell office:value-type="float" office:value="0.405555555556" calcext:value-type="float">
            <text:p>0.4055555556</text:p>
          </table:table-cell>
          <table:table-cell office:value-type="float" office:value="89.9700777977" calcext:value-type="float">
            <text:p>89.9700777977</text:p>
          </table:table-cell>
          <table:table-cell office:value-type="float" office:value="0.515093096003" calcext:value-type="float">
            <text:p>0.515093096</text:p>
          </table:table-cell>
          <table:table-cell office:value-type="float" office:value="0.839454467263" calcext:value-type="float">
            <text:p>0.839454467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0]" office:value-type="float" office:value="0.405555555556" calcext:value-type="float">
            <text:p>0.4055555556</text:p>
          </table:table-cell>
          <table:table-cell office:value-type="string" calcext:value-type="string">
            <text:p>,</text:p>
          </table:table-cell>
          <table:table-cell table:formula="of:=[.B30]" office:value-type="float" office:value="89.9700777977" calcext:value-type="float">
            <text:p>89.9700777977</text:p>
          </table:table-cell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 office:value-type="float" office:value="90.0179533214" calcext:value-type="float">
            <text:p>90.0179533214</text:p>
          </table:table-cell>
          <table:table-cell office:value-type="float" office:value="0.51775203628" calcext:value-type="float">
            <text:p>0.5177520363</text:p>
          </table:table-cell>
          <table:table-cell office:value-type="float" office:value="0.831299071759" calcext:value-type="float">
            <text:p>0.831299071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1]" office:value-type="float" office:value="0.416666666667" calcext:value-type="float">
            <text:p>0.4166666667</text:p>
          </table:table-cell>
          <table:table-cell office:value-type="string" calcext:value-type="string">
            <text:p>,</text:p>
          </table:table-cell>
          <table:table-cell table:formula="of:=[.B31]" office:value-type="float" office:value="90.0179533214" calcext:value-type="float">
            <text:p>90.0179533214</text:p>
          </table:table-cell>
        </table:table-row>
        <table:table-row table:style-name="ro1">
          <table:table-cell office:value-type="float" office:value="0.483333333333" calcext:value-type="float">
            <text:p>0.4833333333</text:p>
          </table:table-cell>
          <table:table-cell office:value-type="float" office:value="90.0259325753" calcext:value-type="float">
            <text:p>90.0259325753</text:p>
          </table:table-cell>
          <table:table-cell office:value-type="float" office:value="0.532769558909" calcext:value-type="float">
            <text:p>0.5327695589</text:p>
          </table:table-cell>
          <table:table-cell office:value-type="float" office:value="0.844802379587" calcext:value-type="float">
            <text:p>0.844802379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2]" office:value-type="float" office:value="0.483333333333" calcext:value-type="float">
            <text:p>0.4833333333</text:p>
          </table:table-cell>
          <table:table-cell office:value-type="string" calcext:value-type="string">
            <text:p>,</text:p>
          </table:table-cell>
          <table:table-cell table:formula="of:=[.B32]" office:value-type="float" office:value="90.0259325753" calcext:value-type="float">
            <text:p>90.025932575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0.1057251147" calcext:value-type="float">
            <text:p>90.1057251147</text:p>
          </table:table-cell>
          <table:table-cell office:value-type="float" office:value="0.521192708104" calcext:value-type="float">
            <text:p>0.5211927081</text:p>
          </table:table-cell>
          <table:table-cell office:value-type="float" office:value="0.860422349869" calcext:value-type="float">
            <text:p>0.8604223499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3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B33]" office:value-type="float" office:value="90.1057251147" calcext:value-type="float">
            <text:p>90.1057251147</text:p>
          </table:table-cell>
        </table:table-row>
        <table:table-row table:style-name="ro1">
          <table:table-cell office:value-type="float" office:value="0.505555555556" calcext:value-type="float">
            <text:p>0.5055555556</text:p>
          </table:table-cell>
          <table:table-cell office:value-type="float" office:value="90.1216836226" calcext:value-type="float">
            <text:p>90.1216836226</text:p>
          </table:table-cell>
          <table:table-cell office:value-type="float" office:value="0.516385446404" calcext:value-type="float">
            <text:p>0.5163854464</text:p>
          </table:table-cell>
          <table:table-cell office:value-type="float" office:value="0.829358463465" calcext:value-type="float">
            <text:p>0.829358463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4]" office:value-type="float" office:value="0.505555555556" calcext:value-type="float">
            <text:p>0.5055555556</text:p>
          </table:table-cell>
          <table:table-cell office:value-type="string" calcext:value-type="string">
            <text:p>,</text:p>
          </table:table-cell>
          <table:table-cell table:formula="of:=[.B34]" office:value-type="float" office:value="90.1216836226" calcext:value-type="float">
            <text:p>90.1216836226</text:p>
          </table:table-cell>
        </table:table-row>
        <table:table-row table:style-name="ro1">
          <table:table-cell office:value-type="float" office:value="0.511111111111" calcext:value-type="float">
            <text:p>0.5111111111</text:p>
          </table:table-cell>
          <table:table-cell office:value-type="float" office:value="90.5046878117" calcext:value-type="float">
            <text:p>90.5046878117</text:p>
          </table:table-cell>
          <table:table-cell office:value-type="float" office:value="0.521978398698" calcext:value-type="float">
            <text:p>0.5219783987</text:p>
          </table:table-cell>
          <table:table-cell office:value-type="float" office:value="0.827707822814" calcext:value-type="float">
            <text:p>0.827707822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5]" office:value-type="float" office:value="0.511111111111" calcext:value-type="float">
            <text:p>0.5111111111</text:p>
          </table:table-cell>
          <table:table-cell office:value-type="string" calcext:value-type="string">
            <text:p>,</text:p>
          </table:table-cell>
          <table:table-cell table:formula="of:=[.B35]" office:value-type="float" office:value="90.5046878117" calcext:value-type="float">
            <text:p>90.5046878117</text:p>
          </table:table-cell>
        </table:table-row>
        <table:table-row table:style-name="ro1">
          <table:table-cell office:value-type="float" office:value="0.527777777778" calcext:value-type="float">
            <text:p>0.5277777778</text:p>
          </table:table-cell>
          <table:table-cell office:value-type="float" office:value="90.5206463196" calcext:value-type="float">
            <text:p>90.5206463196</text:p>
          </table:table-cell>
          <table:table-cell office:value-type="float" office:value="0.51923021111" calcext:value-type="float">
            <text:p>0.5192302111</text:p>
          </table:table-cell>
          <table:table-cell office:value-type="float" office:value="0.827512727176" calcext:value-type="float">
            <text:p>0.8275127272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6]" office:value-type="float" office:value="0.527777777778" calcext:value-type="float">
            <text:p>0.5277777778</text:p>
          </table:table-cell>
          <table:table-cell office:value-type="string" calcext:value-type="string">
            <text:p>,</text:p>
          </table:table-cell>
          <table:table-cell table:formula="of:=[.B36]" office:value-type="float" office:value="90.5206463196" calcext:value-type="float">
            <text:p>90.5206463196</text:p>
          </table:table-cell>
        </table:table-row>
        <table:table-row table:style-name="ro1">
          <table:table-cell office:value-type="float" office:value="0.544444444444" calcext:value-type="float">
            <text:p>0.5444444444</text:p>
          </table:table-cell>
          <table:table-cell office:value-type="float" office:value="90.5525633353" calcext:value-type="float">
            <text:p>90.5525633353</text:p>
          </table:table-cell>
          <table:table-cell office:value-type="float" office:value="0.519615253565" calcext:value-type="float">
            <text:p>0.5196152536</text:p>
          </table:table-cell>
          <table:table-cell office:value-type="float" office:value="0.831066514725" calcext:value-type="float">
            <text:p>0.831066514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7]" office:value-type="float" office:value="0.544444444444" calcext:value-type="float">
            <text:p>0.5444444444</text:p>
          </table:table-cell>
          <table:table-cell office:value-type="string" calcext:value-type="string">
            <text:p>,</text:p>
          </table:table-cell>
          <table:table-cell table:formula="of:=[.B37]" office:value-type="float" office:value="90.5525633353" calcext:value-type="float">
            <text:p>90.552563335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0.5605425893" calcext:value-type="float">
            <text:p>90.5605425893</text:p>
          </table:table-cell>
          <table:table-cell office:value-type="float" office:value="0.518806350187" calcext:value-type="float">
            <text:p>0.5188063502</text:p>
          </table:table-cell>
          <table:table-cell office:value-type="float" office:value="0.831283221557" calcext:value-type="float">
            <text:p>0.831283221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8]" office:value-type="float" office:value="0.55" calcext:value-type="float">
            <text:p>0.55</text:p>
          </table:table-cell>
          <table:table-cell office:value-type="string" calcext:value-type="string">
            <text:p>,</text:p>
          </table:table-cell>
          <table:table-cell table:formula="of:=[.B38]" office:value-type="float" office:value="90.5605425893" calcext:value-type="float">
            <text:p>90.5605425893</text:p>
          </table:table-cell>
        </table:table-row>
        <table:table-row table:style-name="ro1">
          <table:table-cell office:value-type="float" office:value="0.622222222222" calcext:value-type="float">
            <text:p>0.6222222222</text:p>
          </table:table-cell>
          <table:table-cell office:value-type="float" office:value="90.8956712547" calcext:value-type="float">
            <text:p>90.8956712547</text:p>
          </table:table-cell>
          <table:table-cell office:value-type="float" office:value="0.523555700439" calcext:value-type="float">
            <text:p>0.5235557004</text:p>
          </table:table-cell>
          <table:table-cell office:value-type="float" office:value="0.829502995428" calcext:value-type="float">
            <text:p>0.829502995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39]" office:value-type="float" office:value="0.622222222222" calcext:value-type="float">
            <text:p>0.6222222222</text:p>
          </table:table-cell>
          <table:table-cell office:value-type="string" calcext:value-type="string">
            <text:p>,</text:p>
          </table:table-cell>
          <table:table-cell table:formula="of:=[.B39]" office:value-type="float" office:value="90.8956712547" calcext:value-type="float">
            <text:p>90.8956712547</text:p>
          </table:table-cell>
        </table:table-row>
        <table:table-row table:style-name="ro1">
          <table:table-cell office:value-type="float" office:value="0.627777777778" calcext:value-type="float">
            <text:p>0.6277777778</text:p>
          </table:table-cell>
          <table:table-cell office:value-type="float" office:value="90.9036505087" calcext:value-type="float">
            <text:p>90.9036505087</text:p>
          </table:table-cell>
          <table:table-cell office:value-type="float" office:value="0.522850680109" calcext:value-type="float">
            <text:p>0.5228506801</text:p>
          </table:table-cell>
          <table:table-cell office:value-type="float" office:value="0.830996583802" calcext:value-type="float">
            <text:p>0.8309965838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0]" office:value-type="float" office:value="0.627777777778" calcext:value-type="float">
            <text:p>0.6277777778</text:p>
          </table:table-cell>
          <table:table-cell office:value-type="string" calcext:value-type="string">
            <text:p>,</text:p>
          </table:table-cell>
          <table:table-cell table:formula="of:=[.B40]" office:value-type="float" office:value="90.9036505087" calcext:value-type="float">
            <text:p>90.9036505087</text:p>
          </table:table-cell>
        </table:table-row>
        <table:table-row table:style-name="ro1">
          <table:table-cell office:value-type="float" office:value="0.744444444444" calcext:value-type="float">
            <text:p>0.7444444444</text:p>
          </table:table-cell>
          <table:table-cell office:value-type="float" office:value="90.9674845402" calcext:value-type="float">
            <text:p>90.9674845402</text:p>
          </table:table-cell>
          <table:table-cell office:value-type="float" office:value="0.523607395206" calcext:value-type="float">
            <text:p>0.5236073952</text:p>
          </table:table-cell>
          <table:table-cell office:value-type="float" office:value="0.829625223708" calcext:value-type="float">
            <text:p>0.8296252237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1]" office:value-type="float" office:value="0.744444444444" calcext:value-type="float">
            <text:p>0.7444444444</text:p>
          </table:table-cell>
          <table:table-cell office:value-type="string" calcext:value-type="string">
            <text:p>,</text:p>
          </table:table-cell>
          <table:table-cell table:formula="of:=[.B41]" office:value-type="float" office:value="90.9674845402" calcext:value-type="float">
            <text:p>90.9674845402</text:p>
          </table:table-cell>
        </table:table-row>
        <table:table-row table:style-name="ro1">
          <table:table-cell office:value-type="float" office:value="0.755555555556" calcext:value-type="float">
            <text:p>0.7555555556</text:p>
          </table:table-cell>
          <table:table-cell office:value-type="float" office:value="90.999401556" calcext:value-type="float">
            <text:p>90.999401556</text:p>
          </table:table-cell>
          <table:table-cell office:value-type="float" office:value="0.522974394524" calcext:value-type="float">
            <text:p>0.5229743945</text:p>
          </table:table-cell>
          <table:table-cell office:value-type="float" office:value="0.828341907119" calcext:value-type="float">
            <text:p>0.828341907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2]" office:value-type="float" office:value="0.755555555556" calcext:value-type="float">
            <text:p>0.7555555556</text:p>
          </table:table-cell>
          <table:table-cell office:value-type="string" calcext:value-type="string">
            <text:p>,</text:p>
          </table:table-cell>
          <table:table-cell table:formula="of:=[.B42]" office:value-type="float" office:value="90.999401556" calcext:value-type="float">
            <text:p>90.999401556</text:p>
          </table:table-cell>
        </table:table-row>
        <table:table-row table:style-name="ro1">
          <table:table-cell office:value-type="float" office:value="0.766666666667" calcext:value-type="float">
            <text:p>0.7666666667</text:p>
          </table:table-cell>
          <table:table-cell office:value-type="float" office:value="91.0073808099" calcext:value-type="float">
            <text:p>91.0073808099</text:p>
          </table:table-cell>
          <table:table-cell office:value-type="float" office:value="0.52367852038" calcext:value-type="float">
            <text:p>0.5236785204</text:p>
          </table:table-cell>
          <table:table-cell office:value-type="float" office:value="0.828959871505" calcext:value-type="float">
            <text:p>0.828959871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3]" office:value-type="float" office:value="0.766666666667" calcext:value-type="float">
            <text:p>0.7666666667</text:p>
          </table:table-cell>
          <table:table-cell office:value-type="string" calcext:value-type="string">
            <text:p>,</text:p>
          </table:table-cell>
          <table:table-cell table:formula="of:=[.B43]" office:value-type="float" office:value="91.0073808099" calcext:value-type="float">
            <text:p>91.0073808099</text:p>
          </table:table-cell>
        </table:table-row>
        <table:table-row table:style-name="ro1">
          <table:table-cell office:value-type="float" office:value="0.772222222222" calcext:value-type="float">
            <text:p>0.7722222222</text:p>
          </table:table-cell>
          <table:table-cell office:value-type="float" office:value="91.1669658887" calcext:value-type="float">
            <text:p>91.1669658887</text:p>
          </table:table-cell>
          <table:table-cell office:value-type="float" office:value="0.524560421981" calcext:value-type="float">
            <text:p>0.524560422</text:p>
          </table:table-cell>
          <table:table-cell office:value-type="float" office:value="0.895966364403" calcext:value-type="float">
            <text:p>0.895966364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4]" office:value-type="float" office:value="0.772222222222" calcext:value-type="float">
            <text:p>0.7722222222</text:p>
          </table:table-cell>
          <table:table-cell office:value-type="string" calcext:value-type="string">
            <text:p>,</text:p>
          </table:table-cell>
          <table:table-cell table:formula="of:=[.B44]" office:value-type="float" office:value="91.1669658887" calcext:value-type="float">
            <text:p>91.1669658887</text:p>
          </table:table-cell>
        </table:table-row>
        <table:table-row table:style-name="ro1">
          <table:table-cell office:value-type="float" office:value="0.777777777778" calcext:value-type="float">
            <text:p>0.7777777778</text:p>
          </table:table-cell>
          <table:table-cell office:value-type="float" office:value="91.1909036505" calcext:value-type="float">
            <text:p>91.1909036505</text:p>
          </table:table-cell>
          <table:table-cell office:value-type="float" office:value="0.523704672171" calcext:value-type="float">
            <text:p>0.5237046722</text:p>
          </table:table-cell>
          <table:table-cell office:value-type="float" office:value="0.8287881776" calcext:value-type="float">
            <text:p>0.8287881776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5]" office:value-type="float" office:value="0.777777777778" calcext:value-type="float">
            <text:p>0.7777777778</text:p>
          </table:table-cell>
          <table:table-cell office:value-type="string" calcext:value-type="string">
            <text:p>,</text:p>
          </table:table-cell>
          <table:table-cell table:formula="of:=[.B45]" office:value-type="float" office:value="91.1909036505" calcext:value-type="float">
            <text:p>91.1909036505</text:p>
          </table:table-cell>
        </table:table-row>
        <table:table-row table:style-name="ro1">
          <table:table-cell office:value-type="float" office:value="0.783333333333" calcext:value-type="float">
            <text:p>0.7833333333</text:p>
          </table:table-cell>
          <table:table-cell office:value-type="float" office:value="91.1988829044" calcext:value-type="float">
            <text:p>91.1988829044</text:p>
          </table:table-cell>
          <table:table-cell office:value-type="float" office:value="0.523673955317" calcext:value-type="float">
            <text:p>0.5236739553</text:p>
          </table:table-cell>
          <table:table-cell office:value-type="float" office:value="0.82836040502" calcext:value-type="float">
            <text:p>0.828360405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6]" office:value-type="float" office:value="0.783333333333" calcext:value-type="float">
            <text:p>0.7833333333</text:p>
          </table:table-cell>
          <table:table-cell office:value-type="string" calcext:value-type="string">
            <text:p>,</text:p>
          </table:table-cell>
          <table:table-cell table:formula="of:=[.B46]" office:value-type="float" office:value="91.1988829044" calcext:value-type="float">
            <text:p>91.1988829044</text:p>
          </table:table-cell>
        </table:table-row>
        <table:table-row table:style-name="ro1">
          <table:table-cell office:value-type="float" office:value="0.794444444444" calcext:value-type="float">
            <text:p>0.7944444444</text:p>
          </table:table-cell>
          <table:table-cell office:value-type="float" office:value="91.3026132057" calcext:value-type="float">
            <text:p>91.3026132057</text:p>
          </table:table-cell>
          <table:table-cell office:value-type="float" office:value="0.520979759182" calcext:value-type="float">
            <text:p>0.5209797592</text:p>
          </table:table-cell>
          <table:table-cell office:value-type="float" office:value="0.822538106295" calcext:value-type="float">
            <text:p>0.8225381063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7]" office:value-type="float" office:value="0.794444444444" calcext:value-type="float">
            <text:p>0.7944444444</text:p>
          </table:table-cell>
          <table:table-cell office:value-type="string" calcext:value-type="string">
            <text:p>,</text:p>
          </table:table-cell>
          <table:table-cell table:formula="of:=[.B47]" office:value-type="float" office:value="91.3026132057" calcext:value-type="float">
            <text:p>91.3026132057</text:p>
          </table:table-cell>
        </table:table-row>
        <table:table-row table:style-name="ro1">
          <table:table-cell office:value-type="float" office:value="0.916666666667" calcext:value-type="float">
            <text:p>0.9166666667</text:p>
          </table:table-cell>
          <table:table-cell office:value-type="float" office:value="91.3824057451" calcext:value-type="float">
            <text:p>91.3824057451</text:p>
          </table:table-cell>
          <table:table-cell office:value-type="float" office:value="0.522089864432" calcext:value-type="float">
            <text:p>0.5220898644</text:p>
          </table:table-cell>
          <table:table-cell office:value-type="float" office:value="0.821321200106" calcext:value-type="float">
            <text:p>0.8213212001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8]" office:value-type="float" office:value="0.916666666667" calcext:value-type="float">
            <text:p>0.9166666667</text:p>
          </table:table-cell>
          <table:table-cell office:value-type="string" calcext:value-type="string">
            <text:p>,</text:p>
          </table:table-cell>
          <table:table-cell table:formula="of:=[.B48]" office:value-type="float" office:value="91.3824057451" calcext:value-type="float">
            <text:p>91.3824057451</text:p>
          </table:table-cell>
        </table:table-row>
        <table:table-row table:style-name="ro1">
          <table:table-cell office:value-type="float" office:value="1.00555555556" calcext:value-type="float">
            <text:p>1.0055555556</text:p>
          </table:table-cell>
          <table:table-cell office:value-type="float" office:value="91.4621982845" calcext:value-type="float">
            <text:p>91.4621982845</text:p>
          </table:table-cell>
          <table:table-cell office:value-type="float" office:value="0.532480826212" calcext:value-type="float">
            <text:p>0.5324808262</text:p>
          </table:table-cell>
          <table:table-cell office:value-type="float" office:value="0.831527873365" calcext:value-type="float">
            <text:p>0.8315278734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formula="of:=[.A49]" office:value-type="float" office:value="1.00555555556" calcext:value-type="float">
            <text:p>1.0055555556</text:p>
          </table:table-cell>
          <table:table-cell office:value-type="string" calcext:value-type="string">
            <text:p>,</text:p>
          </table:table-cell>
          <table:table-cell table:formula="of:=[.B49]" office:value-type="float" office:value="91.4621982845" calcext:value-type="float">
            <text:p>91.4621982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00:48:20.848030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3:35:16.420433394</meta:creation-date>
    <dc:date>2017-05-04T03:04:18.932839777</dc:date>
    <meta:editing-duration>P1DT4H15M</meta:editing-duration>
    <meta:editing-cycles>76</meta:editing-cycles>
    <meta:generator>LibreOffice/5.1.6.2$Linux_X86_64 LibreOffice_project/10m0$Build-2</meta:generator>
    <meta:document-statistic meta:table-count="7" meta:cell-count="24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07cm" svg:y="3.952cm" style:legend-expansion="high" chart:style-name="ch2"/>
        <chart:plot-area chart:style-name="ch3" table:cell-range-address="Sumary.B8:Sumary.D12" chart:data-source-has-labels="both" svg:x="1.331cm" svg:y="0.18cm" svg:width="10.419cm" svg:height="8.64cm">
          <chartooo:coordinate-region svg:x="2.058cm" svg:y="0.379cm" svg:width="9.692cm" svg:height="7.794cm"/>
          <chart:axis chart:dimension="x" chart:name="primary-x" chart:style-name="ch4" chartooo:axis-type="auto">
            <chartooo:date-scale/>
            <chart:categories table:cell-range-address="Sumary.B9:Sumary.B12"/>
          </chart:axis>
          <chart:axis chart:dimension="y" chart:name="primary-y" chart:style-name="ch5">
            <chart:title svg:x="0.451cm" svg:y="6.727cm" chart:style-name="ch6">
              <text:p>Average Processing Time (ms)</text:p>
            </chart:title>
            <chart:grid chart:style-name="ch7" chart:class="major"/>
          </chart:axis>
          <chart:series chart:style-name="ch8" chart:values-cell-range-address="Sumary.C9:Sumary.C12" chart:label-cell-address="Sumary.C8:Sumary.C8" chart:class="chart:bar">
            <chart:data-point chart:repeated="4"/>
          </chart:series>
          <chart:series chart:style-name="ch9" chart:values-cell-range-address="Sumary.D9:Sumary.D12" chart:label-cell-address="Sumary.D8:Sumary.D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 Positive Packet</text:p>
                <draw:g>
                  <svg:desc>Sumary.C8:Sumary.C8</svg:desc>
                </draw:g>
              </table:table-cell>
              <table:table-cell office:value-type="string">
                <text:p>Per Negative Packet</text:p>
                <draw:g>
                  <svg:desc>Sumary.D8:Sumary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-PAYL</text:p>
                <draw:g>
                  <svg:desc>Sumary.B9:Sumary.B12</svg:desc>
                </draw:g>
              </table:table-cell>
              <table:table-cell office:value-type="float" office:value="1.1310512349628">
                <text:p>1.1310512349628</text:p>
                <draw:g>
                  <svg:desc>Sumary.C9:Sumary.C12</svg:desc>
                </draw:g>
              </table:table-cell>
              <table:table-cell office:value-type="float" office:value="1.8355004505064">
                <text:p>1.8355004505064</text:p>
                <draw:g>
                  <svg:desc>Sumary.D9:Sumary.D12</svg:desc>
                </draw:g>
              </table:table-cell>
            </table:table-row>
            <table:table-row>
              <table:table-cell office:value-type="string">
                <text:p>A-CST</text:p>
              </table:table-cell>
              <table:table-cell office:value-type="float" office:value="0.535512811714531">
                <text:p>0.535512811714531</text:p>
              </table:table-cell>
              <table:table-cell office:value-type="float" office:value="1.0601479798575">
                <text:p>1.0601479798575</text:p>
              </table:table-cell>
            </table:table-row>
            <table:table-row>
              <table:table-cell office:value-type="string">
                <text:p>R-PAYL</text:p>
              </table:table-cell>
              <table:table-cell office:value-type="float" office:value="0.119332877890521">
                <text:p>0.119332877890521</text:p>
              </table:table-cell>
              <table:table-cell office:value-type="float" office:value="0.207714197171812">
                <text:p>0.207714197171812</text:p>
              </table:table-cell>
            </table:table-row>
            <table:table-row>
              <table:table-cell office:value-type="string">
                <text:p>R-CST</text:p>
              </table:table-cell>
              <table:table-cell office:value-type="float" office:value="0.0754882878527693">
                <text:p>0.0754882878527693</text:p>
              </table:table-cell>
              <table:table-cell office:value-type="float" office:value="0.169528693655577">
                <text:p>0.169528693655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legend chart:legend-position="end" svg:x="12.059cm" svg:y="3.954cm" style:legend-expansion="high" chart:style-name="ch2"/>
        <chart:plot-area chart:style-name="ch3" table:cell-range-address="Sumary.B35:Sumary.D39" chart:data-source-has-labels="both" svg:x="1.33cm" svg:y="0.18cm" svg:width="10.41cm" svg:height="8.645cm">
          <chartooo:coordinate-region svg:x="2.057cm" svg:y="0.379cm" svg:width="9.683cm" svg:height="7.799cm"/>
          <chart:axis chart:dimension="x" chart:name="primary-x" chart:style-name="ch4" chartooo:axis-type="auto">
            <chartooo:date-scale/>
            <chart:categories table:cell-range-address="Sumary.B36:Sumary.B39"/>
          </chart:axis>
          <chart:axis chart:dimension="y" chart:name="primary-y" chart:style-name="ch5">
            <chart:title svg:x="0.451cm" svg:y="6.729cm" chart:style-name="ch6">
              <text:p>Average Processing Time (ms)</text:p>
            </chart:title>
            <chart:grid chart:style-name="ch7" chart:class="major"/>
          </chart:axis>
          <chart:series chart:style-name="ch8" chart:values-cell-range-address="Sumary.C36:Sumary.C39" chart:label-cell-address="Sumary.C35:Sumary.C35" chart:class="chart:bar">
            <chart:data-point chart:repeated="4"/>
          </chart:series>
          <chart:series chart:style-name="ch9" chart:values-cell-range-address="Sumary.D36:Sumary.D39" chart:label-cell-address="Sumary.D35:Sumary.D3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 Positive Packet</text:p>
                <draw:g>
                  <svg:desc>Sumary.C35:Sumary.C35</svg:desc>
                </draw:g>
              </table:table-cell>
              <table:table-cell office:value-type="string">
                <text:p>Per Negative Packet</text:p>
                <draw:g>
                  <svg:desc>Sumary.D35:Sumary.D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-PAYL</text:p>
                <draw:g>
                  <svg:desc>Sumary.B36:Sumary.B39</svg:desc>
                </draw:g>
              </table:table-cell>
              <table:table-cell office:value-type="float" office:value="1.1310512349628">
                <text:p>1.1310512349628</text:p>
                <draw:g>
                  <svg:desc>Sumary.C36:Sumary.C39</svg:desc>
                </draw:g>
              </table:table-cell>
              <table:table-cell office:value-type="float" office:value="1.8355004505064">
                <text:p>1.8355004505064</text:p>
                <draw:g>
                  <svg:desc>Sumary.D36:Sumary.D39</svg:desc>
                </draw:g>
              </table:table-cell>
            </table:table-row>
            <table:table-row>
              <table:table-cell office:value-type="string">
                <text:p>A-PAYL+</text:p>
              </table:table-cell>
              <table:table-cell office:value-type="float" office:value="0.155200017583216">
                <text:p>0.155200017583216</text:p>
              </table:table-cell>
              <table:table-cell office:value-type="float" office:value="0.192554597047804">
                <text:p>0.192554597047804</text:p>
              </table:table-cell>
            </table:table-row>
            <table:table-row>
              <table:table-cell office:value-type="string">
                <text:p>A-CST</text:p>
              </table:table-cell>
              <table:table-cell office:value-type="float" office:value="0.535512811714531">
                <text:p>0.535512811714531</text:p>
              </table:table-cell>
              <table:table-cell office:value-type="float" office:value="1.0601479798575">
                <text:p>1.0601479798575</text:p>
              </table:table-cell>
            </table:table-row>
            <table:table-row>
              <table:table-cell office:value-type="string">
                <text:p>A-CST+</text:p>
              </table:table-cell>
              <table:table-cell office:value-type="float" office:value="0.52102285988825">
                <text:p>0.52102285988825</text:p>
              </table:table-cell>
              <table:table-cell office:value-type="float" office:value="0.843131052815563">
                <text:p>0.843131052815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